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sp-metrics" table:style-name="ta1">
        <table:table-column table:style-name="co1" table:number-columns-repeated="70" table:default-cell-style-name="Default"/>
        <table:table-row table:style-name="ro1">
          <table:table-cell office:value-type="string" calcext:value-type="string">
            <text:p>variation_name</text:p>
          </table:table-cell>
          <table:table-cell office:value-type="string" calcext:value-type="string">
            <text:p>position_offset_x</text:p>
          </table:table-cell>
          <table:table-cell office:value-type="string" calcext:value-type="string">
            <text:p>position_offset_y</text:p>
          </table:table-cell>
          <table:table-cell office:value-type="string" calcext:value-type="string">
            <text:p>position_offset_z</text:p>
          </table:table-cell>
          <table:table-cell office:value-type="string" calcext:value-type="string">
            <text:p>rotation_offset_deg_x</text:p>
          </table:table-cell>
          <table:table-cell office:value-type="string" calcext:value-type="string">
            <text:p>rotation_offset_deg_y</text:p>
          </table:table-cell>
          <table:table-cell office:value-type="string" calcext:value-type="string">
            <text:p>rotation_offset_deg_z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ist_COP_x</text:p>
          </table:table-cell>
          <table:table-cell office:value-type="string" calcext:value-type="string">
            <text:p>opt_COPx</text:p>
          </table:table-cell>
          <table:table-cell office:value-type="string" calcext:value-type="string">
            <text:p>CoP+ X</text:p>
          </table:table-cell>
          <table:table-cell office:value-type="string" calcext:value-type="string">
            <text:p>CoP+ Y</text:p>
          </table:table-cell>
          <table:table-cell office:value-type="string" calcext:value-type="string">
            <text:p>CoP+ Z</text:p>
          </table:table-cell>
          <table:table-cell office:value-type="string" calcext:value-type="string">
            <text:p>Taxel+ active</text:p>
          </table:table-cell>
          <table:table-cell office:value-type="string" calcext:value-type="string">
            <text:p>F_max+</text:p>
          </table:table-cell>
          <table:table-cell office:value-type="string" calcext:value-type="string">
            <text:p>F_min+</text:p>
          </table:table-cell>
          <table:table-cell office:value-type="string" calcext:value-type="string">
            <text:p>Dist+</text:p>
          </table:table-cell>
          <table:table-cell office:value-type="string" calcext:value-type="string">
            <text:p>F_mean10</text:p>
          </table:table-cell>
          <table:table-cell office:value-type="string" calcext:value-type="string">
            <text:p>Std_10</text:p>
          </table:table-cell>
          <table:table-cell office:value-type="string" calcext:value-type="string">
            <text:p>Mean_1-5</text:p>
          </table:table-cell>
          <table:table-cell office:value-type="string" calcext:value-type="string">
            <text:p>Mean_7-11</text:p>
          </table:table-cell>
          <table:table-cell office:value-type="string" calcext:value-type="string">
            <text:p>Diff_Means</text:p>
          </table:table-cell>
          <table:table-cell office:value-type="string" calcext:value-type="string">
            <text:p>1 force (N)</text:p>
          </table:table-cell>
          <table:table-cell office:value-type="string" calcext:value-type="string">
            <text:p>2 force (N)</text:p>
          </table:table-cell>
          <table:table-cell office:value-type="string" calcext:value-type="string">
            <text:p>3 force (N)</text:p>
          </table:table-cell>
          <table:table-cell office:value-type="string" calcext:value-type="string">
            <text:p>4 force (N)</text:p>
          </table:table-cell>
          <table:table-cell office:value-type="string" calcext:value-type="string">
            <text:p>5 force (N)</text:p>
          </table:table-cell>
          <table:table-cell office:value-type="string" calcext:value-type="string">
            <text:p>6 force (N)</text:p>
          </table:table-cell>
          <table:table-cell office:value-type="string" calcext:value-type="string">
            <text:p>7 force (N)</text:p>
          </table:table-cell>
          <table:table-cell office:value-type="string" calcext:value-type="string">
            <text:p>8 force (N)</text:p>
          </table:table-cell>
          <table:table-cell office:value-type="string" calcext:value-type="string">
            <text:p>9 force (N)</text:p>
          </table:table-cell>
          <table:table-cell office:value-type="string" calcext:value-type="string">
            <text:p>10 force (N)</text:p>
          </table:table-cell>
          <table:table-cell office:value-type="string" calcext:value-type="string">
            <text:p>11 force (N)</text:p>
          </table:table-cell>
          <table:table-cell office:value-type="string" calcext:value-type="string">
            <text:p>12 force (N)</text:p>
          </table:table-cell>
          <table:table-cell office:value-type="string" calcext:value-type="string">
            <text:p>1 X (world)</text:p>
          </table:table-cell>
          <table:table-cell office:value-type="string" calcext:value-type="string">
            <text:p>1 Y (world)</text:p>
          </table:table-cell>
          <table:table-cell office:value-type="string" calcext:value-type="string">
            <text:p>1 Z (world)</text:p>
          </table:table-cell>
          <table:table-cell office:value-type="string" calcext:value-type="string">
            <text:p>2 X (world)</text:p>
          </table:table-cell>
          <table:table-cell office:value-type="string" calcext:value-type="string">
            <text:p>2 Y (world)</text:p>
          </table:table-cell>
          <table:table-cell office:value-type="string" calcext:value-type="string">
            <text:p>2 Z (world)</text:p>
          </table:table-cell>
          <table:table-cell office:value-type="string" calcext:value-type="string">
            <text:p>3 X (world)</text:p>
          </table:table-cell>
          <table:table-cell office:value-type="string" calcext:value-type="string">
            <text:p>3 Y (world)</text:p>
          </table:table-cell>
          <table:table-cell office:value-type="string" calcext:value-type="string">
            <text:p>3 Z (world)</text:p>
          </table:table-cell>
          <table:table-cell office:value-type="string" calcext:value-type="string">
            <text:p>4 X (world)</text:p>
          </table:table-cell>
          <table:table-cell office:value-type="string" calcext:value-type="string">
            <text:p>4 Y (world)</text:p>
          </table:table-cell>
          <table:table-cell office:value-type="string" calcext:value-type="string">
            <text:p>4 Z (world)</text:p>
          </table:table-cell>
          <table:table-cell office:value-type="string" calcext:value-type="string">
            <text:p>5 X (world)</text:p>
          </table:table-cell>
          <table:table-cell office:value-type="string" calcext:value-type="string">
            <text:p>5 Y (world)</text:p>
          </table:table-cell>
          <table:table-cell office:value-type="string" calcext:value-type="string">
            <text:p>5 Z (world)</text:p>
          </table:table-cell>
          <table:table-cell office:value-type="string" calcext:value-type="string">
            <text:p>6 X (world)</text:p>
          </table:table-cell>
          <table:table-cell office:value-type="string" calcext:value-type="string">
            <text:p>6 Y (world)</text:p>
          </table:table-cell>
          <table:table-cell office:value-type="string" calcext:value-type="string">
            <text:p>6 Z (world)</text:p>
          </table:table-cell>
          <table:table-cell office:value-type="string" calcext:value-type="string">
            <text:p>7 X (world)</text:p>
          </table:table-cell>
          <table:table-cell office:value-type="string" calcext:value-type="string">
            <text:p>7 Y (world)</text:p>
          </table:table-cell>
          <table:table-cell office:value-type="string" calcext:value-type="string">
            <text:p>7 Z (world)</text:p>
          </table:table-cell>
          <table:table-cell office:value-type="string" calcext:value-type="string">
            <text:p>8 X (world)</text:p>
          </table:table-cell>
          <table:table-cell office:value-type="string" calcext:value-type="string">
            <text:p>8 Y (world)</text:p>
          </table:table-cell>
          <table:table-cell office:value-type="string" calcext:value-type="string">
            <text:p>8 Z (world)</text:p>
          </table:table-cell>
          <table:table-cell office:value-type="string" calcext:value-type="string">
            <text:p>9 X (world)</text:p>
          </table:table-cell>
          <table:table-cell office:value-type="string" calcext:value-type="string">
            <text:p>9 Y (world)</text:p>
          </table:table-cell>
          <table:table-cell office:value-type="string" calcext:value-type="string">
            <text:p>9 Z (world)</text:p>
          </table:table-cell>
          <table:table-cell office:value-type="string" calcext:value-type="string">
            <text:p>10 X (world)</text:p>
          </table:table-cell>
          <table:table-cell office:value-type="string" calcext:value-type="string">
            <text:p>10 Y (world)</text:p>
          </table:table-cell>
          <table:table-cell office:value-type="string" calcext:value-type="string">
            <text:p>10 Z (world)</text:p>
          </table:table-cell>
          <table:table-cell office:value-type="string" calcext:value-type="string">
            <text:p>11 X (world)</text:p>
          </table:table-cell>
          <table:table-cell office:value-type="string" calcext:value-type="string">
            <text:p>11 Y (world)</text:p>
          </table:table-cell>
          <table:table-cell office:value-type="string" calcext:value-type="string">
            <text:p>11 Z (world)</text:p>
          </table:table-cell>
          <table:table-cell office:value-type="string" calcext:value-type="string">
            <text:p>12 X (world)</text:p>
          </table:table-cell>
          <table:table-cell office:value-type="string" calcext:value-type="string">
            <text:p>12 Y (world)</text:p>
          </table:table-cell>
          <table:table-cell office:value-type="string" calcext:value-type="string">
            <text:p>12 Z (world)</text:p>
          </table:table-cell>
        </table:table-row>
        <table:table-row table:style-name="ro1">
          <table:table-cell office:value-type="string" calcext:value-type="string">
            <text:p>z_rot_plus_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2025-08-21 13:46:15</text:p>
          </table:table-cell>
          <table:table-cell office:value-type="float" office:value="-0.0004059" calcext:value-type="float">
            <text:p>-0.0004059</text:p>
          </table:table-cell>
          <table:table-cell office:value-type="float" office:value="0.6920946" calcext:value-type="float">
            <text:p>0.6920946</text:p>
          </table:table-cell>
          <table:table-cell office:value-type="float" office:value="0.6916886" calcext:value-type="float">
            <text:p>0.6916886</text:p>
          </table:table-cell>
          <table:table-cell office:value-type="float" office:value="0.2472197" calcext:value-type="float">
            <text:p>0.2472197</text:p>
          </table:table-cell>
          <table:table-cell office:value-type="float" office:value="0.0388847" calcext:value-type="float">
            <text:p>0.0388847</text:p>
          </table:table-cell>
          <table:table-cell office:value-type="float" office:value="10" calcext:value-type="float">
            <text:p>10</text:p>
          </table:table-cell>
          <table:table-cell office:value-type="float" office:value="0.831070005893707" calcext:value-type="float">
            <text:p>0.831070005893707</text:p>
          </table:table-cell>
          <table:table-cell office:value-type="float" office:value="0.232470005750656" calcext:value-type="float">
            <text:p>0.232470005750656</text:p>
          </table:table-cell>
          <table:table-cell office:value-type="float" office:value="0.598600000143051" calcext:value-type="float">
            <text:p>0.598600000143051</text:p>
          </table:table-cell>
          <table:table-cell office:value-type="float" office:value="0.355501163005829" calcext:value-type="float">
            <text:p>0.355501163005829</text:p>
          </table:table-cell>
          <table:table-cell office:value-type="float" office:value="0.183660274828883" calcext:value-type="float">
            <text:p>0.183660274828883</text:p>
          </table:table-cell>
          <table:table-cell office:value-type="float" office:value="0.308946484327316" calcext:value-type="float">
            <text:p>0.308946484327316</text:p>
          </table:table-cell>
          <table:table-cell office:value-type="float" office:value="0.402055841684341" calcext:value-type="float">
            <text:p>0.402055841684341</text:p>
          </table:table-cell>
          <table:table-cell office:value-type="float" office:value="0.0931093573570251" calcext:value-type="float">
            <text:p>0.0931093573570251</text:p>
          </table:table-cell>
          <table:table-cell office:value-type="float" office:value="0.2677792" calcext:value-type="float">
            <text:p>0.2677792</text:p>
          </table:table-cell>
          <table:table-cell office:value-type="float" office:value="0.2746508" calcext:value-type="float">
            <text:p>0.2746508</text:p>
          </table:table-cell>
          <table:table-cell office:value-type="float" office:value="0.2602024" calcext:value-type="float">
            <text:p>0.2602024</text:p>
          </table:table-cell>
          <table:table-cell office:value-type="float" office:value="0.24149" calcext:value-type="float">
            <text:p>0.24149</text:p>
          </table:table-cell>
          <table:table-cell office:value-type="float" office:value="0.50061" calcext:value-type="float">
            <text:p>0.50061</text:p>
          </table:table-cell>
          <table:table-cell office:value-type="float" office:value="-0.0061008" calcext:value-type="float">
            <text:p>-0.0061008</text:p>
          </table:table-cell>
          <table:table-cell office:value-type="float" office:value="0.3116" calcext:value-type="float">
            <text:p>0.3116</text:p>
          </table:table-cell>
          <table:table-cell office:value-type="float" office:value="0.31037" calcext:value-type="float">
            <text:p>0.31037</text:p>
          </table:table-cell>
          <table:table-cell office:value-type="float" office:value="0.23247" calcext:value-type="float">
            <text:p>0.23247</text:p>
          </table:table-cell>
          <table:table-cell office:value-type="float" office:value="0.3247692" calcext:value-type="float">
            <text:p>0.3247692</text:p>
          </table:table-cell>
          <table:table-cell office:value-type="float" office:value="0.83107" calcext:value-type="float">
            <text:p>0.83107</text:p>
          </table:table-cell>
          <table:table-cell office:value-type="float" office:value="-0.0052808" calcext:value-type="float">
            <text:p>-0.0052808</text:p>
          </table:table-cell>
          <table:table-cell office:value-type="float" office:value="0.6951945" calcext:value-type="float">
            <text:p>0.6951945</text:p>
          </table:table-cell>
          <table:table-cell office:value-type="float" office:value="0.2472197" calcext:value-type="float">
            <text:p>0.2472197</text:p>
          </table:table-cell>
          <table:table-cell office:value-type="float" office:value="0.0238933" calcext:value-type="float">
            <text:p>0.0238933</text:p>
          </table:table-cell>
          <table:table-cell office:value-type="float" office:value="0.6951945" calcext:value-type="float">
            <text:p>0.6951945</text:p>
          </table:table-cell>
          <table:table-cell office:value-type="float" office:value="0.2472197" calcext:value-type="float">
            <text:p>0.2472197</text:p>
          </table:table-cell>
          <table:table-cell office:value-type="float" office:value="0.0300933" calcext:value-type="float">
            <text:p>0.0300933</text:p>
          </table:table-cell>
          <table:table-cell office:value-type="float" office:value="0.6951946" calcext:value-type="float">
            <text:p>0.6951946</text:p>
          </table:table-cell>
          <table:table-cell office:value-type="float" office:value="0.2472197" calcext:value-type="float">
            <text:p>0.2472197</text:p>
          </table:table-cell>
          <table:table-cell office:value-type="float" office:value="0.0362933" calcext:value-type="float">
            <text:p>0.0362933</text:p>
          </table:table-cell>
          <table:table-cell office:value-type="float" office:value="0.6951946" calcext:value-type="float">
            <text:p>0.6951946</text:p>
          </table:table-cell>
          <table:table-cell office:value-type="float" office:value="0.2472197" calcext:value-type="float">
            <text:p>0.2472197</text:p>
          </table:table-cell>
          <table:table-cell office:value-type="float" office:value="0.0424933" calcext:value-type="float">
            <text:p>0.0424933</text:p>
          </table:table-cell>
          <table:table-cell office:value-type="float" office:value="0.6951947" calcext:value-type="float">
            <text:p>0.6951947</text:p>
          </table:table-cell>
          <table:table-cell office:value-type="float" office:value="0.2472197" calcext:value-type="float">
            <text:p>0.2472197</text:p>
          </table:table-cell>
          <table:table-cell office:value-type="float" office:value="0.0486933" calcext:value-type="float">
            <text:p>0.0486933</text:p>
          </table:table-cell>
          <table:table-cell office:value-type="float" office:value="0.6951947" calcext:value-type="float">
            <text:p>0.6951947</text:p>
          </table:table-cell>
          <table:table-cell office:value-type="float" office:value="0.2472197" calcext:value-type="float">
            <text:p>0.2472197</text:p>
          </table:table-cell>
          <table:table-cell office:value-type="float" office:value="0.0548933" calcext:value-type="float">
            <text:p>0.0548933</text:p>
          </table:table-cell>
          <table:table-cell office:value-type="float" office:value="0.6889945" calcext:value-type="float">
            <text:p>0.6889945</text:p>
          </table:table-cell>
          <table:table-cell office:value-type="float" office:value="0.2472197" calcext:value-type="float">
            <text:p>0.2472197</text:p>
          </table:table-cell>
          <table:table-cell office:value-type="float" office:value="0.0238934" calcext:value-type="float">
            <text:p>0.0238934</text:p>
          </table:table-cell>
          <table:table-cell office:value-type="float" office:value="0.6889945" calcext:value-type="float">
            <text:p>0.6889945</text:p>
          </table:table-cell>
          <table:table-cell office:value-type="float" office:value="0.2472197" calcext:value-type="float">
            <text:p>0.2472197</text:p>
          </table:table-cell>
          <table:table-cell office:value-type="float" office:value="0.0300934" calcext:value-type="float">
            <text:p>0.0300934</text:p>
          </table:table-cell>
          <table:table-cell office:value-type="float" office:value="0.6889946" calcext:value-type="float">
            <text:p>0.6889946</text:p>
          </table:table-cell>
          <table:table-cell office:value-type="float" office:value="0.2472197" calcext:value-type="float">
            <text:p>0.2472197</text:p>
          </table:table-cell>
          <table:table-cell office:value-type="float" office:value="0.0362934" calcext:value-type="float">
            <text:p>0.0362934</text:p>
          </table:table-cell>
          <table:table-cell office:value-type="float" office:value="0.6889946" calcext:value-type="float">
            <text:p>0.6889946</text:p>
          </table:table-cell>
          <table:table-cell office:value-type="float" office:value="0.2472197" calcext:value-type="float">
            <text:p>0.2472197</text:p>
          </table:table-cell>
          <table:table-cell office:value-type="float" office:value="0.0424934" calcext:value-type="float">
            <text:p>0.0424934</text:p>
          </table:table-cell>
          <table:table-cell office:value-type="float" office:value="0.6889947" calcext:value-type="float">
            <text:p>0.6889947</text:p>
          </table:table-cell>
          <table:table-cell office:value-type="float" office:value="0.2472197" calcext:value-type="float">
            <text:p>0.2472197</text:p>
          </table:table-cell>
          <table:table-cell office:value-type="float" office:value="0.0486934" calcext:value-type="float">
            <text:p>0.0486934</text:p>
          </table:table-cell>
          <table:table-cell office:value-type="float" office:value="0.6889947" calcext:value-type="float">
            <text:p>0.6889947</text:p>
          </table:table-cell>
          <table:table-cell office:value-type="float" office:value="0.2472197" calcext:value-type="float">
            <text:p>0.2472197</text:p>
          </table:table-cell>
          <table:table-cell office:value-type="float" office:value="0.0548934" calcext:value-type="float">
            <text:p>0.0548934</text:p>
          </table:table-cell>
        </table:table-row>
        <table:table-row table:style-name="ro1">
          <table:table-cell office:value-type="string" calcext:value-type="string">
            <text:p>z_rot_plus_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5-08-21 13:46:28</text:p>
          </table:table-cell>
          <table:table-cell office:value-type="float" office:value="-0.0001205" calcext:value-type="float">
            <text:p>-0.0001205</text:p>
          </table:table-cell>
          <table:table-cell office:value-type="float" office:value="0.6924478" calcext:value-type="float">
            <text:p>0.6924478</text:p>
          </table:table-cell>
          <table:table-cell office:value-type="float" office:value="0.6923273" calcext:value-type="float">
            <text:p>0.6923273</text:p>
          </table:table-cell>
          <table:table-cell office:value-type="float" office:value="0.2472107" calcext:value-type="float">
            <text:p>0.2472107</text:p>
          </table:table-cell>
          <table:table-cell office:value-type="float" office:value="0.0387502" calcext:value-type="float">
            <text:p>0.0387502</text:p>
          </table:table-cell>
          <table:table-cell office:value-type="float" office:value="10" calcext:value-type="float">
            <text:p>10</text:p>
          </table:table-cell>
          <table:table-cell office:value-type="float" office:value="0.74948000907898" calcext:value-type="float">
            <text:p>0.74948000907898</text:p>
          </table:table-cell>
          <table:table-cell office:value-type="float" office:value="0.208690002560616" calcext:value-type="float">
            <text:p>0.208690002560616</text:p>
          </table:table-cell>
          <table:table-cell office:value-type="float" office:value="0.540790006518364" calcext:value-type="float">
            <text:p>0.540790006518364</text:p>
          </table:table-cell>
          <table:table-cell office:value-type="float" office:value="0.351442159712315" calcext:value-type="float">
            <text:p>0.351442159712315</text:p>
          </table:table-cell>
          <table:table-cell office:value-type="float" office:value="0.16832106521977" calcext:value-type="float">
            <text:p>0.16832106521977</text:p>
          </table:table-cell>
          <table:table-cell office:value-type="float" office:value="0.337728476524353" calcext:value-type="float">
            <text:p>0.337728476524353</text:p>
          </table:table-cell>
          <table:table-cell office:value-type="float" office:value="0.365155842900276" calcext:value-type="float">
            <text:p>0.365155842900276</text:p>
          </table:table-cell>
          <table:table-cell office:value-type="float" office:value="0.0274273663759232" calcext:value-type="float">
            <text:p>0.0274273663759232</text:p>
          </table:table-cell>
          <table:table-cell office:value-type="float" office:value="0.2960692" calcext:value-type="float">
            <text:p>0.2960692</text:p>
          </table:table-cell>
          <table:table-cell office:value-type="float" office:value="0.2881808" calcext:value-type="float">
            <text:p>0.2881808</text:p>
          </table:table-cell>
          <table:table-cell office:value-type="float" office:value="0.2761924" calcext:value-type="float">
            <text:p>0.2761924</text:p>
          </table:table-cell>
          <table:table-cell office:value-type="float" office:value="0.2665" calcext:value-type="float">
            <text:p>0.2665</text:p>
          </table:table-cell>
          <table:table-cell office:value-type="float" office:value="0.5617" calcext:value-type="float">
            <text:p>0.5617</text:p>
          </table:table-cell>
          <table:table-cell office:value-type="float" office:value="-0.0056908" calcext:value-type="float">
            <text:p>-0.0056908</text:p>
          </table:table-cell>
          <table:table-cell office:value-type="float" office:value="0.30381" calcext:value-type="float">
            <text:p>0.30381</text:p>
          </table:table-cell>
          <table:table-cell office:value-type="float" office:value="0.28823" calcext:value-type="float">
            <text:p>0.28823</text:p>
          </table:table-cell>
          <table:table-cell office:value-type="float" office:value="0.20869" calcext:value-type="float">
            <text:p>0.20869</text:p>
          </table:table-cell>
          <table:table-cell office:value-type="float" office:value="0.2755692" calcext:value-type="float">
            <text:p>0.2755692</text:p>
          </table:table-cell>
          <table:table-cell office:value-type="float" office:value="0.74948" calcext:value-type="float">
            <text:p>0.74948</text:p>
          </table:table-cell>
          <table:table-cell office:value-type="float" office:value="-0.0056908" calcext:value-type="float">
            <text:p>-0.0056908</text:p>
          </table:table-cell>
          <table:table-cell office:value-type="float" office:value="0.695536" calcext:value-type="float">
            <text:p>0.695536</text:p>
          </table:table-cell>
          <table:table-cell office:value-type="float" office:value="0.2474915" calcext:value-type="float">
            <text:p>0.2474915</text:p>
          </table:table-cell>
          <table:table-cell office:value-type="float" office:value="0.0239011" calcext:value-type="float">
            <text:p>0.0239011</text:p>
          </table:table-cell>
          <table:table-cell office:value-type="float" office:value="0.695536" calcext:value-type="float">
            <text:p>0.695536</text:p>
          </table:table-cell>
          <table:table-cell office:value-type="float" office:value="0.2474915" calcext:value-type="float">
            <text:p>0.2474915</text:p>
          </table:table-cell>
          <table:table-cell office:value-type="float" office:value="0.0301011" calcext:value-type="float">
            <text:p>0.0301011</text:p>
          </table:table-cell>
          <table:table-cell office:value-type="float" office:value="0.695536" calcext:value-type="float">
            <text:p>0.695536</text:p>
          </table:table-cell>
          <table:table-cell office:value-type="float" office:value="0.2474914" calcext:value-type="float">
            <text:p>0.2474914</text:p>
          </table:table-cell>
          <table:table-cell office:value-type="float" office:value="0.0363011" calcext:value-type="float">
            <text:p>0.0363011</text:p>
          </table:table-cell>
          <table:table-cell office:value-type="float" office:value="0.695536" calcext:value-type="float">
            <text:p>0.695536</text:p>
          </table:table-cell>
          <table:table-cell office:value-type="float" office:value="0.2474914" calcext:value-type="float">
            <text:p>0.2474914</text:p>
          </table:table-cell>
          <table:table-cell office:value-type="float" office:value="0.0425011" calcext:value-type="float">
            <text:p>0.0425011</text:p>
          </table:table-cell>
          <table:table-cell office:value-type="float" office:value="0.695536" calcext:value-type="float">
            <text:p>0.695536</text:p>
          </table:table-cell>
          <table:table-cell office:value-type="float" office:value="0.2474913" calcext:value-type="float">
            <text:p>0.2474913</text:p>
          </table:table-cell>
          <table:table-cell office:value-type="float" office:value="0.0487011" calcext:value-type="float">
            <text:p>0.0487011</text:p>
          </table:table-cell>
          <table:table-cell office:value-type="float" office:value="0.695536" calcext:value-type="float">
            <text:p>0.695536</text:p>
          </table:table-cell>
          <table:table-cell office:value-type="float" office:value="0.2474913" calcext:value-type="float">
            <text:p>0.2474913</text:p>
          </table:table-cell>
          <table:table-cell office:value-type="float" office:value="0.0549011" calcext:value-type="float">
            <text:p>0.0549011</text:p>
          </table:table-cell>
          <table:table-cell office:value-type="float" office:value="0.6893596" calcext:value-type="float">
            <text:p>0.6893596</text:p>
          </table:table-cell>
          <table:table-cell office:value-type="float" office:value="0.2469511" calcext:value-type="float">
            <text:p>0.2469511</text:p>
          </table:table-cell>
          <table:table-cell office:value-type="float" office:value="0.0239011" calcext:value-type="float">
            <text:p>0.0239011</text:p>
          </table:table-cell>
          <table:table-cell office:value-type="float" office:value="0.6893596" calcext:value-type="float">
            <text:p>0.6893596</text:p>
          </table:table-cell>
          <table:table-cell office:value-type="float" office:value="0.2469511" calcext:value-type="float">
            <text:p>0.2469511</text:p>
          </table:table-cell>
          <table:table-cell office:value-type="float" office:value="0.0301011" calcext:value-type="float">
            <text:p>0.0301011</text:p>
          </table:table-cell>
          <table:table-cell office:value-type="float" office:value="0.6893596" calcext:value-type="float">
            <text:p>0.6893596</text:p>
          </table:table-cell>
          <table:table-cell office:value-type="float" office:value="0.246951" calcext:value-type="float">
            <text:p>0.246951</text:p>
          </table:table-cell>
          <table:table-cell office:value-type="float" office:value="0.0363011" calcext:value-type="float">
            <text:p>0.0363011</text:p>
          </table:table-cell>
          <table:table-cell office:value-type="float" office:value="0.6893596" calcext:value-type="float">
            <text:p>0.6893596</text:p>
          </table:table-cell>
          <table:table-cell office:value-type="float" office:value="0.246951" calcext:value-type="float">
            <text:p>0.246951</text:p>
          </table:table-cell>
          <table:table-cell office:value-type="float" office:value="0.0425011" calcext:value-type="float">
            <text:p>0.0425011</text:p>
          </table:table-cell>
          <table:table-cell office:value-type="float" office:value="0.6893596" calcext:value-type="float">
            <text:p>0.6893596</text:p>
          </table:table-cell>
          <table:table-cell office:value-type="float" office:value="0.2469509" calcext:value-type="float">
            <text:p>0.2469509</text:p>
          </table:table-cell>
          <table:table-cell office:value-type="float" office:value="0.0487011" calcext:value-type="float">
            <text:p>0.0487011</text:p>
          </table:table-cell>
          <table:table-cell office:value-type="float" office:value="0.6893596" calcext:value-type="float">
            <text:p>0.6893596</text:p>
          </table:table-cell>
          <table:table-cell office:value-type="float" office:value="0.2469509" calcext:value-type="float">
            <text:p>0.2469509</text:p>
          </table:table-cell>
          <table:table-cell office:value-type="float" office:value="0.0549011" calcext:value-type="float">
            <text:p>0.0549011</text:p>
          </table:table-cell>
        </table:table-row>
        <table:table-row table:style-name="ro1">
          <table:table-cell office:value-type="string" calcext:value-type="string">
            <text:p>z_rot_plus_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5-08-21 13:46:40</text:p>
          </table:table-cell>
          <table:table-cell office:value-type="float" office:value="0.0001992" calcext:value-type="float">
            <text:p>0.0001992</text:p>
          </table:table-cell>
          <table:table-cell office:value-type="float" office:value="0.692773" calcext:value-type="float">
            <text:p>0.692773</text:p>
          </table:table-cell>
          <table:table-cell office:value-type="float" office:value="0.6929722" calcext:value-type="float">
            <text:p>0.6929722</text:p>
          </table:table-cell>
          <table:table-cell office:value-type="float" office:value="0.2472966" calcext:value-type="float">
            <text:p>0.2472966</text:p>
          </table:table-cell>
          <table:table-cell office:value-type="float" office:value="0.0386222" calcext:value-type="float">
            <text:p>0.0386222</text:p>
          </table:table-cell>
          <table:table-cell office:value-type="float" office:value="10" calcext:value-type="float">
            <text:p>10</text:p>
          </table:table-cell>
          <table:table-cell office:value-type="float" office:value="0.654359996318817" calcext:value-type="float">
            <text:p>0.654359996318817</text:p>
          </table:table-cell>
          <table:table-cell office:value-type="float" office:value="0.184090003371239" calcext:value-type="float">
            <text:p>0.184090003371239</text:p>
          </table:table-cell>
          <table:table-cell office:value-type="float" office:value="0.470269992947578" calcext:value-type="float">
            <text:p>0.470269992947578</text:p>
          </table:table-cell>
          <table:table-cell office:value-type="float" office:value="0.34467715471983" calcext:value-type="float">
            <text:p>0.34467715471983</text:p>
          </table:table-cell>
          <table:table-cell office:value-type="float" office:value="0.161085756434186" calcext:value-type="float">
            <text:p>0.161085756434186</text:p>
          </table:table-cell>
          <table:table-cell office:value-type="float" office:value="0.367166471481323" calcext:value-type="float">
            <text:p>0.367166471481323</text:p>
          </table:table-cell>
          <table:table-cell office:value-type="float" office:value="0.322187837958336" calcext:value-type="float">
            <text:p>0.322187837958336</text:p>
          </table:table-cell>
          <table:table-cell office:value-type="float" office:value="0.0449786335229874" calcext:value-type="float">
            <text:p>0.0449786335229874</text:p>
          </table:table-cell>
          <table:table-cell office:value-type="float" office:value="0.3161592" calcext:value-type="float">
            <text:p>0.3161592</text:p>
          </table:table-cell>
          <table:table-cell office:value-type="float" office:value="0.3041708" calcext:value-type="float">
            <text:p>0.3041708</text:p>
          </table:table-cell>
          <table:table-cell office:value-type="float" office:value="0.2934124" calcext:value-type="float">
            <text:p>0.2934124</text:p>
          </table:table-cell>
          <table:table-cell office:value-type="float" office:value="0.29643" calcext:value-type="float">
            <text:p>0.29643</text:p>
          </table:table-cell>
          <table:table-cell office:value-type="float" office:value="0.62566" calcext:value-type="float">
            <text:p>0.62566</text:p>
          </table:table-cell>
          <table:table-cell office:value-type="float" office:value="-0.0061008" calcext:value-type="float">
            <text:p>-0.0061008</text:p>
          </table:table-cell>
          <table:table-cell office:value-type="float" office:value="0.28577" calcext:value-type="float">
            <text:p>0.28577</text:p>
          </table:table-cell>
          <table:table-cell office:value-type="float" office:value="0.2706" calcext:value-type="float">
            <text:p>0.2706</text:p>
          </table:table-cell>
          <table:table-cell office:value-type="float" office:value="0.18409" calcext:value-type="float">
            <text:p>0.18409</text:p>
          </table:table-cell>
          <table:table-cell office:value-type="float" office:value="0.2161192" calcext:value-type="float">
            <text:p>0.2161192</text:p>
          </table:table-cell>
          <table:table-cell office:value-type="float" office:value="0.65436" calcext:value-type="float">
            <text:p>0.65436</text:p>
          </table:table-cell>
          <table:table-cell office:value-type="float" office:value="-0.0052808" calcext:value-type="float">
            <text:p>-0.0052808</text:p>
          </table:table-cell>
          <table:table-cell office:value-type="float" office:value="0.6958259" calcext:value-type="float">
            <text:p>0.6958259</text:p>
          </table:table-cell>
          <table:table-cell office:value-type="float" office:value="0.2477999" calcext:value-type="float">
            <text:p>0.2477999</text:p>
          </table:table-cell>
          <table:table-cell office:value-type="float" office:value="0.0238947" calcext:value-type="float">
            <text:p>0.0238947</text:p>
          </table:table-cell>
          <table:table-cell office:value-type="float" office:value="0.6958259" calcext:value-type="float">
            <text:p>0.6958259</text:p>
          </table:table-cell>
          <table:table-cell office:value-type="float" office:value="0.2477998" calcext:value-type="float">
            <text:p>0.2477998</text:p>
          </table:table-cell>
          <table:table-cell office:value-type="float" office:value="0.0300947" calcext:value-type="float">
            <text:p>0.0300947</text:p>
          </table:table-cell>
          <table:table-cell office:value-type="float" office:value="0.6958259" calcext:value-type="float">
            <text:p>0.6958259</text:p>
          </table:table-cell>
          <table:table-cell office:value-type="float" office:value="0.2477998" calcext:value-type="float">
            <text:p>0.2477998</text:p>
          </table:table-cell>
          <table:table-cell office:value-type="float" office:value="0.0362947" calcext:value-type="float">
            <text:p>0.0362947</text:p>
          </table:table-cell>
          <table:table-cell office:value-type="float" office:value="0.6958259" calcext:value-type="float">
            <text:p>0.6958259</text:p>
          </table:table-cell>
          <table:table-cell office:value-type="float" office:value="0.2477998" calcext:value-type="float">
            <text:p>0.2477998</text:p>
          </table:table-cell>
          <table:table-cell office:value-type="float" office:value="0.0424947" calcext:value-type="float">
            <text:p>0.0424947</text:p>
          </table:table-cell>
          <table:table-cell office:value-type="float" office:value="0.695826" calcext:value-type="float">
            <text:p>0.695826</text:p>
          </table:table-cell>
          <table:table-cell office:value-type="float" office:value="0.2477998" calcext:value-type="float">
            <text:p>0.2477998</text:p>
          </table:table-cell>
          <table:table-cell office:value-type="float" office:value="0.0486947" calcext:value-type="float">
            <text:p>0.0486947</text:p>
          </table:table-cell>
          <table:table-cell office:value-type="float" office:value="0.695826" calcext:value-type="float">
            <text:p>0.695826</text:p>
          </table:table-cell>
          <table:table-cell office:value-type="float" office:value="0.2477998" calcext:value-type="float">
            <text:p>0.2477998</text:p>
          </table:table-cell>
          <table:table-cell office:value-type="float" office:value="0.0548947" calcext:value-type="float">
            <text:p>0.0548947</text:p>
          </table:table-cell>
          <table:table-cell office:value-type="float" office:value="0.68972" calcext:value-type="float">
            <text:p>0.68972</text:p>
          </table:table-cell>
          <table:table-cell office:value-type="float" office:value="0.2467232" calcext:value-type="float">
            <text:p>0.2467232</text:p>
          </table:table-cell>
          <table:table-cell office:value-type="float" office:value="0.0238947" calcext:value-type="float">
            <text:p>0.0238947</text:p>
          </table:table-cell>
          <table:table-cell office:value-type="float" office:value="0.6897201" calcext:value-type="float">
            <text:p>0.6897201</text:p>
          </table:table-cell>
          <table:table-cell office:value-type="float" office:value="0.2467232" calcext:value-type="float">
            <text:p>0.2467232</text:p>
          </table:table-cell>
          <table:table-cell office:value-type="float" office:value="0.0300947" calcext:value-type="float">
            <text:p>0.0300947</text:p>
          </table:table-cell>
          <table:table-cell office:value-type="float" office:value="0.6897201" calcext:value-type="float">
            <text:p>0.6897201</text:p>
          </table:table-cell>
          <table:table-cell office:value-type="float" office:value="0.2467232" calcext:value-type="float">
            <text:p>0.2467232</text:p>
          </table:table-cell>
          <table:table-cell office:value-type="float" office:value="0.0362947" calcext:value-type="float">
            <text:p>0.0362947</text:p>
          </table:table-cell>
          <table:table-cell office:value-type="float" office:value="0.6897201" calcext:value-type="float">
            <text:p>0.6897201</text:p>
          </table:table-cell>
          <table:table-cell office:value-type="float" office:value="0.2467232" calcext:value-type="float">
            <text:p>0.2467232</text:p>
          </table:table-cell>
          <table:table-cell office:value-type="float" office:value="0.0424947" calcext:value-type="float">
            <text:p>0.0424947</text:p>
          </table:table-cell>
          <table:table-cell office:value-type="float" office:value="0.6897202" calcext:value-type="float">
            <text:p>0.6897202</text:p>
          </table:table-cell>
          <table:table-cell office:value-type="float" office:value="0.2467232" calcext:value-type="float">
            <text:p>0.2467232</text:p>
          </table:table-cell>
          <table:table-cell office:value-type="float" office:value="0.0486947" calcext:value-type="float">
            <text:p>0.0486947</text:p>
          </table:table-cell>
          <table:table-cell office:value-type="float" office:value="0.6897202" calcext:value-type="float">
            <text:p>0.6897202</text:p>
          </table:table-cell>
          <table:table-cell office:value-type="float" office:value="0.2467231" calcext:value-type="float">
            <text:p>0.2467231</text:p>
          </table:table-cell>
          <table:table-cell office:value-type="float" office:value="0.0548947" calcext:value-type="float">
            <text:p>0.0548947</text:p>
          </table:table-cell>
        </table:table-row>
        <table:table-row table:style-name="ro1">
          <table:table-cell office:value-type="string" calcext:value-type="string">
            <text:p>z_rot_plus_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25-08-21 13:46:53</text:p>
          </table:table-cell>
          <table:table-cell office:value-type="float" office:value="0.0004752" calcext:value-type="float">
            <text:p>0.0004752</text:p>
          </table:table-cell>
          <table:table-cell office:value-type="float" office:value="0.6931335" calcext:value-type="float">
            <text:p>0.6931335</text:p>
          </table:table-cell>
          <table:table-cell office:value-type="float" office:value="0.6936086" calcext:value-type="float">
            <text:p>0.6936086</text:p>
          </table:table-cell>
          <table:table-cell office:value-type="float" office:value="0.2474614" calcext:value-type="float">
            <text:p>0.2474614</text:p>
          </table:table-cell>
          <table:table-cell office:value-type="float" office:value="0.0384714" calcext:value-type="float">
            <text:p>0.0384714</text:p>
          </table:table-cell>
          <table:table-cell office:value-type="float" office:value="10" calcext:value-type="float">
            <text:p>10</text:p>
          </table:table-cell>
          <table:table-cell office:value-type="float" office:value="0.668299973011017" calcext:value-type="float">
            <text:p>0.668299973011017</text:p>
          </table:table-cell>
          <table:table-cell office:value-type="float" office:value="0.162359997630119" calcext:value-type="float">
            <text:p>0.162359997630119</text:p>
          </table:table-cell>
          <table:table-cell office:value-type="float" office:value="0.505939975380898" calcext:value-type="float">
            <text:p>0.505939975380898</text:p>
          </table:table-cell>
          <table:table-cell office:value-type="float" office:value="0.3370511546731" calcext:value-type="float">
            <text:p>0.3370511546731</text:p>
          </table:table-cell>
          <table:table-cell office:value-type="float" office:value="0.162551404140096" calcext:value-type="float">
            <text:p>0.162551404140096</text:p>
          </table:table-cell>
          <table:table-cell office:value-type="float" office:value="0.39053647518158" calcext:value-type="float">
            <text:p>0.39053647518158</text:p>
          </table:table-cell>
          <table:table-cell office:value-type="float" office:value="0.283565834164619" calcext:value-type="float">
            <text:p>0.283565834164619</text:p>
          </table:table-cell>
          <table:table-cell office:value-type="float" office:value="0.10697064101696" calcext:value-type="float">
            <text:p>0.10697064101696</text:p>
          </table:table-cell>
          <table:table-cell office:value-type="float" office:value="0.3403492" calcext:value-type="float">
            <text:p>0.3403492</text:p>
          </table:table-cell>
          <table:table-cell office:value-type="float" office:value="0.3218008" calcext:value-type="float">
            <text:p>0.3218008</text:p>
          </table:table-cell>
          <table:table-cell office:value-type="float" office:value="0.3057124" calcext:value-type="float">
            <text:p>0.3057124</text:p>
          </table:table-cell>
          <table:table-cell office:value-type="float" office:value="0.31652" calcext:value-type="float">
            <text:p>0.31652</text:p>
          </table:table-cell>
          <table:table-cell office:value-type="float" office:value="0.6683" calcext:value-type="float">
            <text:p>0.6683</text:p>
          </table:table-cell>
          <table:table-cell office:value-type="float" office:value="-0.0052808" calcext:value-type="float">
            <text:p>-0.0052808</text:p>
          </table:table-cell>
          <table:table-cell office:value-type="float" office:value="0.26609" calcext:value-type="float">
            <text:p>0.26609</text:p>
          </table:table-cell>
          <table:table-cell office:value-type="float" office:value="0.2501" calcext:value-type="float">
            <text:p>0.2501</text:p>
          </table:table-cell>
          <table:table-cell office:value-type="float" office:value="0.16236" calcext:value-type="float">
            <text:p>0.16236</text:p>
          </table:table-cell>
          <table:table-cell office:value-type="float" office:value="0.1681492" calcext:value-type="float">
            <text:p>0.1681492</text:p>
          </table:table-cell>
          <table:table-cell office:value-type="float" office:value="0.57113" calcext:value-type="float">
            <text:p>0.57113</text:p>
          </table:table-cell>
          <table:table-cell office:value-type="float" office:value="-0.0056908" calcext:value-type="float">
            <text:p>-0.0056908</text:p>
          </table:table-cell>
          <table:table-cell office:value-type="float" office:value="0.6961278" calcext:value-type="float">
            <text:p>0.6961278</text:p>
          </table:table-cell>
          <table:table-cell office:value-type="float" office:value="0.2481364" calcext:value-type="float">
            <text:p>0.2481364</text:p>
          </table:table-cell>
          <table:table-cell office:value-type="float" office:value="0.0239031" calcext:value-type="float">
            <text:p>0.0239031</text:p>
          </table:table-cell>
          <table:table-cell office:value-type="float" office:value="0.6961278" calcext:value-type="float">
            <text:p>0.6961278</text:p>
          </table:table-cell>
          <table:table-cell office:value-type="float" office:value="0.2481364" calcext:value-type="float">
            <text:p>0.2481364</text:p>
          </table:table-cell>
          <table:table-cell office:value-type="float" office:value="0.0301031" calcext:value-type="float">
            <text:p>0.0301031</text:p>
          </table:table-cell>
          <table:table-cell office:value-type="float" office:value="0.6961278" calcext:value-type="float">
            <text:p>0.6961278</text:p>
          </table:table-cell>
          <table:table-cell office:value-type="float" office:value="0.2481364" calcext:value-type="float">
            <text:p>0.2481364</text:p>
          </table:table-cell>
          <table:table-cell office:value-type="float" office:value="0.0363031" calcext:value-type="float">
            <text:p>0.0363031</text:p>
          </table:table-cell>
          <table:table-cell office:value-type="float" office:value="0.6961278" calcext:value-type="float">
            <text:p>0.6961278</text:p>
          </table:table-cell>
          <table:table-cell office:value-type="float" office:value="0.2481364" calcext:value-type="float">
            <text:p>0.2481364</text:p>
          </table:table-cell>
          <table:table-cell office:value-type="float" office:value="0.0425031" calcext:value-type="float">
            <text:p>0.0425031</text:p>
          </table:table-cell>
          <table:table-cell office:value-type="float" office:value="0.6961279" calcext:value-type="float">
            <text:p>0.6961279</text:p>
          </table:table-cell>
          <table:table-cell office:value-type="float" office:value="0.2481364" calcext:value-type="float">
            <text:p>0.2481364</text:p>
          </table:table-cell>
          <table:table-cell office:value-type="float" office:value="0.0487031" calcext:value-type="float">
            <text:p>0.0487031</text:p>
          </table:table-cell>
          <table:table-cell office:value-type="float" office:value="0.6961279" calcext:value-type="float">
            <text:p>0.6961279</text:p>
          </table:table-cell>
          <table:table-cell office:value-type="float" office:value="0.2481365" calcext:value-type="float">
            <text:p>0.2481365</text:p>
          </table:table-cell>
          <table:table-cell office:value-type="float" office:value="0.0549031" calcext:value-type="float">
            <text:p>0.0549031</text:p>
          </table:table-cell>
          <table:table-cell office:value-type="float" office:value="0.690139" calcext:value-type="float">
            <text:p>0.690139</text:p>
          </table:table-cell>
          <table:table-cell office:value-type="float" office:value="0.2465317" calcext:value-type="float">
            <text:p>0.2465317</text:p>
          </table:table-cell>
          <table:table-cell office:value-type="float" office:value="0.0239031" calcext:value-type="float">
            <text:p>0.0239031</text:p>
          </table:table-cell>
          <table:table-cell office:value-type="float" office:value="0.6901391" calcext:value-type="float">
            <text:p>0.6901391</text:p>
          </table:table-cell>
          <table:table-cell office:value-type="float" office:value="0.2465317" calcext:value-type="float">
            <text:p>0.2465317</text:p>
          </table:table-cell>
          <table:table-cell office:value-type="float" office:value="0.0301031" calcext:value-type="float">
            <text:p>0.0301031</text:p>
          </table:table-cell>
          <table:table-cell office:value-type="float" office:value="0.6901391" calcext:value-type="float">
            <text:p>0.6901391</text:p>
          </table:table-cell>
          <table:table-cell office:value-type="float" office:value="0.2465317" calcext:value-type="float">
            <text:p>0.2465317</text:p>
          </table:table-cell>
          <table:table-cell office:value-type="float" office:value="0.0363031" calcext:value-type="float">
            <text:p>0.0363031</text:p>
          </table:table-cell>
          <table:table-cell office:value-type="float" office:value="0.6901391" calcext:value-type="float">
            <text:p>0.6901391</text:p>
          </table:table-cell>
          <table:table-cell office:value-type="float" office:value="0.2465318" calcext:value-type="float">
            <text:p>0.2465318</text:p>
          </table:table-cell>
          <table:table-cell office:value-type="float" office:value="0.0425031" calcext:value-type="float">
            <text:p>0.0425031</text:p>
          </table:table-cell>
          <table:table-cell office:value-type="float" office:value="0.6901391" calcext:value-type="float">
            <text:p>0.6901391</text:p>
          </table:table-cell>
          <table:table-cell office:value-type="float" office:value="0.2465318" calcext:value-type="float">
            <text:p>0.2465318</text:p>
          </table:table-cell>
          <table:table-cell office:value-type="float" office:value="0.0487031" calcext:value-type="float">
            <text:p>0.0487031</text:p>
          </table:table-cell>
          <table:table-cell office:value-type="float" office:value="0.6901391" calcext:value-type="float">
            <text:p>0.6901391</text:p>
          </table:table-cell>
          <table:table-cell office:value-type="float" office:value="0.2465318" calcext:value-type="float">
            <text:p>0.2465318</text:p>
          </table:table-cell>
          <table:table-cell office:value-type="float" office:value="0.0549031" calcext:value-type="float">
            <text:p>0.0549031</text:p>
          </table:table-cell>
        </table:table-row>
        <table:table-row table:style-name="ro1">
          <table:table-cell office:value-type="string" calcext:value-type="string">
            <text:p>z_rot_plus_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25-08-21 13:47:06</text:p>
          </table:table-cell>
          <table:table-cell office:value-type="float" office:value="0.0005928" calcext:value-type="float">
            <text:p>0.0005928</text:p>
          </table:table-cell>
          <table:table-cell office:value-type="float" office:value="0.6934627" calcext:value-type="float">
            <text:p>0.6934627</text:p>
          </table:table-cell>
          <table:table-cell office:value-type="float" office:value="0.6940554" calcext:value-type="float">
            <text:p>0.6940554</text:p>
          </table:table-cell>
          <table:table-cell office:value-type="float" office:value="0.2476618" calcext:value-type="float">
            <text:p>0.2476618</text:p>
          </table:table-cell>
          <table:table-cell office:value-type="float" office:value="0.0384123" calcext:value-type="float">
            <text:p>0.0384123</text:p>
          </table:table-cell>
          <table:table-cell office:value-type="float" office:value="10" calcext:value-type="float">
            <text:p>10</text:p>
          </table:table-cell>
          <table:table-cell office:value-type="float" office:value="0.688390016555786" calcext:value-type="float">
            <text:p>0.688390016555786</text:p>
          </table:table-cell>
          <table:table-cell office:value-type="float" office:value="0.156669199466705" calcext:value-type="float">
            <text:p>0.156669199466705</text:p>
          </table:table-cell>
          <table:table-cell office:value-type="float" office:value="0.531720817089081" calcext:value-type="float">
            <text:p>0.531720817089081</text:p>
          </table:table-cell>
          <table:table-cell office:value-type="float" office:value="0.333566159009933" calcext:value-type="float">
            <text:p>0.333566159009933</text:p>
          </table:table-cell>
          <table:table-cell office:value-type="float" office:value="0.164625315707232" calcext:value-type="float">
            <text:p>0.164625315707232</text:p>
          </table:table-cell>
          <table:table-cell office:value-type="float" office:value="0.40144248008728" calcext:value-type="float">
            <text:p>0.40144248008728</text:p>
          </table:table-cell>
          <table:table-cell office:value-type="float" office:value="0.265689837932587" calcext:value-type="float">
            <text:p>0.265689837932587</text:p>
          </table:table-cell>
          <table:table-cell office:value-type="float" office:value="0.135752642154694" calcext:value-type="float">
            <text:p>0.135752642154694</text:p>
          </table:table-cell>
          <table:table-cell office:value-type="float" office:value="0.3608492" calcext:value-type="float">
            <text:p>0.3608492</text:p>
          </table:table-cell>
          <table:table-cell office:value-type="float" office:value="0.3226208" calcext:value-type="float">
            <text:p>0.3226208</text:p>
          </table:table-cell>
          <table:table-cell office:value-type="float" office:value="0.3102224" calcext:value-type="float">
            <text:p>0.3102224</text:p>
          </table:table-cell>
          <table:table-cell office:value-type="float" office:value="0.32513" calcext:value-type="float">
            <text:p>0.32513</text:p>
          </table:table-cell>
          <table:table-cell office:value-type="float" office:value="0.68839" calcext:value-type="float">
            <text:p>0.68839</text:p>
          </table:table-cell>
          <table:table-cell office:value-type="float" office:value="-0.0032308" calcext:value-type="float">
            <text:p>-0.0032308</text:p>
          </table:table-cell>
          <table:table-cell office:value-type="float" office:value="0.24682" calcext:value-type="float">
            <text:p>0.24682</text:p>
          </table:table-cell>
          <table:table-cell office:value-type="float" office:value="0.23944" calcext:value-type="float">
            <text:p>0.23944</text:p>
          </table:table-cell>
          <table:table-cell office:value-type="float" office:value="0.15744" calcext:value-type="float">
            <text:p>0.15744</text:p>
          </table:table-cell>
          <table:table-cell office:value-type="float" office:value="0.1566692" calcext:value-type="float">
            <text:p>0.1566692</text:p>
          </table:table-cell>
          <table:table-cell office:value-type="float" office:value="0.52808" calcext:value-type="float">
            <text:p>0.52808</text:p>
          </table:table-cell>
          <table:table-cell office:value-type="float" office:value="-0.0056908" calcext:value-type="float">
            <text:p>-0.0056908</text:p>
          </table:table-cell>
          <table:table-cell office:value-type="float" office:value="0.6963757" calcext:value-type="float">
            <text:p>0.6963757</text:p>
          </table:table-cell>
          <table:table-cell office:value-type="float" office:value="0.2485063" calcext:value-type="float">
            <text:p>0.2485063</text:p>
          </table:table-cell>
          <table:table-cell office:value-type="float" office:value="0.0238983" calcext:value-type="float">
            <text:p>0.0238983</text:p>
          </table:table-cell>
          <table:table-cell office:value-type="float" office:value="0.6963757" calcext:value-type="float">
            <text:p>0.6963757</text:p>
          </table:table-cell>
          <table:table-cell office:value-type="float" office:value="0.2485063" calcext:value-type="float">
            <text:p>0.2485063</text:p>
          </table:table-cell>
          <table:table-cell office:value-type="float" office:value="0.0300983" calcext:value-type="float">
            <text:p>0.0300983</text:p>
          </table:table-cell>
          <table:table-cell office:value-type="float" office:value="0.6963757" calcext:value-type="float">
            <text:p>0.6963757</text:p>
          </table:table-cell>
          <table:table-cell office:value-type="float" office:value="0.2485063" calcext:value-type="float">
            <text:p>0.2485063</text:p>
          </table:table-cell>
          <table:table-cell office:value-type="float" office:value="0.0362983" calcext:value-type="float">
            <text:p>0.0362983</text:p>
          </table:table-cell>
          <table:table-cell office:value-type="float" office:value="0.6963757" calcext:value-type="float">
            <text:p>0.6963757</text:p>
          </table:table-cell>
          <table:table-cell office:value-type="float" office:value="0.2485063" calcext:value-type="float">
            <text:p>0.2485063</text:p>
          </table:table-cell>
          <table:table-cell office:value-type="float" office:value="0.0424983" calcext:value-type="float">
            <text:p>0.0424983</text:p>
          </table:table-cell>
          <table:table-cell office:value-type="float" office:value="0.6963757" calcext:value-type="float">
            <text:p>0.6963757</text:p>
          </table:table-cell>
          <table:table-cell office:value-type="float" office:value="0.2485063" calcext:value-type="float">
            <text:p>0.2485063</text:p>
          </table:table-cell>
          <table:table-cell office:value-type="float" office:value="0.0486983" calcext:value-type="float">
            <text:p>0.0486983</text:p>
          </table:table-cell>
          <table:table-cell office:value-type="float" office:value="0.6963757" calcext:value-type="float">
            <text:p>0.6963757</text:p>
          </table:table-cell>
          <table:table-cell office:value-type="float" office:value="0.2485063" calcext:value-type="float">
            <text:p>0.2485063</text:p>
          </table:table-cell>
          <table:table-cell office:value-type="float" office:value="0.0548983" calcext:value-type="float">
            <text:p>0.0548983</text:p>
          </table:table-cell>
          <table:table-cell office:value-type="float" office:value="0.6905496" calcext:value-type="float">
            <text:p>0.6905496</text:p>
          </table:table-cell>
          <table:table-cell office:value-type="float" office:value="0.2463858" calcext:value-type="float">
            <text:p>0.2463858</text:p>
          </table:table-cell>
          <table:table-cell office:value-type="float" office:value="0.0238983" calcext:value-type="float">
            <text:p>0.0238983</text:p>
          </table:table-cell>
          <table:table-cell office:value-type="float" office:value="0.6905496" calcext:value-type="float">
            <text:p>0.6905496</text:p>
          </table:table-cell>
          <table:table-cell office:value-type="float" office:value="0.2463858" calcext:value-type="float">
            <text:p>0.2463858</text:p>
          </table:table-cell>
          <table:table-cell office:value-type="float" office:value="0.0300983" calcext:value-type="float">
            <text:p>0.0300983</text:p>
          </table:table-cell>
          <table:table-cell office:value-type="float" office:value="0.6905496" calcext:value-type="float">
            <text:p>0.6905496</text:p>
          </table:table-cell>
          <table:table-cell office:value-type="float" office:value="0.2463858" calcext:value-type="float">
            <text:p>0.2463858</text:p>
          </table:table-cell>
          <table:table-cell office:value-type="float" office:value="0.0362983" calcext:value-type="float">
            <text:p>0.0362983</text:p>
          </table:table-cell>
          <table:table-cell office:value-type="float" office:value="0.6905496" calcext:value-type="float">
            <text:p>0.6905496</text:p>
          </table:table-cell>
          <table:table-cell office:value-type="float" office:value="0.2463858" calcext:value-type="float">
            <text:p>0.2463858</text:p>
          </table:table-cell>
          <table:table-cell office:value-type="float" office:value="0.0424983" calcext:value-type="float">
            <text:p>0.0424983</text:p>
          </table:table-cell>
          <table:table-cell office:value-type="float" office:value="0.6905496" calcext:value-type="float">
            <text:p>0.6905496</text:p>
          </table:table-cell>
          <table:table-cell office:value-type="float" office:value="0.2463858" calcext:value-type="float">
            <text:p>0.2463858</text:p>
          </table:table-cell>
          <table:table-cell office:value-type="float" office:value="0.0486983" calcext:value-type="float">
            <text:p>0.0486983</text:p>
          </table:table-cell>
          <table:table-cell office:value-type="float" office:value="0.6905497" calcext:value-type="float">
            <text:p>0.6905497</text:p>
          </table:table-cell>
          <table:table-cell office:value-type="float" office:value="0.2463857" calcext:value-type="float">
            <text:p>0.2463857</text:p>
          </table:table-cell>
          <table:table-cell office:value-type="float" office:value="0.0548983" calcext:value-type="float">
            <text:p>0.0548983</text:p>
          </table:table-cell>
        </table:table-row>
        <table:table-row table:style-name="ro1">
          <table:table-cell office:value-type="string" calcext:value-type="string">
            <text:p>z_rot_plus_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25-08-21 13:47:19</text:p>
          </table:table-cell>
          <table:table-cell office:value-type="float" office:value="0.0008249" calcext:value-type="float">
            <text:p>0.0008249</text:p>
          </table:table-cell>
          <table:table-cell office:value-type="float" office:value="0.6937899" calcext:value-type="float">
            <text:p>0.6937899</text:p>
          </table:table-cell>
          <table:table-cell office:value-type="float" office:value="0.6946148" calcext:value-type="float">
            <text:p>0.6946148</text:p>
          </table:table-cell>
          <table:table-cell office:value-type="float" office:value="0.2479669" calcext:value-type="float">
            <text:p>0.2479669</text:p>
          </table:table-cell>
          <table:table-cell office:value-type="float" office:value="0.0383195" calcext:value-type="float">
            <text:p>0.0383195</text:p>
          </table:table-cell>
          <table:table-cell office:value-type="float" office:value="10" calcext:value-type="float">
            <text:p>10</text:p>
          </table:table-cell>
          <table:table-cell office:value-type="float" office:value="0.776950001716614" calcext:value-type="float">
            <text:p>0.776950001716614</text:p>
          </table:table-cell>
          <table:table-cell office:value-type="float" office:value="0.130429193377495" calcext:value-type="float">
            <text:p>0.130429193377495</text:p>
          </table:table-cell>
          <table:table-cell office:value-type="float" office:value="0.646520808339119" calcext:value-type="float">
            <text:p>0.646520808339119</text:p>
          </table:table-cell>
          <table:table-cell office:value-type="float" office:value="0.334222155809402" calcext:value-type="float">
            <text:p>0.334222155809402</text:p>
          </table:table-cell>
          <table:table-cell office:value-type="float" office:value="0.184951515312573" calcext:value-type="float">
            <text:p>0.184951515312573</text:p>
          </table:table-cell>
          <table:table-cell office:value-type="float" office:value="0.432356476783752" calcext:value-type="float">
            <text:p>0.432356476783752</text:p>
          </table:table-cell>
          <table:table-cell office:value-type="float" office:value="0.236087834835052" calcext:value-type="float">
            <text:p>0.236087834835052</text:p>
          </table:table-cell>
          <table:table-cell office:value-type="float" office:value="0.1962686419487" calcext:value-type="float">
            <text:p>0.1962686419487</text:p>
          </table:table-cell>
          <table:table-cell office:value-type="float" office:value="0.3903692" calcext:value-type="float">
            <text:p>0.3903692</text:p>
          </table:table-cell>
          <table:table-cell office:value-type="float" office:value="0.3349208" calcext:value-type="float">
            <text:p>0.3349208</text:p>
          </table:table-cell>
          <table:table-cell office:value-type="float" office:value="0.3180124" calcext:value-type="float">
            <text:p>0.3180124</text:p>
          </table:table-cell>
          <table:table-cell office:value-type="float" office:value="0.34153" calcext:value-type="float">
            <text:p>0.34153</text:p>
          </table:table-cell>
          <table:table-cell office:value-type="float" office:value="0.77695" calcext:value-type="float">
            <text:p>0.77695</text:p>
          </table:table-cell>
          <table:table-cell office:value-type="float" office:value="0.0008692" calcext:value-type="float">
            <text:p>0.0008692</text:p>
          </table:table-cell>
          <table:table-cell office:value-type="float" office:value="0.23493" calcext:value-type="float">
            <text:p>0.23493</text:p>
          </table:table-cell>
          <table:table-cell office:value-type="float" office:value="0.2296" calcext:value-type="float">
            <text:p>0.2296</text:p>
          </table:table-cell>
          <table:table-cell office:value-type="float" office:value="0.14678" calcext:value-type="float">
            <text:p>0.14678</text:p>
          </table:table-cell>
          <table:table-cell office:value-type="float" office:value="0.1304292" calcext:value-type="float">
            <text:p>0.1304292</text:p>
          </table:table-cell>
          <table:table-cell office:value-type="float" office:value="0.4387" calcext:value-type="float">
            <text:p>0.4387</text:p>
          </table:table-cell>
          <table:table-cell office:value-type="float" office:value="-0.0056908" calcext:value-type="float">
            <text:p>-0.0056908</text:p>
          </table:table-cell>
          <table:table-cell office:value-type="float" office:value="0.6965994" calcext:value-type="float">
            <text:p>0.6965994</text:p>
          </table:table-cell>
          <table:table-cell office:value-type="float" office:value="0.2488924" calcext:value-type="float">
            <text:p>0.2488924</text:p>
          </table:table-cell>
          <table:table-cell office:value-type="float" office:value="0.0239009" calcext:value-type="float">
            <text:p>0.0239009</text:p>
          </table:table-cell>
          <table:table-cell office:value-type="float" office:value="0.6965994" calcext:value-type="float">
            <text:p>0.6965994</text:p>
          </table:table-cell>
          <table:table-cell office:value-type="float" office:value="0.2488923" calcext:value-type="float">
            <text:p>0.2488923</text:p>
          </table:table-cell>
          <table:table-cell office:value-type="float" office:value="0.0301009" calcext:value-type="float">
            <text:p>0.0301009</text:p>
          </table:table-cell>
          <table:table-cell office:value-type="float" office:value="0.6965994" calcext:value-type="float">
            <text:p>0.6965994</text:p>
          </table:table-cell>
          <table:table-cell office:value-type="float" office:value="0.2488923" calcext:value-type="float">
            <text:p>0.2488923</text:p>
          </table:table-cell>
          <table:table-cell office:value-type="float" office:value="0.0363009" calcext:value-type="float">
            <text:p>0.0363009</text:p>
          </table:table-cell>
          <table:table-cell office:value-type="float" office:value="0.6965994" calcext:value-type="float">
            <text:p>0.6965994</text:p>
          </table:table-cell>
          <table:table-cell office:value-type="float" office:value="0.2488923" calcext:value-type="float">
            <text:p>0.2488923</text:p>
          </table:table-cell>
          <table:table-cell office:value-type="float" office:value="0.0425009" calcext:value-type="float">
            <text:p>0.0425009</text:p>
          </table:table-cell>
          <table:table-cell office:value-type="float" office:value="0.6965994" calcext:value-type="float">
            <text:p>0.6965994</text:p>
          </table:table-cell>
          <table:table-cell office:value-type="float" office:value="0.2488923" calcext:value-type="float">
            <text:p>0.2488923</text:p>
          </table:table-cell>
          <table:table-cell office:value-type="float" office:value="0.0487009" calcext:value-type="float">
            <text:p>0.0487009</text:p>
          </table:table-cell>
          <table:table-cell office:value-type="float" office:value="0.6965995" calcext:value-type="float">
            <text:p>0.6965995</text:p>
          </table:table-cell>
          <table:table-cell office:value-type="float" office:value="0.2488923" calcext:value-type="float">
            <text:p>0.2488923</text:p>
          </table:table-cell>
          <table:table-cell office:value-type="float" office:value="0.0549009" calcext:value-type="float">
            <text:p>0.0549009</text:p>
          </table:table-cell>
          <table:table-cell office:value-type="float" office:value="0.6909803" calcext:value-type="float">
            <text:p>0.6909803</text:p>
          </table:table-cell>
          <table:table-cell office:value-type="float" office:value="0.2462721" calcext:value-type="float">
            <text:p>0.2462721</text:p>
          </table:table-cell>
          <table:table-cell office:value-type="float" office:value="0.023901" calcext:value-type="float">
            <text:p>0.023901</text:p>
          </table:table-cell>
          <table:table-cell office:value-type="float" office:value="0.6909803" calcext:value-type="float">
            <text:p>0.6909803</text:p>
          </table:table-cell>
          <table:table-cell office:value-type="float" office:value="0.2462721" calcext:value-type="float">
            <text:p>0.2462721</text:p>
          </table:table-cell>
          <table:table-cell office:value-type="float" office:value="0.030101" calcext:value-type="float">
            <text:p>0.030101</text:p>
          </table:table-cell>
          <table:table-cell office:value-type="float" office:value="0.6909803" calcext:value-type="float">
            <text:p>0.6909803</text:p>
          </table:table-cell>
          <table:table-cell office:value-type="float" office:value="0.2462721" calcext:value-type="float">
            <text:p>0.2462721</text:p>
          </table:table-cell>
          <table:table-cell office:value-type="float" office:value="0.036301" calcext:value-type="float">
            <text:p>0.036301</text:p>
          </table:table-cell>
          <table:table-cell office:value-type="float" office:value="0.6909803" calcext:value-type="float">
            <text:p>0.6909803</text:p>
          </table:table-cell>
          <table:table-cell office:value-type="float" office:value="0.2462721" calcext:value-type="float">
            <text:p>0.2462721</text:p>
          </table:table-cell>
          <table:table-cell office:value-type="float" office:value="0.042501" calcext:value-type="float">
            <text:p>0.042501</text:p>
          </table:table-cell>
          <table:table-cell office:value-type="float" office:value="0.6909803" calcext:value-type="float">
            <text:p>0.6909803</text:p>
          </table:table-cell>
          <table:table-cell office:value-type="float" office:value="0.2462721" calcext:value-type="float">
            <text:p>0.2462721</text:p>
          </table:table-cell>
          <table:table-cell office:value-type="float" office:value="0.048701" calcext:value-type="float">
            <text:p>0.048701</text:p>
          </table:table-cell>
          <table:table-cell office:value-type="float" office:value="0.6909803" calcext:value-type="float">
            <text:p>0.6909803</text:p>
          </table:table-cell>
          <table:table-cell office:value-type="float" office:value="0.2462721" calcext:value-type="float">
            <text:p>0.2462721</text:p>
          </table:table-cell>
          <table:table-cell office:value-type="float" office:value="0.054901" calcext:value-type="float">
            <text:p>0.054901</text:p>
          </table:table-cell>
        </table:table-row>
        <table:table-row table:style-name="ro1">
          <table:table-cell office:value-type="string" calcext:value-type="string">
            <text:p>z_rot_plus_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25-08-21 13:47:31</text:p>
          </table:table-cell>
          <table:table-cell office:value-type="float" office:value="0.0009132" calcext:value-type="float">
            <text:p>0.0009132</text:p>
          </table:table-cell>
          <table:table-cell office:value-type="float" office:value="0.6941139" calcext:value-type="float">
            <text:p>0.6941139</text:p>
          </table:table-cell>
          <table:table-cell office:value-type="float" office:value="0.6950271" calcext:value-type="float">
            <text:p>0.6950271</text:p>
          </table:table-cell>
          <table:table-cell office:value-type="float" office:value="0.248264" calcext:value-type="float">
            <text:p>0.248264</text:p>
          </table:table-cell>
          <table:table-cell office:value-type="float" office:value="0.0383328" calcext:value-type="float">
            <text:p>0.0383328</text:p>
          </table:table-cell>
          <table:table-cell office:value-type="float" office:value="10" calcext:value-type="float">
            <text:p>10</text:p>
          </table:table-cell>
          <table:table-cell office:value-type="float" office:value="0.817539989948273" calcext:value-type="float">
            <text:p>0.817539989948273</text:p>
          </table:table-cell>
          <table:table-cell office:value-type="float" office:value="0.115669198334217" calcext:value-type="float">
            <text:p>0.115669198334217</text:p>
          </table:table-cell>
          <table:table-cell office:value-type="float" office:value="0.701870791614056" calcext:value-type="float">
            <text:p>0.701870791614056</text:p>
          </table:table-cell>
          <table:table-cell office:value-type="float" office:value="0.330204156786203" calcext:value-type="float">
            <text:p>0.330204156786203</text:p>
          </table:table-cell>
          <table:table-cell office:value-type="float" office:value="0.196478243059372" calcext:value-type="float">
            <text:p>0.196478243059372</text:p>
          </table:table-cell>
          <table:table-cell office:value-type="float" office:value="0.442524474859238" calcext:value-type="float">
            <text:p>0.442524474859238</text:p>
          </table:table-cell>
          <table:table-cell office:value-type="float" office:value="0.217883838713169" calcext:value-type="float">
            <text:p>0.217883838713169</text:p>
          </table:table-cell>
          <table:table-cell office:value-type="float" office:value="0.224640636146069" calcext:value-type="float">
            <text:p>0.224640636146069</text:p>
          </table:table-cell>
          <table:table-cell office:value-type="float" office:value="0.3706892" calcext:value-type="float">
            <text:p>0.3706892</text:p>
          </table:table-cell>
          <table:table-cell office:value-type="float" office:value="0.3480408" calcext:value-type="float">
            <text:p>0.3480408</text:p>
          </table:table-cell>
          <table:table-cell office:value-type="float" office:value="0.3192424" calcext:value-type="float">
            <text:p>0.3192424</text:p>
          </table:table-cell>
          <table:table-cell office:value-type="float" office:value="0.35711" calcext:value-type="float">
            <text:p>0.35711</text:p>
          </table:table-cell>
          <table:table-cell office:value-type="float" office:value="0.81754" calcext:value-type="float">
            <text:p>0.81754</text:p>
          </table:table-cell>
          <table:table-cell office:value-type="float" office:value="0.0012792" calcext:value-type="float">
            <text:p>0.0012792</text:p>
          </table:table-cell>
          <table:table-cell office:value-type="float" office:value="0.22837" calcext:value-type="float">
            <text:p>0.22837</text:p>
          </table:table-cell>
          <table:table-cell office:value-type="float" office:value="0.22345" calcext:value-type="float">
            <text:p>0.22345</text:p>
          </table:table-cell>
          <table:table-cell office:value-type="float" office:value="0.13899" calcext:value-type="float">
            <text:p>0.13899</text:p>
          </table:table-cell>
          <table:table-cell office:value-type="float" office:value="0.1156692" calcext:value-type="float">
            <text:p>0.1156692</text:p>
          </table:table-cell>
          <table:table-cell office:value-type="float" office:value="0.38294" calcext:value-type="float">
            <text:p>0.38294</text:p>
          </table:table-cell>
          <table:table-cell office:value-type="float" office:value="-0.0052808" calcext:value-type="float">
            <text:p>-0.0052808</text:p>
          </table:table-cell>
          <table:table-cell office:value-type="float" office:value="0.6967986" calcext:value-type="float">
            <text:p>0.6967986</text:p>
          </table:table-cell>
          <table:table-cell office:value-type="float" office:value="0.2492867" calcext:value-type="float">
            <text:p>0.2492867</text:p>
          </table:table-cell>
          <table:table-cell office:value-type="float" office:value="0.0238596" calcext:value-type="float">
            <text:p>0.0238596</text:p>
          </table:table-cell>
          <table:table-cell office:value-type="float" office:value="0.6967986" calcext:value-type="float">
            <text:p>0.6967986</text:p>
          </table:table-cell>
          <table:table-cell office:value-type="float" office:value="0.2492868" calcext:value-type="float">
            <text:p>0.2492868</text:p>
          </table:table-cell>
          <table:table-cell office:value-type="float" office:value="0.0300596" calcext:value-type="float">
            <text:p>0.0300596</text:p>
          </table:table-cell>
          <table:table-cell office:value-type="float" office:value="0.6967985" calcext:value-type="float">
            <text:p>0.6967985</text:p>
          </table:table-cell>
          <table:table-cell office:value-type="float" office:value="0.2492868" calcext:value-type="float">
            <text:p>0.2492868</text:p>
          </table:table-cell>
          <table:table-cell office:value-type="float" office:value="0.0362596" calcext:value-type="float">
            <text:p>0.0362596</text:p>
          </table:table-cell>
          <table:table-cell office:value-type="float" office:value="0.6967985" calcext:value-type="float">
            <text:p>0.6967985</text:p>
          </table:table-cell>
          <table:table-cell office:value-type="float" office:value="0.2492868" calcext:value-type="float">
            <text:p>0.2492868</text:p>
          </table:table-cell>
          <table:table-cell office:value-type="float" office:value="0.0424596" calcext:value-type="float">
            <text:p>0.0424596</text:p>
          </table:table-cell>
          <table:table-cell office:value-type="float" office:value="0.6967985" calcext:value-type="float">
            <text:p>0.6967985</text:p>
          </table:table-cell>
          <table:table-cell office:value-type="float" office:value="0.2492868" calcext:value-type="float">
            <text:p>0.2492868</text:p>
          </table:table-cell>
          <table:table-cell office:value-type="float" office:value="0.0486596" calcext:value-type="float">
            <text:p>0.0486596</text:p>
          </table:table-cell>
          <table:table-cell office:value-type="float" office:value="0.6967985" calcext:value-type="float">
            <text:p>0.6967985</text:p>
          </table:table-cell>
          <table:table-cell office:value-type="float" office:value="0.2492869" calcext:value-type="float">
            <text:p>0.2492869</text:p>
          </table:table-cell>
          <table:table-cell office:value-type="float" office:value="0.0548596" calcext:value-type="float">
            <text:p>0.0548596</text:p>
          </table:table-cell>
          <table:table-cell office:value-type="float" office:value="0.6914292" calcext:value-type="float">
            <text:p>0.6914292</text:p>
          </table:table-cell>
          <table:table-cell office:value-type="float" office:value="0.2461867" calcext:value-type="float">
            <text:p>0.2461867</text:p>
          </table:table-cell>
          <table:table-cell office:value-type="float" office:value="0.0238596" calcext:value-type="float">
            <text:p>0.0238596</text:p>
          </table:table-cell>
          <table:table-cell office:value-type="float" office:value="0.6914292" calcext:value-type="float">
            <text:p>0.6914292</text:p>
          </table:table-cell>
          <table:table-cell office:value-type="float" office:value="0.2461868" calcext:value-type="float">
            <text:p>0.2461868</text:p>
          </table:table-cell>
          <table:table-cell office:value-type="float" office:value="0.0300596" calcext:value-type="float">
            <text:p>0.0300596</text:p>
          </table:table-cell>
          <table:table-cell office:value-type="float" office:value="0.6914292" calcext:value-type="float">
            <text:p>0.6914292</text:p>
          </table:table-cell>
          <table:table-cell office:value-type="float" office:value="0.2461868" calcext:value-type="float">
            <text:p>0.2461868</text:p>
          </table:table-cell>
          <table:table-cell office:value-type="float" office:value="0.0362596" calcext:value-type="float">
            <text:p>0.0362596</text:p>
          </table:table-cell>
          <table:table-cell office:value-type="float" office:value="0.6914292" calcext:value-type="float">
            <text:p>0.6914292</text:p>
          </table:table-cell>
          <table:table-cell office:value-type="float" office:value="0.2461868" calcext:value-type="float">
            <text:p>0.2461868</text:p>
          </table:table-cell>
          <table:table-cell office:value-type="float" office:value="0.0424596" calcext:value-type="float">
            <text:p>0.0424596</text:p>
          </table:table-cell>
          <table:table-cell office:value-type="float" office:value="0.6914291" calcext:value-type="float">
            <text:p>0.6914291</text:p>
          </table:table-cell>
          <table:table-cell office:value-type="float" office:value="0.2461868" calcext:value-type="float">
            <text:p>0.2461868</text:p>
          </table:table-cell>
          <table:table-cell office:value-type="float" office:value="0.0486596" calcext:value-type="float">
            <text:p>0.0486596</text:p>
          </table:table-cell>
          <table:table-cell office:value-type="float" office:value="0.6914291" calcext:value-type="float">
            <text:p>0.6914291</text:p>
          </table:table-cell>
          <table:table-cell office:value-type="float" office:value="0.2461869" calcext:value-type="float">
            <text:p>0.2461869</text:p>
          </table:table-cell>
          <table:table-cell office:value-type="float" office:value="0.0548596" calcext:value-type="float">
            <text:p>0.0548596</text:p>
          </table:table-cell>
        </table:table-row>
        <table:table-row table:style-name="ro1">
          <table:table-cell office:value-type="string" calcext:value-type="string">
            <text:p>z_rot_plus_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25-08-21 13:47:44</text:p>
          </table:table-cell>
          <table:table-cell office:value-type="float" office:value="0.0009429" calcext:value-type="float">
            <text:p>0.0009429</text:p>
          </table:table-cell>
          <table:table-cell office:value-type="float" office:value="0.6943928" calcext:value-type="float">
            <text:p>0.6943928</text:p>
          </table:table-cell>
          <table:table-cell office:value-type="float" office:value="0.6953356" calcext:value-type="float">
            <text:p>0.6953356</text:p>
          </table:table-cell>
          <table:table-cell office:value-type="float" office:value="0.2485887" calcext:value-type="float">
            <text:p>0.2485887</text:p>
          </table:table-cell>
          <table:table-cell office:value-type="float" office:value="0.038361" calcext:value-type="float">
            <text:p>0.038361</text:p>
          </table:table-cell>
          <table:table-cell office:value-type="float" office:value="10" calcext:value-type="float">
            <text:p>10</text:p>
          </table:table-cell>
          <table:table-cell office:value-type="float" office:value="0.822459995746613" calcext:value-type="float">
            <text:p>0.822459995746613</text:p>
          </table:table-cell>
          <table:table-cell office:value-type="float" office:value="0.103369198739529" calcext:value-type="float">
            <text:p>0.103369198739529</text:p>
          </table:table-cell>
          <table:table-cell office:value-type="float" office:value="0.719090797007084" calcext:value-type="float">
            <text:p>0.719090797007084</text:p>
          </table:table-cell>
          <table:table-cell office:value-type="float" office:value="0.324259156733751" calcext:value-type="float">
            <text:p>0.324259156733751</text:p>
          </table:table-cell>
          <table:table-cell office:value-type="float" office:value="0.200074590869152" calcext:value-type="float">
            <text:p>0.200074590869152</text:p>
          </table:table-cell>
          <table:table-cell office:value-type="float" office:value="0.444656473398209" calcext:value-type="float">
            <text:p>0.444656473398209</text:p>
          </table:table-cell>
          <table:table-cell office:value-type="float" office:value="0.203861840069294" calcext:value-type="float">
            <text:p>0.203861840069294</text:p>
          </table:table-cell>
          <table:table-cell office:value-type="float" office:value="0.240794633328915" calcext:value-type="float">
            <text:p>0.240794633328915</text:p>
          </table:table-cell>
          <table:table-cell office:value-type="float" office:value="0.3620792" calcext:value-type="float">
            <text:p>0.3620792</text:p>
          </table:table-cell>
          <table:table-cell office:value-type="float" office:value="0.3480408" calcext:value-type="float">
            <text:p>0.3480408</text:p>
          </table:table-cell>
          <table:table-cell office:value-type="float" office:value="0.3217024" calcext:value-type="float">
            <text:p>0.3217024</text:p>
          </table:table-cell>
          <table:table-cell office:value-type="float" office:value="0.369" calcext:value-type="float">
            <text:p>0.369</text:p>
          </table:table-cell>
          <table:table-cell office:value-type="float" office:value="0.82246" calcext:value-type="float">
            <text:p>0.82246</text:p>
          </table:table-cell>
          <table:table-cell office:value-type="float" office:value="0.0016892" calcext:value-type="float">
            <text:p>0.0016892</text:p>
          </table:table-cell>
          <table:table-cell office:value-type="float" office:value="0.22017" calcext:value-type="float">
            <text:p>0.22017</text:p>
          </table:table-cell>
          <table:table-cell office:value-type="float" office:value="0.21771" calcext:value-type="float">
            <text:p>0.21771</text:p>
          </table:table-cell>
          <table:table-cell office:value-type="float" office:value="0.13284" calcext:value-type="float">
            <text:p>0.13284</text:p>
          </table:table-cell>
          <table:table-cell office:value-type="float" office:value="0.1033692" calcext:value-type="float">
            <text:p>0.1033692</text:p>
          </table:table-cell>
          <table:table-cell office:value-type="float" office:value="0.34522" calcext:value-type="float">
            <text:p>0.34522</text:p>
          </table:table-cell>
          <table:table-cell office:value-type="float" office:value="-0.0061008" calcext:value-type="float">
            <text:p>-0.0061008</text:p>
          </table:table-cell>
          <table:table-cell office:value-type="float" office:value="0.6969321" calcext:value-type="float">
            <text:p>0.6969321</text:p>
          </table:table-cell>
          <table:table-cell office:value-type="float" office:value="0.2497066" calcext:value-type="float">
            <text:p>0.2497066</text:p>
          </table:table-cell>
          <table:table-cell office:value-type="float" office:value="0.0239008" calcext:value-type="float">
            <text:p>0.0239008</text:p>
          </table:table-cell>
          <table:table-cell office:value-type="float" office:value="0.6969321" calcext:value-type="float">
            <text:p>0.6969321</text:p>
          </table:table-cell>
          <table:table-cell office:value-type="float" office:value="0.2497066" calcext:value-type="float">
            <text:p>0.2497066</text:p>
          </table:table-cell>
          <table:table-cell office:value-type="float" office:value="0.0301008" calcext:value-type="float">
            <text:p>0.0301008</text:p>
          </table:table-cell>
          <table:table-cell office:value-type="float" office:value="0.6969321" calcext:value-type="float">
            <text:p>0.6969321</text:p>
          </table:table-cell>
          <table:table-cell office:value-type="float" office:value="0.2497066" calcext:value-type="float">
            <text:p>0.2497066</text:p>
          </table:table-cell>
          <table:table-cell office:value-type="float" office:value="0.0363008" calcext:value-type="float">
            <text:p>0.0363008</text:p>
          </table:table-cell>
          <table:table-cell office:value-type="float" office:value="0.6969321" calcext:value-type="float">
            <text:p>0.6969321</text:p>
          </table:table-cell>
          <table:table-cell office:value-type="float" office:value="0.2497066" calcext:value-type="float">
            <text:p>0.2497066</text:p>
          </table:table-cell>
          <table:table-cell office:value-type="float" office:value="0.0425008" calcext:value-type="float">
            <text:p>0.0425008</text:p>
          </table:table-cell>
          <table:table-cell office:value-type="float" office:value="0.6969321" calcext:value-type="float">
            <text:p>0.6969321</text:p>
          </table:table-cell>
          <table:table-cell office:value-type="float" office:value="0.2497066" calcext:value-type="float">
            <text:p>0.2497066</text:p>
          </table:table-cell>
          <table:table-cell office:value-type="float" office:value="0.0487008" calcext:value-type="float">
            <text:p>0.0487008</text:p>
          </table:table-cell>
          <table:table-cell office:value-type="float" office:value="0.6969322" calcext:value-type="float">
            <text:p>0.6969322</text:p>
          </table:table-cell>
          <table:table-cell office:value-type="float" office:value="0.2497065" calcext:value-type="float">
            <text:p>0.2497065</text:p>
          </table:table-cell>
          <table:table-cell office:value-type="float" office:value="0.0549008" calcext:value-type="float">
            <text:p>0.0549008</text:p>
          </table:table-cell>
          <table:table-cell office:value-type="float" office:value="0.6918534" calcext:value-type="float">
            <text:p>0.6918534</text:p>
          </table:table-cell>
          <table:table-cell office:value-type="float" office:value="0.2461505" calcext:value-type="float">
            <text:p>0.2461505</text:p>
          </table:table-cell>
          <table:table-cell office:value-type="float" office:value="0.0239008" calcext:value-type="float">
            <text:p>0.0239008</text:p>
          </table:table-cell>
          <table:table-cell office:value-type="float" office:value="0.6918534" calcext:value-type="float">
            <text:p>0.6918534</text:p>
          </table:table-cell>
          <table:table-cell office:value-type="float" office:value="0.2461504" calcext:value-type="float">
            <text:p>0.2461504</text:p>
          </table:table-cell>
          <table:table-cell office:value-type="float" office:value="0.0301008" calcext:value-type="float">
            <text:p>0.0301008</text:p>
          </table:table-cell>
          <table:table-cell office:value-type="float" office:value="0.6918534" calcext:value-type="float">
            <text:p>0.6918534</text:p>
          </table:table-cell>
          <table:table-cell office:value-type="float" office:value="0.2461504" calcext:value-type="float">
            <text:p>0.2461504</text:p>
          </table:table-cell>
          <table:table-cell office:value-type="float" office:value="0.0363008" calcext:value-type="float">
            <text:p>0.0363008</text:p>
          </table:table-cell>
          <table:table-cell office:value-type="float" office:value="0.6918534" calcext:value-type="float">
            <text:p>0.6918534</text:p>
          </table:table-cell>
          <table:table-cell office:value-type="float" office:value="0.2461504" calcext:value-type="float">
            <text:p>0.2461504</text:p>
          </table:table-cell>
          <table:table-cell office:value-type="float" office:value="0.0425008" calcext:value-type="float">
            <text:p>0.0425008</text:p>
          </table:table-cell>
          <table:table-cell office:value-type="float" office:value="0.6918534" calcext:value-type="float">
            <text:p>0.6918534</text:p>
          </table:table-cell>
          <table:table-cell office:value-type="float" office:value="0.2461504" calcext:value-type="float">
            <text:p>0.2461504</text:p>
          </table:table-cell>
          <table:table-cell office:value-type="float" office:value="0.0487008" calcext:value-type="float">
            <text:p>0.0487008</text:p>
          </table:table-cell>
          <table:table-cell office:value-type="float" office:value="0.6918534" calcext:value-type="float">
            <text:p>0.6918534</text:p>
          </table:table-cell>
          <table:table-cell office:value-type="float" office:value="0.2461504" calcext:value-type="float">
            <text:p>0.2461504</text:p>
          </table:table-cell>
          <table:table-cell office:value-type="float" office:value="0.0549008" calcext:value-type="float">
            <text:p>0.0549008</text:p>
          </table:table-cell>
        </table:table-row>
        <table:table-row table:style-name="ro1">
          <table:table-cell office:value-type="string" calcext:value-type="string">
            <text:p>z_rot_plus_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25-08-21 13:47:57</text:p>
          </table:table-cell>
          <table:table-cell office:value-type="float" office:value="0.001015" calcext:value-type="float">
            <text:p>0.001015</text:p>
          </table:table-cell>
          <table:table-cell office:value-type="float" office:value="0.6946718" calcext:value-type="float">
            <text:p>0.6946718</text:p>
          </table:table-cell>
          <table:table-cell office:value-type="float" office:value="0.6956867" calcext:value-type="float">
            <text:p>0.6956867</text:p>
          </table:table-cell>
          <table:table-cell office:value-type="float" office:value="0.2489893" calcext:value-type="float">
            <text:p>0.2489893</text:p>
          </table:table-cell>
          <table:table-cell office:value-type="float" office:value="0.0380508" calcext:value-type="float">
            <text:p>0.0380508</text:p>
          </table:table-cell>
          <table:table-cell office:value-type="float" office:value="9" calcext:value-type="float">
            <text:p>9</text:p>
          </table:table-cell>
          <table:table-cell office:value-type="float" office:value="0.774079978466034" calcext:value-type="float">
            <text:p>0.774079978466034</text:p>
          </table:table-cell>
          <table:table-cell office:value-type="float" office:value="0.0910691991448402" calcext:value-type="float">
            <text:p>0.0910691991448402</text:p>
          </table:table-cell>
          <table:table-cell office:value-type="float" office:value="0.683010779321194" calcext:value-type="float">
            <text:p>0.683010779321194</text:p>
          </table:table-cell>
          <table:table-cell office:value-type="float" office:value="0.31585416123271" calcext:value-type="float">
            <text:p>0.31585416123271</text:p>
          </table:table-cell>
          <table:table-cell office:value-type="float" office:value="0.190240169604509" calcext:value-type="float">
            <text:p>0.190240169604509</text:p>
          </table:table-cell>
          <table:table-cell office:value-type="float" office:value="0.437850481271744" calcext:value-type="float">
            <text:p>0.437850481271744</text:p>
          </table:table-cell>
          <table:table-cell office:value-type="float" office:value="0.193857841193676" calcext:value-type="float">
            <text:p>0.193857841193676</text:p>
          </table:table-cell>
          <table:table-cell office:value-type="float" office:value="0.243992640078068" calcext:value-type="float">
            <text:p>0.243992640078068</text:p>
          </table:table-cell>
          <table:table-cell office:value-type="float" office:value="0.3645392" calcext:value-type="float">
            <text:p>0.3645392</text:p>
          </table:table-cell>
          <table:table-cell office:value-type="float" office:value="0.3521408" calcext:value-type="float">
            <text:p>0.3521408</text:p>
          </table:table-cell>
          <table:table-cell office:value-type="float" office:value="0.3274424" calcext:value-type="float">
            <text:p>0.3274424</text:p>
          </table:table-cell>
          <table:table-cell office:value-type="float" office:value="0.37105" calcext:value-type="float">
            <text:p>0.37105</text:p>
          </table:table-cell>
          <table:table-cell office:value-type="float" office:value="0.77408" calcext:value-type="float">
            <text:p>0.77408</text:p>
          </table:table-cell>
          <table:table-cell office:value-type="float" office:value="0.0033292" calcext:value-type="float">
            <text:p>0.0033292</text:p>
          </table:table-cell>
          <table:table-cell office:value-type="float" office:value="0.21238" calcext:value-type="float">
            <text:p>0.21238</text:p>
          </table:table-cell>
          <table:table-cell office:value-type="float" office:value="0.20869" calcext:value-type="float">
            <text:p>0.20869</text:p>
          </table:table-cell>
          <table:table-cell office:value-type="float" office:value="0.12628" calcext:value-type="float">
            <text:p>0.12628</text:p>
          </table:table-cell>
          <table:table-cell office:value-type="float" office:value="0.0910692" calcext:value-type="float">
            <text:p>0.0910692</text:p>
          </table:table-cell>
          <table:table-cell office:value-type="float" office:value="0.33087" calcext:value-type="float">
            <text:p>0.33087</text:p>
          </table:table-cell>
          <table:table-cell office:value-type="float" office:value="-0.0048708" calcext:value-type="float">
            <text:p>-0.0048708</text:p>
          </table:table-cell>
          <table:table-cell office:value-type="float" office:value="0.6970465" calcext:value-type="float">
            <text:p>0.6970465</text:p>
          </table:table-cell>
          <table:table-cell office:value-type="float" office:value="0.2501303" calcext:value-type="float">
            <text:p>0.2501303</text:p>
          </table:table-cell>
          <table:table-cell office:value-type="float" office:value="0.0238999" calcext:value-type="float">
            <text:p>0.0238999</text:p>
          </table:table-cell>
          <table:table-cell office:value-type="float" office:value="0.6970465" calcext:value-type="float">
            <text:p>0.6970465</text:p>
          </table:table-cell>
          <table:table-cell office:value-type="float" office:value="0.2501303" calcext:value-type="float">
            <text:p>0.2501303</text:p>
          </table:table-cell>
          <table:table-cell office:value-type="float" office:value="0.0300999" calcext:value-type="float">
            <text:p>0.0300999</text:p>
          </table:table-cell>
          <table:table-cell office:value-type="float" office:value="0.6970465" calcext:value-type="float">
            <text:p>0.6970465</text:p>
          </table:table-cell>
          <table:table-cell office:value-type="float" office:value="0.2501303" calcext:value-type="float">
            <text:p>0.2501303</text:p>
          </table:table-cell>
          <table:table-cell office:value-type="float" office:value="0.0362999" calcext:value-type="float">
            <text:p>0.0362999</text:p>
          </table:table-cell>
          <table:table-cell office:value-type="float" office:value="0.6970465" calcext:value-type="float">
            <text:p>0.6970465</text:p>
          </table:table-cell>
          <table:table-cell office:value-type="float" office:value="0.2501303" calcext:value-type="float">
            <text:p>0.2501303</text:p>
          </table:table-cell>
          <table:table-cell office:value-type="float" office:value="0.0424999" calcext:value-type="float">
            <text:p>0.0424999</text:p>
          </table:table-cell>
          <table:table-cell office:value-type="float" office:value="0.6970465" calcext:value-type="float">
            <text:p>0.6970465</text:p>
          </table:table-cell>
          <table:table-cell office:value-type="float" office:value="0.2501303" calcext:value-type="float">
            <text:p>0.2501303</text:p>
          </table:table-cell>
          <table:table-cell office:value-type="float" office:value="0.0486999" calcext:value-type="float">
            <text:p>0.0486999</text:p>
          </table:table-cell>
          <table:table-cell office:value-type="float" office:value="0.6970465" calcext:value-type="float">
            <text:p>0.6970465</text:p>
          </table:table-cell>
          <table:table-cell office:value-type="float" office:value="0.2501303" calcext:value-type="float">
            <text:p>0.2501303</text:p>
          </table:table-cell>
          <table:table-cell office:value-type="float" office:value="0.0548999" calcext:value-type="float">
            <text:p>0.0548999</text:p>
          </table:table-cell>
          <table:table-cell office:value-type="float" office:value="0.6922971" calcext:value-type="float">
            <text:p>0.6922971</text:p>
          </table:table-cell>
          <table:table-cell office:value-type="float" office:value="0.246145" calcext:value-type="float">
            <text:p>0.246145</text:p>
          </table:table-cell>
          <table:table-cell office:value-type="float" office:value="0.0238999" calcext:value-type="float">
            <text:p>0.0238999</text:p>
          </table:table-cell>
          <table:table-cell office:value-type="float" office:value="0.692297" calcext:value-type="float">
            <text:p>0.692297</text:p>
          </table:table-cell>
          <table:table-cell office:value-type="float" office:value="0.246145" calcext:value-type="float">
            <text:p>0.246145</text:p>
          </table:table-cell>
          <table:table-cell office:value-type="float" office:value="0.0300999" calcext:value-type="float">
            <text:p>0.0300999</text:p>
          </table:table-cell>
          <table:table-cell office:value-type="float" office:value="0.692297" calcext:value-type="float">
            <text:p>0.692297</text:p>
          </table:table-cell>
          <table:table-cell office:value-type="float" office:value="0.246145" calcext:value-type="float">
            <text:p>0.246145</text:p>
          </table:table-cell>
          <table:table-cell office:value-type="float" office:value="0.0362999" calcext:value-type="float">
            <text:p>0.0362999</text:p>
          </table:table-cell>
          <table:table-cell office:value-type="float" office:value="0.692297" calcext:value-type="float">
            <text:p>0.692297</text:p>
          </table:table-cell>
          <table:table-cell office:value-type="float" office:value="0.246145" calcext:value-type="float">
            <text:p>0.246145</text:p>
          </table:table-cell>
          <table:table-cell office:value-type="float" office:value="0.0424999" calcext:value-type="float">
            <text:p>0.0424999</text:p>
          </table:table-cell>
          <table:table-cell office:value-type="float" office:value="0.692297" calcext:value-type="float">
            <text:p>0.692297</text:p>
          </table:table-cell>
          <table:table-cell office:value-type="float" office:value="0.246145" calcext:value-type="float">
            <text:p>0.246145</text:p>
          </table:table-cell>
          <table:table-cell office:value-type="float" office:value="0.0486999" calcext:value-type="float">
            <text:p>0.0486999</text:p>
          </table:table-cell>
          <table:table-cell office:value-type="float" office:value="0.692297" calcext:value-type="float">
            <text:p>0.692297</text:p>
          </table:table-cell>
          <table:table-cell office:value-type="float" office:value="0.246145" calcext:value-type="float">
            <text:p>0.246145</text:p>
          </table:table-cell>
          <table:table-cell office:value-type="float" office:value="0.0548999" calcext:value-type="float">
            <text:p>0.0548999</text:p>
          </table:table-cell>
        </table:table-row>
        <table:table-row table:style-name="ro1">
          <table:table-cell office:value-type="string" calcext:value-type="string">
            <text:p>z_rot_plus_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25-08-21 13:48:10</text:p>
          </table:table-cell>
          <table:table-cell office:value-type="float" office:value="0.0004708" calcext:value-type="float">
            <text:p>0.0004708</text:p>
          </table:table-cell>
          <table:table-cell office:value-type="float" office:value="0.6949261" calcext:value-type="float">
            <text:p>0.6949261</text:p>
          </table:table-cell>
          <table:table-cell office:value-type="float" office:value="0.6953969" calcext:value-type="float">
            <text:p>0.6953969</text:p>
          </table:table-cell>
          <table:table-cell office:value-type="float" office:value="0.2488467" calcext:value-type="float">
            <text:p>0.2488467</text:p>
          </table:table-cell>
          <table:table-cell office:value-type="float" office:value="0.0380199" calcext:value-type="float">
            <text:p>0.0380199</text:p>
          </table:table-cell>
          <table:table-cell office:value-type="float" office:value="10" calcext:value-type="float">
            <text:p>10</text:p>
          </table:table-cell>
          <table:table-cell office:value-type="float" office:value="0.624430000782013" calcext:value-type="float">
            <text:p>0.624430000782013</text:p>
          </table:table-cell>
          <table:table-cell office:value-type="float" office:value="0.13165919482708" calcext:value-type="float">
            <text:p>0.13165919482708</text:p>
          </table:table-cell>
          <table:table-cell office:value-type="float" office:value="0.492770805954933" calcext:value-type="float">
            <text:p>0.492770805954933</text:p>
          </table:table-cell>
          <table:table-cell office:value-type="float" office:value="0.318519157171249" calcext:value-type="float">
            <text:p>0.318519157171249</text:p>
          </table:table-cell>
          <table:table-cell office:value-type="float" office:value="0.144292509415155" calcext:value-type="float">
            <text:p>0.144292509415155</text:p>
          </table:table-cell>
          <table:table-cell office:value-type="float" office:value="0.386928474903107" calcext:value-type="float">
            <text:p>0.386928474903107</text:p>
          </table:table-cell>
          <table:table-cell office:value-type="float" office:value="0.250109839439392" calcext:value-type="float">
            <text:p>0.250109839439392</text:p>
          </table:table-cell>
          <table:table-cell office:value-type="float" office:value="0.136818635463715" calcext:value-type="float">
            <text:p>0.136818635463715</text:p>
          </table:table-cell>
          <table:table-cell office:value-type="float" office:value="0.3223092" calcext:value-type="float">
            <text:p>0.3223092</text:p>
          </table:table-cell>
          <table:table-cell office:value-type="float" office:value="0.3090908" calcext:value-type="float">
            <text:p>0.3090908</text:p>
          </table:table-cell>
          <table:table-cell office:value-type="float" office:value="0.2831624" calcext:value-type="float">
            <text:p>0.2831624</text:p>
          </table:table-cell>
          <table:table-cell office:value-type="float" office:value="0.39565" calcext:value-type="float">
            <text:p>0.39565</text:p>
          </table:table-cell>
          <table:table-cell office:value-type="float" office:value="0.62443" calcext:value-type="float">
            <text:p>0.62443</text:p>
          </table:table-cell>
          <table:table-cell office:value-type="float" office:value="0.0033292" calcext:value-type="float">
            <text:p>0.0033292</text:p>
          </table:table-cell>
          <table:table-cell office:value-type="float" office:value="0.28577" calcext:value-type="float">
            <text:p>0.28577</text:p>
          </table:table-cell>
          <table:table-cell office:value-type="float" office:value="0.24928" calcext:value-type="float">
            <text:p>0.24928</text:p>
          </table:table-cell>
          <table:table-cell office:value-type="float" office:value="0.14309" calcext:value-type="float">
            <text:p>0.14309</text:p>
          </table:table-cell>
          <table:table-cell office:value-type="float" office:value="0.1316592" calcext:value-type="float">
            <text:p>0.1316592</text:p>
          </table:table-cell>
          <table:table-cell office:value-type="float" office:value="0.44075" calcext:value-type="float">
            <text:p>0.44075</text:p>
          </table:table-cell>
          <table:table-cell office:value-type="float" office:value="-0.0036408" calcext:value-type="float">
            <text:p>-0.0036408</text:p>
          </table:table-cell>
          <table:table-cell office:value-type="float" office:value="0.6971182" calcext:value-type="float">
            <text:p>0.6971182</text:p>
          </table:table-cell>
          <table:table-cell office:value-type="float" office:value="0.2505679" calcext:value-type="float">
            <text:p>0.2505679</text:p>
          </table:table-cell>
          <table:table-cell office:value-type="float" office:value="0.0239009" calcext:value-type="float">
            <text:p>0.0239009</text:p>
          </table:table-cell>
          <table:table-cell office:value-type="float" office:value="0.6971182" calcext:value-type="float">
            <text:p>0.6971182</text:p>
          </table:table-cell>
          <table:table-cell office:value-type="float" office:value="0.2505679" calcext:value-type="float">
            <text:p>0.2505679</text:p>
          </table:table-cell>
          <table:table-cell office:value-type="float" office:value="0.0301009" calcext:value-type="float">
            <text:p>0.0301009</text:p>
          </table:table-cell>
          <table:table-cell office:value-type="float" office:value="0.6971181" calcext:value-type="float">
            <text:p>0.6971181</text:p>
          </table:table-cell>
          <table:table-cell office:value-type="float" office:value="0.2505679" calcext:value-type="float">
            <text:p>0.2505679</text:p>
          </table:table-cell>
          <table:table-cell office:value-type="float" office:value="0.0363009" calcext:value-type="float">
            <text:p>0.0363009</text:p>
          </table:table-cell>
          <table:table-cell office:value-type="float" office:value="0.6971181" calcext:value-type="float">
            <text:p>0.6971181</text:p>
          </table:table-cell>
          <table:table-cell office:value-type="float" office:value="0.2505679" calcext:value-type="float">
            <text:p>0.2505679</text:p>
          </table:table-cell>
          <table:table-cell office:value-type="float" office:value="0.0425009" calcext:value-type="float">
            <text:p>0.0425009</text:p>
          </table:table-cell>
          <table:table-cell office:value-type="float" office:value="0.697118" calcext:value-type="float">
            <text:p>0.697118</text:p>
          </table:table-cell>
          <table:table-cell office:value-type="float" office:value="0.2505679" calcext:value-type="float">
            <text:p>0.2505679</text:p>
          </table:table-cell>
          <table:table-cell office:value-type="float" office:value="0.0487009" calcext:value-type="float">
            <text:p>0.0487009</text:p>
          </table:table-cell>
          <table:table-cell office:value-type="float" office:value="0.697118" calcext:value-type="float">
            <text:p>0.697118</text:p>
          </table:table-cell>
          <table:table-cell office:value-type="float" office:value="0.2505679" calcext:value-type="float">
            <text:p>0.2505679</text:p>
          </table:table-cell>
          <table:table-cell office:value-type="float" office:value="0.0549009" calcext:value-type="float">
            <text:p>0.0549009</text:p>
          </table:table-cell>
          <table:table-cell office:value-type="float" office:value="0.6927342" calcext:value-type="float">
            <text:p>0.6927342</text:p>
          </table:table-cell>
          <table:table-cell office:value-type="float" office:value="0.2461838" calcext:value-type="float">
            <text:p>0.2461838</text:p>
          </table:table-cell>
          <table:table-cell office:value-type="float" office:value="0.0239008" calcext:value-type="float">
            <text:p>0.0239008</text:p>
          </table:table-cell>
          <table:table-cell office:value-type="float" office:value="0.6927341" calcext:value-type="float">
            <text:p>0.6927341</text:p>
          </table:table-cell>
          <table:table-cell office:value-type="float" office:value="0.2461838" calcext:value-type="float">
            <text:p>0.2461838</text:p>
          </table:table-cell>
          <table:table-cell office:value-type="float" office:value="0.0301008" calcext:value-type="float">
            <text:p>0.0301008</text:p>
          </table:table-cell>
          <table:table-cell office:value-type="float" office:value="0.6927341" calcext:value-type="float">
            <text:p>0.6927341</text:p>
          </table:table-cell>
          <table:table-cell office:value-type="float" office:value="0.2461838" calcext:value-type="float">
            <text:p>0.2461838</text:p>
          </table:table-cell>
          <table:table-cell office:value-type="float" office:value="0.0363008" calcext:value-type="float">
            <text:p>0.0363008</text:p>
          </table:table-cell>
          <table:table-cell office:value-type="float" office:value="0.692734" calcext:value-type="float">
            <text:p>0.692734</text:p>
          </table:table-cell>
          <table:table-cell office:value-type="float" office:value="0.2461838" calcext:value-type="float">
            <text:p>0.2461838</text:p>
          </table:table-cell>
          <table:table-cell office:value-type="float" office:value="0.0425008" calcext:value-type="float">
            <text:p>0.0425008</text:p>
          </table:table-cell>
          <table:table-cell office:value-type="float" office:value="0.692734" calcext:value-type="float">
            <text:p>0.692734</text:p>
          </table:table-cell>
          <table:table-cell office:value-type="float" office:value="0.2461838" calcext:value-type="float">
            <text:p>0.2461838</text:p>
          </table:table-cell>
          <table:table-cell office:value-type="float" office:value="0.0487008" calcext:value-type="float">
            <text:p>0.0487008</text:p>
          </table:table-cell>
          <table:table-cell office:value-type="float" office:value="0.6927339" calcext:value-type="float">
            <text:p>0.6927339</text:p>
          </table:table-cell>
          <table:table-cell office:value-type="float" office:value="0.2461838" calcext:value-type="float">
            <text:p>0.2461838</text:p>
          </table:table-cell>
          <table:table-cell office:value-type="float" office:value="0.0549008" calcext:value-type="float">
            <text:p>0.0549008</text:p>
          </table:table-cell>
        </table:table-row>
        <table:table-row table:style-name="ro1">
          <table:table-cell office:value-type="string" calcext:value-type="string">
            <text:p>z_rot_plus_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25-08-21 13:48:22</text:p>
          </table:table-cell>
          <table:table-cell office:value-type="float" office:value="0.0001778" calcext:value-type="float">
            <text:p>0.0001778</text:p>
          </table:table-cell>
          <table:table-cell office:value-type="float" office:value="0.6951582" calcext:value-type="float">
            <text:p>0.6951582</text:p>
          </table:table-cell>
          <table:table-cell office:value-type="float" office:value="0.695336" calcext:value-type="float">
            <text:p>0.695336</text:p>
          </table:table-cell>
          <table:table-cell office:value-type="float" office:value="0.2488415" calcext:value-type="float">
            <text:p>0.2488415</text:p>
          </table:table-cell>
          <table:table-cell office:value-type="float" office:value="0.0376861" calcext:value-type="float">
            <text:p>0.0376861</text:p>
          </table:table-cell>
          <table:table-cell office:value-type="float" office:value="10" calcext:value-type="float">
            <text:p>10</text:p>
          </table:table-cell>
          <table:table-cell office:value-type="float" office:value="0.74948000907898" calcext:value-type="float">
            <text:p>0.74948000907898</text:p>
          </table:table-cell>
          <table:table-cell office:value-type="float" office:value="0.248459994792938" calcext:value-type="float">
            <text:p>0.248459994792938</text:p>
          </table:table-cell>
          <table:table-cell office:value-type="float" office:value="0.501020014286041" calcext:value-type="float">
            <text:p>0.501020014286041</text:p>
          </table:table-cell>
          <table:table-cell office:value-type="float" office:value="0.459190163016319" calcext:value-type="float">
            <text:p>0.459190163016319</text:p>
          </table:table-cell>
          <table:table-cell office:value-type="float" office:value="0.141779023904711" calcext:value-type="float">
            <text:p>0.141779023904711</text:p>
          </table:table-cell>
          <table:table-cell office:value-type="float" office:value="0.500170481204987" calcext:value-type="float">
            <text:p>0.500170481204987</text:p>
          </table:table-cell>
          <table:table-cell office:value-type="float" office:value="0.418209844827652" calcext:value-type="float">
            <text:p>0.418209844827652</text:p>
          </table:table-cell>
          <table:table-cell office:value-type="float" office:value="0.0819606363773345" calcext:value-type="float">
            <text:p>0.0819606363773345</text:p>
          </table:table-cell>
          <table:table-cell office:value-type="float" office:value="0.4416192" calcext:value-type="float">
            <text:p>0.4416192</text:p>
          </table:table-cell>
          <table:table-cell office:value-type="float" office:value="0.5415608" calcext:value-type="float">
            <text:p>0.5415608</text:p>
          </table:table-cell>
          <table:table-cell office:value-type="float" office:value="0.5217824" calcext:value-type="float">
            <text:p>0.5217824</text:p>
          </table:table-cell>
          <table:table-cell office:value-type="float" office:value="0.51988" calcext:value-type="float">
            <text:p>0.51988</text:p>
          </table:table-cell>
          <table:table-cell office:value-type="float" office:value="0.47601" calcext:value-type="float">
            <text:p>0.47601</text:p>
          </table:table-cell>
          <table:table-cell office:value-type="float" office:value="0.0041492" calcext:value-type="float">
            <text:p>0.0041492</text:p>
          </table:table-cell>
          <table:table-cell office:value-type="float" office:value="0.31775" calcext:value-type="float">
            <text:p>0.31775</text:p>
          </table:table-cell>
          <table:table-cell office:value-type="float" office:value="0.32841" calcext:value-type="float">
            <text:p>0.32841</text:p>
          </table:table-cell>
          <table:table-cell office:value-type="float" office:value="0.24846" calcext:value-type="float">
            <text:p>0.24846</text:p>
          </table:table-cell>
          <table:table-cell office:value-type="float" office:value="0.4469492" calcext:value-type="float">
            <text:p>0.4469492</text:p>
          </table:table-cell>
          <table:table-cell office:value-type="float" office:value="0.74948" calcext:value-type="float">
            <text:p>0.74948</text:p>
          </table:table-cell>
          <table:table-cell office:value-type="float" office:value="-0.0020008" calcext:value-type="float">
            <text:p>-0.0020008</text:p>
          </table:table-cell>
          <table:table-cell office:value-type="float" office:value="0.6971508" calcext:value-type="float">
            <text:p>0.6971508</text:p>
          </table:table-cell>
          <table:table-cell office:value-type="float" office:value="0.2510043" calcext:value-type="float">
            <text:p>0.2510043</text:p>
          </table:table-cell>
          <table:table-cell office:value-type="float" office:value="0.0238966" calcext:value-type="float">
            <text:p>0.0238966</text:p>
          </table:table-cell>
          <table:table-cell office:value-type="float" office:value="0.6971508" calcext:value-type="float">
            <text:p>0.6971508</text:p>
          </table:table-cell>
          <table:table-cell office:value-type="float" office:value="0.2510043" calcext:value-type="float">
            <text:p>0.2510043</text:p>
          </table:table-cell>
          <table:table-cell office:value-type="float" office:value="0.0300966" calcext:value-type="float">
            <text:p>0.0300966</text:p>
          </table:table-cell>
          <table:table-cell office:value-type="float" office:value="0.6971508" calcext:value-type="float">
            <text:p>0.6971508</text:p>
          </table:table-cell>
          <table:table-cell office:value-type="float" office:value="0.2510043" calcext:value-type="float">
            <text:p>0.2510043</text:p>
          </table:table-cell>
          <table:table-cell office:value-type="float" office:value="0.0362966" calcext:value-type="float">
            <text:p>0.0362966</text:p>
          </table:table-cell>
          <table:table-cell office:value-type="float" office:value="0.6971508" calcext:value-type="float">
            <text:p>0.6971508</text:p>
          </table:table-cell>
          <table:table-cell office:value-type="float" office:value="0.2510044" calcext:value-type="float">
            <text:p>0.2510044</text:p>
          </table:table-cell>
          <table:table-cell office:value-type="float" office:value="0.0424966" calcext:value-type="float">
            <text:p>0.0424966</text:p>
          </table:table-cell>
          <table:table-cell office:value-type="float" office:value="0.6971508" calcext:value-type="float">
            <text:p>0.6971508</text:p>
          </table:table-cell>
          <table:table-cell office:value-type="float" office:value="0.2510044" calcext:value-type="float">
            <text:p>0.2510044</text:p>
          </table:table-cell>
          <table:table-cell office:value-type="float" office:value="0.0486966" calcext:value-type="float">
            <text:p>0.0486966</text:p>
          </table:table-cell>
          <table:table-cell office:value-type="float" office:value="0.6971508" calcext:value-type="float">
            <text:p>0.6971508</text:p>
          </table:table-cell>
          <table:table-cell office:value-type="float" office:value="0.2510044" calcext:value-type="float">
            <text:p>0.2510044</text:p>
          </table:table-cell>
          <table:table-cell office:value-type="float" office:value="0.0548966" calcext:value-type="float">
            <text:p>0.0548966</text:p>
          </table:table-cell>
          <table:table-cell office:value-type="float" office:value="0.6931655" calcext:value-type="float">
            <text:p>0.6931655</text:p>
          </table:table-cell>
          <table:table-cell office:value-type="float" office:value="0.2462548" calcext:value-type="float">
            <text:p>0.2462548</text:p>
          </table:table-cell>
          <table:table-cell office:value-type="float" office:value="0.0238966" calcext:value-type="float">
            <text:p>0.0238966</text:p>
          </table:table-cell>
          <table:table-cell office:value-type="float" office:value="0.6931655" calcext:value-type="float">
            <text:p>0.6931655</text:p>
          </table:table-cell>
          <table:table-cell office:value-type="float" office:value="0.2462548" calcext:value-type="float">
            <text:p>0.2462548</text:p>
          </table:table-cell>
          <table:table-cell office:value-type="float" office:value="0.0300966" calcext:value-type="float">
            <text:p>0.0300966</text:p>
          </table:table-cell>
          <table:table-cell office:value-type="float" office:value="0.6931655" calcext:value-type="float">
            <text:p>0.6931655</text:p>
          </table:table-cell>
          <table:table-cell office:value-type="float" office:value="0.2462549" calcext:value-type="float">
            <text:p>0.2462549</text:p>
          </table:table-cell>
          <table:table-cell office:value-type="float" office:value="0.0362966" calcext:value-type="float">
            <text:p>0.0362966</text:p>
          </table:table-cell>
          <table:table-cell office:value-type="float" office:value="0.6931655" calcext:value-type="float">
            <text:p>0.6931655</text:p>
          </table:table-cell>
          <table:table-cell office:value-type="float" office:value="0.2462549" calcext:value-type="float">
            <text:p>0.2462549</text:p>
          </table:table-cell>
          <table:table-cell office:value-type="float" office:value="0.0424966" calcext:value-type="float">
            <text:p>0.0424966</text:p>
          </table:table-cell>
          <table:table-cell office:value-type="float" office:value="0.6931655" calcext:value-type="float">
            <text:p>0.6931655</text:p>
          </table:table-cell>
          <table:table-cell office:value-type="float" office:value="0.2462549" calcext:value-type="float">
            <text:p>0.2462549</text:p>
          </table:table-cell>
          <table:table-cell office:value-type="float" office:value="0.0486966" calcext:value-type="float">
            <text:p>0.0486966</text:p>
          </table:table-cell>
          <table:table-cell office:value-type="float" office:value="0.6931655" calcext:value-type="float">
            <text:p>0.6931655</text:p>
          </table:table-cell>
          <table:table-cell office:value-type="float" office:value="0.246255" calcext:value-type="float">
            <text:p>0.246255</text:p>
          </table:table-cell>
          <table:table-cell office:value-type="float" office:value="0.0548966" calcext:value-type="float">
            <text:p>0.0548966</text:p>
          </table:table-cell>
        </table:table-row>
        <table:table-row table:style-name="ro1">
          <table:table-cell office:value-type="string" calcext:value-type="string">
            <text:p>z_rot_plus_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25-08-21 13:48:35</text:p>
          </table:table-cell>
          <table:table-cell office:value-type="float" office:value="0.0000973" calcext:value-type="float">
            <text:p>0.0000973</text:p>
          </table:table-cell>
          <table:table-cell office:value-type="float" office:value="0.6953676" calcext:value-type="float">
            <text:p>0.6953676</text:p>
          </table:table-cell>
          <table:table-cell office:value-type="float" office:value="0.6954649" calcext:value-type="float">
            <text:p>0.6954649</text:p>
          </table:table-cell>
          <table:table-cell office:value-type="float" office:value="0.2490518" calcext:value-type="float">
            <text:p>0.2490518</text:p>
          </table:table-cell>
          <table:table-cell office:value-type="float" office:value="0.0383266" calcext:value-type="float">
            <text:p>0.0383266</text:p>
          </table:table-cell>
          <table:table-cell office:value-type="float" office:value="10" calcext:value-type="float">
            <text:p>10</text:p>
          </table:table-cell>
          <table:table-cell office:value-type="float" office:value="0.765879988670349" calcext:value-type="float">
            <text:p>0.765879988670349</text:p>
          </table:table-cell>
          <table:table-cell office:value-type="float" office:value="0.303400009870529" calcext:value-type="float">
            <text:p>0.303400009870529</text:p>
          </table:table-cell>
          <table:table-cell office:value-type="float" office:value="0.46247997879982" calcext:value-type="float">
            <text:p>0.46247997879982</text:p>
          </table:table-cell>
          <table:table-cell office:value-type="float" office:value="0.497074156999588" calcext:value-type="float">
            <text:p>0.497074156999588</text:p>
          </table:table-cell>
          <table:table-cell office:value-type="float" office:value="0.149388579894001" calcext:value-type="float">
            <text:p>0.149388579894001</text:p>
          </table:table-cell>
          <table:table-cell office:value-type="float" office:value="0.524278473854065" calcext:value-type="float">
            <text:p>0.524278473854065</text:p>
          </table:table-cell>
          <table:table-cell office:value-type="float" office:value="0.469869840145111" calcext:value-type="float">
            <text:p>0.469869840145111</text:p>
          </table:table-cell>
          <table:table-cell office:value-type="float" office:value="0.0544086337089538" calcext:value-type="float">
            <text:p>0.0544086337089538</text:p>
          </table:table-cell>
          <table:table-cell office:value-type="float" office:value="0.3973392" calcext:value-type="float">
            <text:p>0.3973392</text:p>
          </table:table-cell>
          <table:table-cell office:value-type="float" office:value="0.4837508" calcext:value-type="float">
            <text:p>0.4837508</text:p>
          </table:table-cell>
          <table:table-cell office:value-type="float" office:value="0.4795524" calcext:value-type="float">
            <text:p>0.4795524</text:p>
          </table:table-cell>
          <table:table-cell office:value-type="float" office:value="0.53751" calcext:value-type="float">
            <text:p>0.53751</text:p>
          </table:table-cell>
          <table:table-cell office:value-type="float" office:value="0.72324" calcext:value-type="float">
            <text:p>0.72324</text:p>
          </table:table-cell>
          <table:table-cell office:value-type="float" office:value="0.0037392" calcext:value-type="float">
            <text:p>0.0037392</text:p>
          </table:table-cell>
          <table:table-cell office:value-type="float" office:value="0.37392" calcext:value-type="float">
            <text:p>0.37392</text:p>
          </table:table-cell>
          <table:table-cell office:value-type="float" office:value="0.38663" calcext:value-type="float">
            <text:p>0.38663</text:p>
          </table:table-cell>
          <table:table-cell office:value-type="float" office:value="0.3034" calcext:value-type="float">
            <text:p>0.3034</text:p>
          </table:table-cell>
          <table:table-cell office:value-type="float" office:value="0.5195192" calcext:value-type="float">
            <text:p>0.5195192</text:p>
          </table:table-cell>
          <table:table-cell office:value-type="float" office:value="0.76588" calcext:value-type="float">
            <text:p>0.76588</text:p>
          </table:table-cell>
          <table:table-cell office:value-type="float" office:value="-0.0015908" calcext:value-type="float">
            <text:p>-0.0015908</text:p>
          </table:table-cell>
          <table:table-cell office:value-type="float" office:value="0.6971456" calcext:value-type="float">
            <text:p>0.6971456</text:p>
          </table:table-cell>
          <table:table-cell office:value-type="float" office:value="0.2514521" calcext:value-type="float">
            <text:p>0.2514521</text:p>
          </table:table-cell>
          <table:table-cell office:value-type="float" office:value="0.023903" calcext:value-type="float">
            <text:p>0.023903</text:p>
          </table:table-cell>
          <table:table-cell office:value-type="float" office:value="0.6971456" calcext:value-type="float">
            <text:p>0.6971456</text:p>
          </table:table-cell>
          <table:table-cell office:value-type="float" office:value="0.2514521" calcext:value-type="float">
            <text:p>0.2514521</text:p>
          </table:table-cell>
          <table:table-cell office:value-type="float" office:value="0.030103" calcext:value-type="float">
            <text:p>0.030103</text:p>
          </table:table-cell>
          <table:table-cell office:value-type="float" office:value="0.6971456" calcext:value-type="float">
            <text:p>0.6971456</text:p>
          </table:table-cell>
          <table:table-cell office:value-type="float" office:value="0.2514522" calcext:value-type="float">
            <text:p>0.2514522</text:p>
          </table:table-cell>
          <table:table-cell office:value-type="float" office:value="0.036303" calcext:value-type="float">
            <text:p>0.036303</text:p>
          </table:table-cell>
          <table:table-cell office:value-type="float" office:value="0.6971457" calcext:value-type="float">
            <text:p>0.6971457</text:p>
          </table:table-cell>
          <table:table-cell office:value-type="float" office:value="0.2514522" calcext:value-type="float">
            <text:p>0.2514522</text:p>
          </table:table-cell>
          <table:table-cell office:value-type="float" office:value="0.042503" calcext:value-type="float">
            <text:p>0.042503</text:p>
          </table:table-cell>
          <table:table-cell office:value-type="float" office:value="0.6971457" calcext:value-type="float">
            <text:p>0.6971457</text:p>
          </table:table-cell>
          <table:table-cell office:value-type="float" office:value="0.2514522" calcext:value-type="float">
            <text:p>0.2514522</text:p>
          </table:table-cell>
          <table:table-cell office:value-type="float" office:value="0.048703" calcext:value-type="float">
            <text:p>0.048703</text:p>
          </table:table-cell>
          <table:table-cell office:value-type="float" office:value="0.6971457" calcext:value-type="float">
            <text:p>0.6971457</text:p>
          </table:table-cell>
          <table:table-cell office:value-type="float" office:value="0.2514522" calcext:value-type="float">
            <text:p>0.2514522</text:p>
          </table:table-cell>
          <table:table-cell office:value-type="float" office:value="0.054903" calcext:value-type="float">
            <text:p>0.054903</text:p>
          </table:table-cell>
          <table:table-cell office:value-type="float" office:value="0.6935894" calcext:value-type="float">
            <text:p>0.6935894</text:p>
          </table:table-cell>
          <table:table-cell office:value-type="float" office:value="0.2463734" calcext:value-type="float">
            <text:p>0.2463734</text:p>
          </table:table-cell>
          <table:table-cell office:value-type="float" office:value="0.023903" calcext:value-type="float">
            <text:p>0.023903</text:p>
          </table:table-cell>
          <table:table-cell office:value-type="float" office:value="0.6935895" calcext:value-type="float">
            <text:p>0.6935895</text:p>
          </table:table-cell>
          <table:table-cell office:value-type="float" office:value="0.2463734" calcext:value-type="float">
            <text:p>0.2463734</text:p>
          </table:table-cell>
          <table:table-cell office:value-type="float" office:value="0.030103" calcext:value-type="float">
            <text:p>0.030103</text:p>
          </table:table-cell>
          <table:table-cell office:value-type="float" office:value="0.6935895" calcext:value-type="float">
            <text:p>0.6935895</text:p>
          </table:table-cell>
          <table:table-cell office:value-type="float" office:value="0.2463734" calcext:value-type="float">
            <text:p>0.2463734</text:p>
          </table:table-cell>
          <table:table-cell office:value-type="float" office:value="0.036303" calcext:value-type="float">
            <text:p>0.036303</text:p>
          </table:table-cell>
          <table:table-cell office:value-type="float" office:value="0.6935895" calcext:value-type="float">
            <text:p>0.6935895</text:p>
          </table:table-cell>
          <table:table-cell office:value-type="float" office:value="0.2463734" calcext:value-type="float">
            <text:p>0.2463734</text:p>
          </table:table-cell>
          <table:table-cell office:value-type="float" office:value="0.042503" calcext:value-type="float">
            <text:p>0.042503</text:p>
          </table:table-cell>
          <table:table-cell office:value-type="float" office:value="0.6935895" calcext:value-type="float">
            <text:p>0.6935895</text:p>
          </table:table-cell>
          <table:table-cell office:value-type="float" office:value="0.2463734" calcext:value-type="float">
            <text:p>0.2463734</text:p>
          </table:table-cell>
          <table:table-cell office:value-type="float" office:value="0.048703" calcext:value-type="float">
            <text:p>0.048703</text:p>
          </table:table-cell>
          <table:table-cell office:value-type="float" office:value="0.6935895" calcext:value-type="float">
            <text:p>0.6935895</text:p>
          </table:table-cell>
          <table:table-cell office:value-type="float" office:value="0.2463734" calcext:value-type="float">
            <text:p>0.2463734</text:p>
          </table:table-cell>
          <table:table-cell office:value-type="float" office:value="0.054903" calcext:value-type="float">
            <text:p>0.054903</text:p>
          </table:table-cell>
        </table:table-row>
        <table:table-row table:style-name="ro1">
          <table:table-cell office:value-type="string" calcext:value-type="string">
            <text:p>z_rot_plus_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25-08-21 13:48:48</text:p>
          </table:table-cell>
          <table:table-cell office:value-type="float" office:value="0.0000426" calcext:value-type="float">
            <text:p>0.0000426</text:p>
          </table:table-cell>
          <table:table-cell office:value-type="float" office:value="0.6955543" calcext:value-type="float">
            <text:p>0.6955543</text:p>
          </table:table-cell>
          <table:table-cell office:value-type="float" office:value="0.6955969" calcext:value-type="float">
            <text:p>0.6955969</text:p>
          </table:table-cell>
          <table:table-cell office:value-type="float" office:value="0.2492837" calcext:value-type="float">
            <text:p>0.2492837</text:p>
          </table:table-cell>
          <table:table-cell office:value-type="float" office:value="0.0387612" calcext:value-type="float">
            <text:p>0.0387612</text:p>
          </table:table-cell>
          <table:table-cell office:value-type="float" office:value="10" calcext:value-type="float">
            <text:p>10</text:p>
          </table:table-cell>
          <table:table-cell office:value-type="float" office:value="0.910610020160675" calcext:value-type="float">
            <text:p>0.910610020160675</text:p>
          </table:table-cell>
          <table:table-cell office:value-type="float" office:value="0.341529995203018" calcext:value-type="float">
            <text:p>0.341529995203018</text:p>
          </table:table-cell>
          <table:table-cell office:value-type="float" office:value="0.569080024957657" calcext:value-type="float">
            <text:p>0.569080024957657</text:p>
          </table:table-cell>
          <table:table-cell office:value-type="float" office:value="0.523273167014122" calcext:value-type="float">
            <text:p>0.523273167014122</text:p>
          </table:table-cell>
          <table:table-cell office:value-type="float" office:value="0.1855973624885" calcext:value-type="float">
            <text:p>0.1855973624885</text:p>
          </table:table-cell>
          <table:table-cell office:value-type="float" office:value="0.5376444876194" calcext:value-type="float">
            <text:p>0.5376444876194</text:p>
          </table:table-cell>
          <table:table-cell office:value-type="float" office:value="0.508901846408844" calcext:value-type="float">
            <text:p>0.508901846408844</text:p>
          </table:table-cell>
          <table:table-cell office:value-type="float" office:value="0.028742641210556" calcext:value-type="float">
            <text:p>0.028742641210556</text:p>
          </table:table-cell>
          <table:table-cell office:value-type="float" office:value="0.3633092" calcext:value-type="float">
            <text:p>0.3633092</text:p>
          </table:table-cell>
          <table:table-cell office:value-type="float" office:value="0.4341408" calcext:value-type="float">
            <text:p>0.4341408</text:p>
          </table:table-cell>
          <table:table-cell office:value-type="float" office:value="0.4430624" calcext:value-type="float">
            <text:p>0.4430624</text:p>
          </table:table-cell>
          <table:table-cell office:value-type="float" office:value="0.5371" calcext:value-type="float">
            <text:p>0.5371</text:p>
          </table:table-cell>
          <table:table-cell office:value-type="float" office:value="0.91061" calcext:value-type="float">
            <text:p>0.91061</text:p>
          </table:table-cell>
          <table:table-cell office:value-type="float" office:value="0.0033292" calcext:value-type="float">
            <text:p>0.0033292</text:p>
          </table:table-cell>
          <table:table-cell office:value-type="float" office:value="0.41205" calcext:value-type="float">
            <text:p>0.41205</text:p>
          </table:table-cell>
          <table:table-cell office:value-type="float" office:value="0.4305" calcext:value-type="float">
            <text:p>0.4305</text:p>
          </table:table-cell>
          <table:table-cell office:value-type="float" office:value="0.34153" calcext:value-type="float">
            <text:p>0.34153</text:p>
          </table:table-cell>
          <table:table-cell office:value-type="float" office:value="0.5892192" calcext:value-type="float">
            <text:p>0.5892192</text:p>
          </table:table-cell>
          <table:table-cell office:value-type="float" office:value="0.77121" calcext:value-type="float">
            <text:p>0.77121</text:p>
          </table:table-cell>
          <table:table-cell office:value-type="float" office:value="-0.0015908" calcext:value-type="float">
            <text:p>-0.0015908</text:p>
          </table:table-cell>
          <table:table-cell office:value-type="float" office:value="0.6971044" calcext:value-type="float">
            <text:p>0.6971044</text:p>
          </table:table-cell>
          <table:table-cell office:value-type="float" office:value="0.2518946" calcext:value-type="float">
            <text:p>0.2518946</text:p>
          </table:table-cell>
          <table:table-cell office:value-type="float" office:value="0.0239031" calcext:value-type="float">
            <text:p>0.0239031</text:p>
          </table:table-cell>
          <table:table-cell office:value-type="float" office:value="0.6971044" calcext:value-type="float">
            <text:p>0.6971044</text:p>
          </table:table-cell>
          <table:table-cell office:value-type="float" office:value="0.2518946" calcext:value-type="float">
            <text:p>0.2518946</text:p>
          </table:table-cell>
          <table:table-cell office:value-type="float" office:value="0.0301031" calcext:value-type="float">
            <text:p>0.0301031</text:p>
          </table:table-cell>
          <table:table-cell office:value-type="float" office:value="0.6971043" calcext:value-type="float">
            <text:p>0.6971043</text:p>
          </table:table-cell>
          <table:table-cell office:value-type="float" office:value="0.2518946" calcext:value-type="float">
            <text:p>0.2518946</text:p>
          </table:table-cell>
          <table:table-cell office:value-type="float" office:value="0.0363031" calcext:value-type="float">
            <text:p>0.0363031</text:p>
          </table:table-cell>
          <table:table-cell office:value-type="float" office:value="0.6971043" calcext:value-type="float">
            <text:p>0.6971043</text:p>
          </table:table-cell>
          <table:table-cell office:value-type="float" office:value="0.2518947" calcext:value-type="float">
            <text:p>0.2518947</text:p>
          </table:table-cell>
          <table:table-cell office:value-type="float" office:value="0.0425031" calcext:value-type="float">
            <text:p>0.0425031</text:p>
          </table:table-cell>
          <table:table-cell office:value-type="float" office:value="0.6971043" calcext:value-type="float">
            <text:p>0.6971043</text:p>
          </table:table-cell>
          <table:table-cell office:value-type="float" office:value="0.2518947" calcext:value-type="float">
            <text:p>0.2518947</text:p>
          </table:table-cell>
          <table:table-cell office:value-type="float" office:value="0.0487031" calcext:value-type="float">
            <text:p>0.0487031</text:p>
          </table:table-cell>
          <table:table-cell office:value-type="float" office:value="0.6971043" calcext:value-type="float">
            <text:p>0.6971043</text:p>
          </table:table-cell>
          <table:table-cell office:value-type="float" office:value="0.2518947" calcext:value-type="float">
            <text:p>0.2518947</text:p>
          </table:table-cell>
          <table:table-cell office:value-type="float" office:value="0.0549031" calcext:value-type="float">
            <text:p>0.0549031</text:p>
          </table:table-cell>
          <table:table-cell office:value-type="float" office:value="0.6940044" calcext:value-type="float">
            <text:p>0.6940044</text:p>
          </table:table-cell>
          <table:table-cell office:value-type="float" office:value="0.2465252" calcext:value-type="float">
            <text:p>0.2465252</text:p>
          </table:table-cell>
          <table:table-cell office:value-type="float" office:value="0.0239032" calcext:value-type="float">
            <text:p>0.0239032</text:p>
          </table:table-cell>
          <table:table-cell office:value-type="float" office:value="0.6940044" calcext:value-type="float">
            <text:p>0.6940044</text:p>
          </table:table-cell>
          <table:table-cell office:value-type="float" office:value="0.2465252" calcext:value-type="float">
            <text:p>0.2465252</text:p>
          </table:table-cell>
          <table:table-cell office:value-type="float" office:value="0.0301032" calcext:value-type="float">
            <text:p>0.0301032</text:p>
          </table:table-cell>
          <table:table-cell office:value-type="float" office:value="0.6940043" calcext:value-type="float">
            <text:p>0.6940043</text:p>
          </table:table-cell>
          <table:table-cell office:value-type="float" office:value="0.2465253" calcext:value-type="float">
            <text:p>0.2465253</text:p>
          </table:table-cell>
          <table:table-cell office:value-type="float" office:value="0.0363032" calcext:value-type="float">
            <text:p>0.0363032</text:p>
          </table:table-cell>
          <table:table-cell office:value-type="float" office:value="0.6940043" calcext:value-type="float">
            <text:p>0.6940043</text:p>
          </table:table-cell>
          <table:table-cell office:value-type="float" office:value="0.2465253" calcext:value-type="float">
            <text:p>0.2465253</text:p>
          </table:table-cell>
          <table:table-cell office:value-type="float" office:value="0.0425032" calcext:value-type="float">
            <text:p>0.0425032</text:p>
          </table:table-cell>
          <table:table-cell office:value-type="float" office:value="0.6940043" calcext:value-type="float">
            <text:p>0.6940043</text:p>
          </table:table-cell>
          <table:table-cell office:value-type="float" office:value="0.2465253" calcext:value-type="float">
            <text:p>0.2465253</text:p>
          </table:table-cell>
          <table:table-cell office:value-type="float" office:value="0.0487032" calcext:value-type="float">
            <text:p>0.0487032</text:p>
          </table:table-cell>
          <table:table-cell office:value-type="float" office:value="0.6940043" calcext:value-type="float">
            <text:p>0.6940043</text:p>
          </table:table-cell>
          <table:table-cell office:value-type="float" office:value="0.2465254" calcext:value-type="float">
            <text:p>0.2465254</text:p>
          </table:table-cell>
          <table:table-cell office:value-type="float" office:value="0.0549032" calcext:value-type="float">
            <text:p>0.0549032</text:p>
          </table:table-cell>
        </table:table-row>
        <table:table-row table:style-name="ro1">
          <table:table-cell office:value-type="string" calcext:value-type="string">
            <text:p>z_rot_plus_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25-08-21 13:49:00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6957217" calcext:value-type="float">
            <text:p>0.6957217</text:p>
          </table:table-cell>
          <table:table-cell office:value-type="float" office:value="0.6957387" calcext:value-type="float">
            <text:p>0.6957387</text:p>
          </table:table-cell>
          <table:table-cell office:value-type="float" office:value="0.2495528" calcext:value-type="float">
            <text:p>0.2495528</text:p>
          </table:table-cell>
          <table:table-cell office:value-type="float" office:value="0.0391023" calcext:value-type="float">
            <text:p>0.0391023</text:p>
          </table:table-cell>
          <table:table-cell office:value-type="float" office:value="10" calcext:value-type="float">
            <text:p>10</text:p>
          </table:table-cell>
          <table:table-cell office:value-type="float" office:value="1.04508996009827" calcext:value-type="float">
            <text:p>1.04508996009827</text:p>
          </table:table-cell>
          <table:table-cell office:value-type="float" office:value="0.328459203243256" calcext:value-type="float">
            <text:p>0.328459203243256</text:p>
          </table:table-cell>
          <table:table-cell office:value-type="float" office:value="0.716630756855011" calcext:value-type="float">
            <text:p>0.716630756855011</text:p>
          </table:table-cell>
          <table:table-cell office:value-type="float" office:value="0.541682159900665" calcext:value-type="float">
            <text:p>0.541682159900665</text:p>
          </table:table-cell>
          <table:table-cell office:value-type="float" office:value="0.222916379705604" calcext:value-type="float">
            <text:p>0.222916379705604</text:p>
          </table:table-cell>
          <table:table-cell office:value-type="float" office:value="0.548714476823807" calcext:value-type="float">
            <text:p>0.548714476823807</text:p>
          </table:table-cell>
          <table:table-cell office:value-type="float" office:value="0.534649842977524" calcext:value-type="float">
            <text:p>0.534649842977524</text:p>
          </table:table-cell>
          <table:table-cell office:value-type="float" office:value="0.014064633846283" calcext:value-type="float">
            <text:p>0.014064633846283</text:p>
          </table:table-cell>
          <table:table-cell office:value-type="float" office:value="0.3284592" calcext:value-type="float">
            <text:p>0.3284592</text:p>
          </table:table-cell>
          <table:table-cell office:value-type="float" office:value="0.4058508" calcext:value-type="float">
            <text:p>0.4058508</text:p>
          </table:table-cell>
          <table:table-cell office:value-type="float" office:value="0.4258424" calcext:value-type="float">
            <text:p>0.4258424</text:p>
          </table:table-cell>
          <table:table-cell office:value-type="float" office:value="0.53833" calcext:value-type="float">
            <text:p>0.53833</text:p>
          </table:table-cell>
          <table:table-cell office:value-type="float" office:value="1.04509" calcext:value-type="float">
            <text:p>1.04509</text:p>
          </table:table-cell>
          <table:table-cell office:value-type="float" office:value="0.0016892" calcext:value-type="float">
            <text:p>0.0016892</text:p>
          </table:table-cell>
          <table:table-cell office:value-type="float" office:value="0.43214" calcext:value-type="float">
            <text:p>0.43214</text:p>
          </table:table-cell>
          <table:table-cell office:value-type="float" office:value="0.45633" calcext:value-type="float">
            <text:p>0.45633</text:p>
          </table:table-cell>
          <table:table-cell office:value-type="float" office:value="0.36941" calcext:value-type="float">
            <text:p>0.36941</text:p>
          </table:table-cell>
          <table:table-cell office:value-type="float" office:value="0.6289892" calcext:value-type="float">
            <text:p>0.6289892</text:p>
          </table:table-cell>
          <table:table-cell office:value-type="float" office:value="0.78638" calcext:value-type="float">
            <text:p>0.78638</text:p>
          </table:table-cell>
          <table:table-cell office:value-type="float" office:value="0.0000492" calcext:value-type="float">
            <text:p>0.0000492</text:p>
          </table:table-cell>
          <table:table-cell office:value-type="float" office:value="0.6970318" calcext:value-type="float">
            <text:p>0.6970318</text:p>
          </table:table-cell>
          <table:table-cell office:value-type="float" office:value="0.2523259" calcext:value-type="float">
            <text:p>0.2523259</text:p>
          </table:table-cell>
          <table:table-cell office:value-type="float" office:value="0.0239016" calcext:value-type="float">
            <text:p>0.0239016</text:p>
          </table:table-cell>
          <table:table-cell office:value-type="float" office:value="0.6970318" calcext:value-type="float">
            <text:p>0.6970318</text:p>
          </table:table-cell>
          <table:table-cell office:value-type="float" office:value="0.2523259" calcext:value-type="float">
            <text:p>0.2523259</text:p>
          </table:table-cell>
          <table:table-cell office:value-type="float" office:value="0.0301016" calcext:value-type="float">
            <text:p>0.0301016</text:p>
          </table:table-cell>
          <table:table-cell office:value-type="float" office:value="0.6970318" calcext:value-type="float">
            <text:p>0.6970318</text:p>
          </table:table-cell>
          <table:table-cell office:value-type="float" office:value="0.2523259" calcext:value-type="float">
            <text:p>0.2523259</text:p>
          </table:table-cell>
          <table:table-cell office:value-type="float" office:value="0.0363016" calcext:value-type="float">
            <text:p>0.0363016</text:p>
          </table:table-cell>
          <table:table-cell office:value-type="float" office:value="0.6970317" calcext:value-type="float">
            <text:p>0.6970317</text:p>
          </table:table-cell>
          <table:table-cell office:value-type="float" office:value="0.2523259" calcext:value-type="float">
            <text:p>0.2523259</text:p>
          </table:table-cell>
          <table:table-cell office:value-type="float" office:value="0.0425016" calcext:value-type="float">
            <text:p>0.0425016</text:p>
          </table:table-cell>
          <table:table-cell office:value-type="float" office:value="0.6970317" calcext:value-type="float">
            <text:p>0.6970317</text:p>
          </table:table-cell>
          <table:table-cell office:value-type="float" office:value="0.2523259" calcext:value-type="float">
            <text:p>0.2523259</text:p>
          </table:table-cell>
          <table:table-cell office:value-type="float" office:value="0.0487016" calcext:value-type="float">
            <text:p>0.0487016</text:p>
          </table:table-cell>
          <table:table-cell office:value-type="float" office:value="0.6970317" calcext:value-type="float">
            <text:p>0.6970317</text:p>
          </table:table-cell>
          <table:table-cell office:value-type="float" office:value="0.252326" calcext:value-type="float">
            <text:p>0.252326</text:p>
          </table:table-cell>
          <table:table-cell office:value-type="float" office:value="0.0549016" calcext:value-type="float">
            <text:p>0.0549016</text:p>
          </table:table-cell>
          <table:table-cell office:value-type="float" office:value="0.6944116" calcext:value-type="float">
            <text:p>0.6944116</text:p>
          </table:table-cell>
          <table:table-cell office:value-type="float" office:value="0.2467067" calcext:value-type="float">
            <text:p>0.2467067</text:p>
          </table:table-cell>
          <table:table-cell office:value-type="float" office:value="0.0239017" calcext:value-type="float">
            <text:p>0.0239017</text:p>
          </table:table-cell>
          <table:table-cell office:value-type="float" office:value="0.6944116" calcext:value-type="float">
            <text:p>0.6944116</text:p>
          </table:table-cell>
          <table:table-cell office:value-type="float" office:value="0.2467068" calcext:value-type="float">
            <text:p>0.2467068</text:p>
          </table:table-cell>
          <table:table-cell office:value-type="float" office:value="0.0301017" calcext:value-type="float">
            <text:p>0.0301017</text:p>
          </table:table-cell>
          <table:table-cell office:value-type="float" office:value="0.6944116" calcext:value-type="float">
            <text:p>0.6944116</text:p>
          </table:table-cell>
          <table:table-cell office:value-type="float" office:value="0.2467068" calcext:value-type="float">
            <text:p>0.2467068</text:p>
          </table:table-cell>
          <table:table-cell office:value-type="float" office:value="0.0363017" calcext:value-type="float">
            <text:p>0.0363017</text:p>
          </table:table-cell>
          <table:table-cell office:value-type="float" office:value="0.6944115" calcext:value-type="float">
            <text:p>0.6944115</text:p>
          </table:table-cell>
          <table:table-cell office:value-type="float" office:value="0.2467068" calcext:value-type="float">
            <text:p>0.2467068</text:p>
          </table:table-cell>
          <table:table-cell office:value-type="float" office:value="0.0425017" calcext:value-type="float">
            <text:p>0.0425017</text:p>
          </table:table-cell>
          <table:table-cell office:value-type="float" office:value="0.6944115" calcext:value-type="float">
            <text:p>0.6944115</text:p>
          </table:table-cell>
          <table:table-cell office:value-type="float" office:value="0.2467068" calcext:value-type="float">
            <text:p>0.2467068</text:p>
          </table:table-cell>
          <table:table-cell office:value-type="float" office:value="0.0487017" calcext:value-type="float">
            <text:p>0.0487017</text:p>
          </table:table-cell>
          <table:table-cell office:value-type="float" office:value="0.6944115" calcext:value-type="float">
            <text:p>0.6944115</text:p>
          </table:table-cell>
          <table:table-cell office:value-type="float" office:value="0.2467068" calcext:value-type="float">
            <text:p>0.2467068</text:p>
          </table:table-cell>
          <table:table-cell office:value-type="float" office:value="0.0549017" calcext:value-type="float">
            <text:p>0.0549017</text:p>
          </table:table-cell>
        </table:table-row>
        <table:table-row table:style-name="ro1">
          <table:table-cell office:value-type="string" calcext:value-type="string">
            <text:p>z_rot_plus_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25-08-21 13:49:13</text:p>
          </table:table-cell>
          <table:table-cell office:value-type="float" office:value="-0.0000988" calcext:value-type="float">
            <text:p>-0.0000988</text:p>
          </table:table-cell>
          <table:table-cell office:value-type="float" office:value="0.6958579" calcext:value-type="float">
            <text:p>0.6958579</text:p>
          </table:table-cell>
          <table:table-cell office:value-type="float" office:value="0.6957591" calcext:value-type="float">
            <text:p>0.6957591</text:p>
          </table:table-cell>
          <table:table-cell office:value-type="float" office:value="0.2495638" calcext:value-type="float">
            <text:p>0.2495638</text:p>
          </table:table-cell>
          <table:table-cell office:value-type="float" office:value="0.0392598" calcext:value-type="float">
            <text:p>0.0392598</text:p>
          </table:table-cell>
          <table:table-cell office:value-type="float" office:value="10" calcext:value-type="float">
            <text:p>10</text:p>
          </table:table-cell>
          <table:table-cell office:value-type="float" office:value="1.19228005409241" calcext:value-type="float">
            <text:p>1.19228005409241</text:p>
          </table:table-cell>
          <table:table-cell office:value-type="float" office:value="0.286229193210602" calcext:value-type="float">
            <text:p>0.286229193210602</text:p>
          </table:table-cell>
          <table:table-cell office:value-type="float" office:value="0.906050860881805" calcext:value-type="float">
            <text:p>0.906050860881805</text:p>
          </table:table-cell>
          <table:table-cell office:value-type="float" office:value="0.581698170304298" calcext:value-type="float">
            <text:p>0.581698170304298</text:p>
          </table:table-cell>
          <table:table-cell office:value-type="float" office:value="0.282236088623674" calcext:value-type="float">
            <text:p>0.282236088623674</text:p>
          </table:table-cell>
          <table:table-cell office:value-type="float" office:value="0.527476489543915" calcext:value-type="float">
            <text:p>0.527476489543915</text:p>
          </table:table-cell>
          <table:table-cell office:value-type="float" office:value="0.635919851064682" calcext:value-type="float">
            <text:p>0.635919851064682</text:p>
          </table:table-cell>
          <table:table-cell office:value-type="float" office:value="0.108443361520767" calcext:value-type="float">
            <text:p>0.108443361520767</text:p>
          </table:table-cell>
          <table:table-cell office:value-type="float" office:value="0.2862292" calcext:value-type="float">
            <text:p>0.2862292</text:p>
          </table:table-cell>
          <table:table-cell office:value-type="float" office:value="0.3308208" calcext:value-type="float">
            <text:p>0.3308208</text:p>
          </table:table-cell>
          <table:table-cell office:value-type="float" office:value="0.3458924" calcext:value-type="float">
            <text:p>0.3458924</text:p>
          </table:table-cell>
          <table:table-cell office:value-type="float" office:value="0.48216" calcext:value-type="float">
            <text:p>0.48216</text:p>
          </table:table-cell>
          <table:table-cell office:value-type="float" office:value="1.1922801" calcext:value-type="float">
            <text:p>1.1922801</text:p>
          </table:table-cell>
          <table:table-cell office:value-type="float" office:value="0.0016892" calcext:value-type="float">
            <text:p>0.0016892</text:p>
          </table:table-cell>
          <table:table-cell office:value-type="float" office:value="0.53013" calcext:value-type="float">
            <text:p>0.53013</text:p>
          </table:table-cell>
          <table:table-cell office:value-type="float" office:value="0.56252" calcext:value-type="float">
            <text:p>0.56252</text:p>
          </table:table-cell>
          <table:table-cell office:value-type="float" office:value="0.45592" calcext:value-type="float">
            <text:p>0.45592</text:p>
          </table:table-cell>
          <table:table-cell office:value-type="float" office:value="0.8245592" calcext:value-type="float">
            <text:p>0.8245592</text:p>
          </table:table-cell>
          <table:table-cell office:value-type="float" office:value="0.80647" calcext:value-type="float">
            <text:p>0.80647</text:p>
          </table:table-cell>
          <table:table-cell office:value-type="float" office:value="-0.0024108" calcext:value-type="float">
            <text:p>-0.0024108</text:p>
          </table:table-cell>
          <table:table-cell office:value-type="float" office:value="0.6969182" calcext:value-type="float">
            <text:p>0.6969182</text:p>
          </table:table-cell>
          <table:table-cell office:value-type="float" office:value="0.2527484" calcext:value-type="float">
            <text:p>0.2527484</text:p>
          </table:table-cell>
          <table:table-cell office:value-type="float" office:value="0.0238987" calcext:value-type="float">
            <text:p>0.0238987</text:p>
          </table:table-cell>
          <table:table-cell office:value-type="float" office:value="0.6969182" calcext:value-type="float">
            <text:p>0.6969182</text:p>
          </table:table-cell>
          <table:table-cell office:value-type="float" office:value="0.2527484" calcext:value-type="float">
            <text:p>0.2527484</text:p>
          </table:table-cell>
          <table:table-cell office:value-type="float" office:value="0.0300987" calcext:value-type="float">
            <text:p>0.0300987</text:p>
          </table:table-cell>
          <table:table-cell office:value-type="float" office:value="0.6969182" calcext:value-type="float">
            <text:p>0.6969182</text:p>
          </table:table-cell>
          <table:table-cell office:value-type="float" office:value="0.2527483" calcext:value-type="float">
            <text:p>0.2527483</text:p>
          </table:table-cell>
          <table:table-cell office:value-type="float" office:value="0.0362987" calcext:value-type="float">
            <text:p>0.0362987</text:p>
          </table:table-cell>
          <table:table-cell office:value-type="float" office:value="0.6969182" calcext:value-type="float">
            <text:p>0.6969182</text:p>
          </table:table-cell>
          <table:table-cell office:value-type="float" office:value="0.2527483" calcext:value-type="float">
            <text:p>0.2527483</text:p>
          </table:table-cell>
          <table:table-cell office:value-type="float" office:value="0.0424987" calcext:value-type="float">
            <text:p>0.0424987</text:p>
          </table:table-cell>
          <table:table-cell office:value-type="float" office:value="0.6969182" calcext:value-type="float">
            <text:p>0.6969182</text:p>
          </table:table-cell>
          <table:table-cell office:value-type="float" office:value="0.2527483" calcext:value-type="float">
            <text:p>0.2527483</text:p>
          </table:table-cell>
          <table:table-cell office:value-type="float" office:value="0.0486987" calcext:value-type="float">
            <text:p>0.0486987</text:p>
          </table:table-cell>
          <table:table-cell office:value-type="float" office:value="0.6969181" calcext:value-type="float">
            <text:p>0.6969181</text:p>
          </table:table-cell>
          <table:table-cell office:value-type="float" office:value="0.2527483" calcext:value-type="float">
            <text:p>0.2527483</text:p>
          </table:table-cell>
          <table:table-cell office:value-type="float" office:value="0.0548987" calcext:value-type="float">
            <text:p>0.0548987</text:p>
          </table:table-cell>
          <table:table-cell office:value-type="float" office:value="0.6947977" calcext:value-type="float">
            <text:p>0.6947977</text:p>
          </table:table-cell>
          <table:table-cell office:value-type="float" office:value="0.2469223" calcext:value-type="float">
            <text:p>0.2469223</text:p>
          </table:table-cell>
          <table:table-cell office:value-type="float" office:value="0.0238987" calcext:value-type="float">
            <text:p>0.0238987</text:p>
          </table:table-cell>
          <table:table-cell office:value-type="float" office:value="0.6947977" calcext:value-type="float">
            <text:p>0.6947977</text:p>
          </table:table-cell>
          <table:table-cell office:value-type="float" office:value="0.2469223" calcext:value-type="float">
            <text:p>0.2469223</text:p>
          </table:table-cell>
          <table:table-cell office:value-type="float" office:value="0.0300987" calcext:value-type="float">
            <text:p>0.0300987</text:p>
          </table:table-cell>
          <table:table-cell office:value-type="float" office:value="0.6947977" calcext:value-type="float">
            <text:p>0.6947977</text:p>
          </table:table-cell>
          <table:table-cell office:value-type="float" office:value="0.2469222" calcext:value-type="float">
            <text:p>0.2469222</text:p>
          </table:table-cell>
          <table:table-cell office:value-type="float" office:value="0.0362987" calcext:value-type="float">
            <text:p>0.0362987</text:p>
          </table:table-cell>
          <table:table-cell office:value-type="float" office:value="0.6947976" calcext:value-type="float">
            <text:p>0.6947976</text:p>
          </table:table-cell>
          <table:table-cell office:value-type="float" office:value="0.2469222" calcext:value-type="float">
            <text:p>0.2469222</text:p>
          </table:table-cell>
          <table:table-cell office:value-type="float" office:value="0.0424987" calcext:value-type="float">
            <text:p>0.0424987</text:p>
          </table:table-cell>
          <table:table-cell office:value-type="float" office:value="0.6947976" calcext:value-type="float">
            <text:p>0.6947976</text:p>
          </table:table-cell>
          <table:table-cell office:value-type="float" office:value="0.2469222" calcext:value-type="float">
            <text:p>0.2469222</text:p>
          </table:table-cell>
          <table:table-cell office:value-type="float" office:value="0.0486987" calcext:value-type="float">
            <text:p>0.0486987</text:p>
          </table:table-cell>
          <table:table-cell office:value-type="float" office:value="0.6947976" calcext:value-type="float">
            <text:p>0.6947976</text:p>
          </table:table-cell>
          <table:table-cell office:value-type="float" office:value="0.2469222" calcext:value-type="float">
            <text:p>0.2469222</text:p>
          </table:table-cell>
          <table:table-cell office:value-type="float" office:value="0.0548987" calcext:value-type="float">
            <text:p>0.0548987</text:p>
          </table:table-cell>
        </table:table-row>
        <table:table-row table:style-name="ro1">
          <table:table-cell office:value-type="string" calcext:value-type="string">
            <text:p>z_rot_plus_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025-08-21 13:49:26</text:p>
          </table:table-cell>
          <table:table-cell office:value-type="float" office:value="-0.0001036" calcext:value-type="float">
            <text:p>-0.0001036</text:p>
          </table:table-cell>
          <table:table-cell office:value-type="float" office:value="0.6959611" calcext:value-type="float">
            <text:p>0.6959611</text:p>
          </table:table-cell>
          <table:table-cell office:value-type="float" office:value="0.6958575" calcext:value-type="float">
            <text:p>0.6958575</text:p>
          </table:table-cell>
          <table:table-cell office:value-type="float" office:value="0.2497834" calcext:value-type="float">
            <text:p>0.2497834</text:p>
          </table:table-cell>
          <table:table-cell office:value-type="float" office:value="0.039739" calcext:value-type="float">
            <text:p>0.039739</text:p>
          </table:table-cell>
          <table:table-cell office:value-type="float" office:value="10" calcext:value-type="float">
            <text:p>10</text:p>
          </table:table-cell>
          <table:table-cell office:value-type="float" office:value="1.42966997623444" calcext:value-type="float">
            <text:p>1.42966997623444</text:p>
          </table:table-cell>
          <table:table-cell office:value-type="float" office:value="0.235389202833176" calcext:value-type="float">
            <text:p>0.235389202833176</text:p>
          </table:table-cell>
          <table:table-cell office:value-type="float" office:value="1.19428077340126" calcext:value-type="float">
            <text:p>1.19428077340126</text:p>
          </table:table-cell>
          <table:table-cell office:value-type="float" office:value="0.612899151444435" calcext:value-type="float">
            <text:p>0.612899151444435</text:p>
          </table:table-cell>
          <table:table-cell office:value-type="float" office:value="0.387590615669311" calcext:value-type="float">
            <text:p>0.387590615669311</text:p>
          </table:table-cell>
          <table:table-cell office:value-type="float" office:value="0.533790475130081" calcext:value-type="float">
            <text:p>0.533790475130081</text:p>
          </table:table-cell>
          <table:table-cell office:value-type="float" office:value="0.692007827758789" calcext:value-type="float">
            <text:p>0.692007827758789</text:p>
          </table:table-cell>
          <table:table-cell office:value-type="float" office:value="0.158217352628708" calcext:value-type="float">
            <text:p>0.158217352628708</text:p>
          </table:table-cell>
          <table:table-cell office:value-type="float" office:value="0.2353892" calcext:value-type="float">
            <text:p>0.2353892</text:p>
          </table:table-cell>
          <table:table-cell office:value-type="float" office:value="0.2758808" calcext:value-type="float">
            <text:p>0.2758808</text:p>
          </table:table-cell>
          <table:table-cell office:value-type="float" office:value="0.2946424" calcext:value-type="float">
            <text:p>0.2946424</text:p>
          </table:table-cell>
          <table:table-cell office:value-type="float" office:value="0.43337" calcext:value-type="float">
            <text:p>0.43337</text:p>
          </table:table-cell>
          <table:table-cell office:value-type="float" office:value="1.42967" calcext:value-type="float">
            <text:p>1.42967</text:p>
          </table:table-cell>
          <table:table-cell office:value-type="float" office:value="0.0029192" calcext:value-type="float">
            <text:p>0.0029192</text:p>
          </table:table-cell>
          <table:table-cell office:value-type="float" office:value="0.53054" calcext:value-type="float">
            <text:p>0.53054</text:p>
          </table:table-cell>
          <table:table-cell office:value-type="float" office:value="0.59204" calcext:value-type="float">
            <text:p>0.59204</text:p>
          </table:table-cell>
          <table:table-cell office:value-type="float" office:value="0.51701" calcext:value-type="float">
            <text:p>0.51701</text:p>
          </table:table-cell>
          <table:table-cell office:value-type="float" office:value="1.1361592" calcext:value-type="float">
            <text:p>1.1361592</text:p>
          </table:table-cell>
          <table:table-cell office:value-type="float" office:value="0.68429" calcext:value-type="float">
            <text:p>0.68429</text:p>
          </table:table-cell>
          <table:table-cell office:value-type="float" office:value="-0.0028208" calcext:value-type="float">
            <text:p>-0.0028208</text:p>
          </table:table-cell>
          <table:table-cell office:value-type="float" office:value="0.6967634" calcext:value-type="float">
            <text:p>0.6967634</text:p>
          </table:table-cell>
          <table:table-cell office:value-type="float" office:value="0.2531642" calcext:value-type="float">
            <text:p>0.2531642</text:p>
          </table:table-cell>
          <table:table-cell office:value-type="float" office:value="0.0239019" calcext:value-type="float">
            <text:p>0.0239019</text:p>
          </table:table-cell>
          <table:table-cell office:value-type="float" office:value="0.6967634" calcext:value-type="float">
            <text:p>0.6967634</text:p>
          </table:table-cell>
          <table:table-cell office:value-type="float" office:value="0.2531642" calcext:value-type="float">
            <text:p>0.2531642</text:p>
          </table:table-cell>
          <table:table-cell office:value-type="float" office:value="0.0301019" calcext:value-type="float">
            <text:p>0.0301019</text:p>
          </table:table-cell>
          <table:table-cell office:value-type="float" office:value="0.6967634" calcext:value-type="float">
            <text:p>0.6967634</text:p>
          </table:table-cell>
          <table:table-cell office:value-type="float" office:value="0.2531642" calcext:value-type="float">
            <text:p>0.2531642</text:p>
          </table:table-cell>
          <table:table-cell office:value-type="float" office:value="0.0363019" calcext:value-type="float">
            <text:p>0.0363019</text:p>
          </table:table-cell>
          <table:table-cell office:value-type="float" office:value="0.6967634" calcext:value-type="float">
            <text:p>0.6967634</text:p>
          </table:table-cell>
          <table:table-cell office:value-type="float" office:value="0.2531643" calcext:value-type="float">
            <text:p>0.2531643</text:p>
          </table:table-cell>
          <table:table-cell office:value-type="float" office:value="0.0425019" calcext:value-type="float">
            <text:p>0.0425019</text:p>
          </table:table-cell>
          <table:table-cell office:value-type="float" office:value="0.6967634" calcext:value-type="float">
            <text:p>0.6967634</text:p>
          </table:table-cell>
          <table:table-cell office:value-type="float" office:value="0.2531643" calcext:value-type="float">
            <text:p>0.2531643</text:p>
          </table:table-cell>
          <table:table-cell office:value-type="float" office:value="0.0487019" calcext:value-type="float">
            <text:p>0.0487019</text:p>
          </table:table-cell>
          <table:table-cell office:value-type="float" office:value="0.6967634" calcext:value-type="float">
            <text:p>0.6967634</text:p>
          </table:table-cell>
          <table:table-cell office:value-type="float" office:value="0.2531643" calcext:value-type="float">
            <text:p>0.2531643</text:p>
          </table:table-cell>
          <table:table-cell office:value-type="float" office:value="0.0549019" calcext:value-type="float">
            <text:p>0.0549019</text:p>
          </table:table-cell>
          <table:table-cell office:value-type="float" office:value="0.6951588" calcext:value-type="float">
            <text:p>0.6951588</text:p>
          </table:table-cell>
          <table:table-cell office:value-type="float" office:value="0.2471755" calcext:value-type="float">
            <text:p>0.2471755</text:p>
          </table:table-cell>
          <table:table-cell office:value-type="float" office:value="0.0239019" calcext:value-type="float">
            <text:p>0.0239019</text:p>
          </table:table-cell>
          <table:table-cell office:value-type="float" office:value="0.6951588" calcext:value-type="float">
            <text:p>0.6951588</text:p>
          </table:table-cell>
          <table:table-cell office:value-type="float" office:value="0.2471755" calcext:value-type="float">
            <text:p>0.2471755</text:p>
          </table:table-cell>
          <table:table-cell office:value-type="float" office:value="0.0301019" calcext:value-type="float">
            <text:p>0.0301019</text:p>
          </table:table-cell>
          <table:table-cell office:value-type="float" office:value="0.6951588" calcext:value-type="float">
            <text:p>0.6951588</text:p>
          </table:table-cell>
          <table:table-cell office:value-type="float" office:value="0.2471755" calcext:value-type="float">
            <text:p>0.2471755</text:p>
          </table:table-cell>
          <table:table-cell office:value-type="float" office:value="0.0363019" calcext:value-type="float">
            <text:p>0.0363019</text:p>
          </table:table-cell>
          <table:table-cell office:value-type="float" office:value="0.6951588" calcext:value-type="float">
            <text:p>0.6951588</text:p>
          </table:table-cell>
          <table:table-cell office:value-type="float" office:value="0.2471755" calcext:value-type="float">
            <text:p>0.2471755</text:p>
          </table:table-cell>
          <table:table-cell office:value-type="float" office:value="0.0425019" calcext:value-type="float">
            <text:p>0.0425019</text:p>
          </table:table-cell>
          <table:table-cell office:value-type="float" office:value="0.6951588" calcext:value-type="float">
            <text:p>0.6951588</text:p>
          </table:table-cell>
          <table:table-cell office:value-type="float" office:value="0.2471755" calcext:value-type="float">
            <text:p>0.2471755</text:p>
          </table:table-cell>
          <table:table-cell office:value-type="float" office:value="0.0487019" calcext:value-type="float">
            <text:p>0.0487019</text:p>
          </table:table-cell>
          <table:table-cell office:value-type="float" office:value="0.6951587" calcext:value-type="float">
            <text:p>0.6951587</text:p>
          </table:table-cell>
          <table:table-cell office:value-type="float" office:value="0.2471755" calcext:value-type="float">
            <text:p>0.2471755</text:p>
          </table:table-cell>
          <table:table-cell office:value-type="float" office:value="0.0549019" calcext:value-type="float">
            <text:p>0.0549019</text:p>
          </table:table-cell>
        </table:table-row>
        <table:table-row table:style-name="ro1">
          <table:table-cell office:value-type="string" calcext:value-type="string">
            <text:p>z_rot_plus_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25-08-21 13:49:39</text:p>
          </table:table-cell>
          <table:table-cell office:value-type="float" office:value="-0.0001083" calcext:value-type="float">
            <text:p>-0.0001083</text:p>
          </table:table-cell>
          <table:table-cell office:value-type="float" office:value="0.6960371" calcext:value-type="float">
            <text:p>0.6960371</text:p>
          </table:table-cell>
          <table:table-cell office:value-type="float" office:value="0.6959288" calcext:value-type="float">
            <text:p>0.6959288</text:p>
          </table:table-cell>
          <table:table-cell office:value-type="float" office:value="0.2498951" calcext:value-type="float">
            <text:p>0.2498951</text:p>
          </table:table-cell>
          <table:table-cell office:value-type="float" office:value="0.0416537" calcext:value-type="float">
            <text:p>0.0416537</text:p>
          </table:table-cell>
          <table:table-cell office:value-type="float" office:value="10" calcext:value-type="float">
            <text:p>10</text:p>
          </table:table-cell>
          <table:table-cell office:value-type="float" office:value="1.74454998970032" calcext:value-type="float">
            <text:p>1.74454998970032</text:p>
          </table:table-cell>
          <table:table-cell office:value-type="float" office:value="0.223909199237823" calcext:value-type="float">
            <text:p>0.223909199237823</text:p>
          </table:table-cell>
          <table:table-cell office:value-type="float" office:value="1.52064079046249" calcext:value-type="float">
            <text:p>1.52064079046249</text:p>
          </table:table-cell>
          <table:table-cell office:value-type="float" office:value="0.741680151224136" calcext:value-type="float">
            <text:p>0.741680151224136</text:p>
          </table:table-cell>
          <table:table-cell office:value-type="float" office:value="0.593208787790457" calcext:value-type="float">
            <text:p>0.593208787790457</text:p>
          </table:table-cell>
          <table:table-cell office:value-type="float" office:value="0.592584472894669" calcext:value-type="float">
            <text:p>0.592584472894669</text:p>
          </table:table-cell>
          <table:table-cell office:value-type="float" office:value="0.890775829553604" calcext:value-type="float">
            <text:p>0.890775829553604</text:p>
          </table:table-cell>
          <table:table-cell office:value-type="float" office:value="0.298191356658936" calcext:value-type="float">
            <text:p>0.298191356658936</text:p>
          </table:table-cell>
          <table:table-cell office:value-type="float" office:value="0.2239092" calcext:value-type="float">
            <text:p>0.2239092</text:p>
          </table:table-cell>
          <table:table-cell office:value-type="float" office:value="0.2635808" calcext:value-type="float">
            <text:p>0.2635808</text:p>
          </table:table-cell>
          <table:table-cell office:value-type="float" office:value="0.2843924" calcext:value-type="float">
            <text:p>0.2843924</text:p>
          </table:table-cell>
          <table:table-cell office:value-type="float" office:value="0.44649" calcext:value-type="float">
            <text:p>0.44649</text:p>
          </table:table-cell>
          <table:table-cell office:value-type="float" office:value="1.74455" calcext:value-type="float">
            <text:p>1.74455</text:p>
          </table:table-cell>
          <table:table-cell office:value-type="float" office:value="0.0020992" calcext:value-type="float">
            <text:p>0.0020992</text:p>
          </table:table-cell>
          <table:table-cell office:value-type="float" office:value="0.47396" calcext:value-type="float">
            <text:p>0.47396</text:p>
          </table:table-cell>
          <table:table-cell office:value-type="float" office:value="0.52316" calcext:value-type="float">
            <text:p>0.52316</text:p>
          </table:table-cell>
          <table:table-cell office:value-type="float" office:value="0.48872" calcext:value-type="float">
            <text:p>0.48872</text:p>
          </table:table-cell>
          <table:table-cell office:value-type="float" office:value="1.2804792" calcext:value-type="float">
            <text:p>1.2804792</text:p>
          </table:table-cell>
          <table:table-cell office:value-type="float" office:value="1.68756" calcext:value-type="float">
            <text:p>1.68756</text:p>
          </table:table-cell>
          <table:table-cell office:value-type="float" office:value="-0.0040508" calcext:value-type="float">
            <text:p>-0.0040508</text:p>
          </table:table-cell>
          <table:table-cell office:value-type="float" office:value="0.6965755" calcext:value-type="float">
            <text:p>0.6965755</text:p>
          </table:table-cell>
          <table:table-cell office:value-type="float" office:value="0.2535617" calcext:value-type="float">
            <text:p>0.2535617</text:p>
          </table:table-cell>
          <table:table-cell office:value-type="float" office:value="0.0238964" calcext:value-type="float">
            <text:p>0.0238964</text:p>
          </table:table-cell>
          <table:table-cell office:value-type="float" office:value="0.6965754" calcext:value-type="float">
            <text:p>0.6965754</text:p>
          </table:table-cell>
          <table:table-cell office:value-type="float" office:value="0.2535617" calcext:value-type="float">
            <text:p>0.2535617</text:p>
          </table:table-cell>
          <table:table-cell office:value-type="float" office:value="0.0300964" calcext:value-type="float">
            <text:p>0.0300964</text:p>
          </table:table-cell>
          <table:table-cell office:value-type="float" office:value="0.6965754" calcext:value-type="float">
            <text:p>0.6965754</text:p>
          </table:table-cell>
          <table:table-cell office:value-type="float" office:value="0.2535617" calcext:value-type="float">
            <text:p>0.2535617</text:p>
          </table:table-cell>
          <table:table-cell office:value-type="float" office:value="0.0362964" calcext:value-type="float">
            <text:p>0.0362964</text:p>
          </table:table-cell>
          <table:table-cell office:value-type="float" office:value="0.6965753" calcext:value-type="float">
            <text:p>0.6965753</text:p>
          </table:table-cell>
          <table:table-cell office:value-type="float" office:value="0.2535617" calcext:value-type="float">
            <text:p>0.2535617</text:p>
          </table:table-cell>
          <table:table-cell office:value-type="float" office:value="0.0424964" calcext:value-type="float">
            <text:p>0.0424964</text:p>
          </table:table-cell>
          <table:table-cell office:value-type="float" office:value="0.6965753" calcext:value-type="float">
            <text:p>0.6965753</text:p>
          </table:table-cell>
          <table:table-cell office:value-type="float" office:value="0.2535617" calcext:value-type="float">
            <text:p>0.2535617</text:p>
          </table:table-cell>
          <table:table-cell office:value-type="float" office:value="0.0486964" calcext:value-type="float">
            <text:p>0.0486964</text:p>
          </table:table-cell>
          <table:table-cell office:value-type="float" office:value="0.6965752" calcext:value-type="float">
            <text:p>0.6965752</text:p>
          </table:table-cell>
          <table:table-cell office:value-type="float" office:value="0.2535616" calcext:value-type="float">
            <text:p>0.2535616</text:p>
          </table:table-cell>
          <table:table-cell office:value-type="float" office:value="0.0548964" calcext:value-type="float">
            <text:p>0.0548964</text:p>
          </table:table-cell>
          <table:table-cell office:value-type="float" office:value="0.6954989" calcext:value-type="float">
            <text:p>0.6954989</text:p>
          </table:table-cell>
          <table:table-cell office:value-type="float" office:value="0.2474559" calcext:value-type="float">
            <text:p>0.2474559</text:p>
          </table:table-cell>
          <table:table-cell office:value-type="float" office:value="0.0238964" calcext:value-type="float">
            <text:p>0.0238964</text:p>
          </table:table-cell>
          <table:table-cell office:value-type="float" office:value="0.6954988" calcext:value-type="float">
            <text:p>0.6954988</text:p>
          </table:table-cell>
          <table:table-cell office:value-type="float" office:value="0.2474559" calcext:value-type="float">
            <text:p>0.2474559</text:p>
          </table:table-cell>
          <table:table-cell office:value-type="float" office:value="0.0300964" calcext:value-type="float">
            <text:p>0.0300964</text:p>
          </table:table-cell>
          <table:table-cell office:value-type="float" office:value="0.6954988" calcext:value-type="float">
            <text:p>0.6954988</text:p>
          </table:table-cell>
          <table:table-cell office:value-type="float" office:value="0.2474559" calcext:value-type="float">
            <text:p>0.2474559</text:p>
          </table:table-cell>
          <table:table-cell office:value-type="float" office:value="0.0362964" calcext:value-type="float">
            <text:p>0.0362964</text:p>
          </table:table-cell>
          <table:table-cell office:value-type="float" office:value="0.6954987" calcext:value-type="float">
            <text:p>0.6954987</text:p>
          </table:table-cell>
          <table:table-cell office:value-type="float" office:value="0.2474559" calcext:value-type="float">
            <text:p>0.2474559</text:p>
          </table:table-cell>
          <table:table-cell office:value-type="float" office:value="0.0424964" calcext:value-type="float">
            <text:p>0.0424964</text:p>
          </table:table-cell>
          <table:table-cell office:value-type="float" office:value="0.6954987" calcext:value-type="float">
            <text:p>0.6954987</text:p>
          </table:table-cell>
          <table:table-cell office:value-type="float" office:value="0.2474558" calcext:value-type="float">
            <text:p>0.2474558</text:p>
          </table:table-cell>
          <table:table-cell office:value-type="float" office:value="0.0486964" calcext:value-type="float">
            <text:p>0.0486964</text:p>
          </table:table-cell>
          <table:table-cell office:value-type="float" office:value="0.6954986" calcext:value-type="float">
            <text:p>0.6954986</text:p>
          </table:table-cell>
          <table:table-cell office:value-type="float" office:value="0.2474558" calcext:value-type="float">
            <text:p>0.2474558</text:p>
          </table:table-cell>
          <table:table-cell office:value-type="float" office:value="0.0548964" calcext:value-type="float">
            <text:p>0.0548964</text:p>
          </table:table-cell>
        </table:table-row>
        <table:table-row table:style-name="ro1">
          <table:table-cell office:value-type="string" calcext:value-type="string">
            <text:p>z_rot_plus_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025-08-21 13:49:52</text:p>
          </table:table-cell>
          <table:table-cell office:value-type="float" office:value="-0.0000824" calcext:value-type="float">
            <text:p>-0.0000824</text:p>
          </table:table-cell>
          <table:table-cell office:value-type="float" office:value="0.696079" calcext:value-type="float">
            <text:p>0.696079</text:p>
          </table:table-cell>
          <table:table-cell office:value-type="float" office:value="0.6959966" calcext:value-type="float">
            <text:p>0.6959966</text:p>
          </table:table-cell>
          <table:table-cell office:value-type="float" office:value="0.2499246" calcext:value-type="float">
            <text:p>0.2499246</text:p>
          </table:table-cell>
          <table:table-cell office:value-type="float" office:value="0.0436961" calcext:value-type="float">
            <text:p>0.0436961</text:p>
          </table:table-cell>
          <table:table-cell office:value-type="float" office:value="10" calcext:value-type="float">
            <text:p>10</text:p>
          </table:table-cell>
          <table:table-cell office:value-type="float" office:value="3.93436002731323" calcext:value-type="float">
            <text:p>3.93436002731323</text:p>
          </table:table-cell>
          <table:table-cell office:value-type="float" office:value="0.233749195933342" calcext:value-type="float">
            <text:p>0.233749195933342</text:p>
          </table:table-cell>
          <table:table-cell office:value-type="float" office:value="3.70061083137989" calcext:value-type="float">
            <text:p>3.70061083137989</text:p>
          </table:table-cell>
          <table:table-cell office:value-type="float" office:value="0.985384152829647" calcext:value-type="float">
            <text:p>0.985384152829647</text:p>
          </table:table-cell>
          <table:table-cell office:value-type="float" office:value="1.18284503480968" calcext:value-type="float">
            <text:p>1.18284503480968</text:p>
          </table:table-cell>
          <table:table-cell office:value-type="float" office:value="0.684916463494301" calcext:value-type="float">
            <text:p>0.684916463494301</text:p>
          </table:table-cell>
          <table:table-cell office:value-type="float" office:value="1.28585184216499" calcext:value-type="float">
            <text:p>1.28585184216499</text:p>
          </table:table-cell>
          <table:table-cell office:value-type="float" office:value="0.600935378670693" calcext:value-type="float">
            <text:p>0.600935378670693</text:p>
          </table:table-cell>
          <table:table-cell office:value-type="float" office:value="0.2337492" calcext:value-type="float">
            <text:p>0.2337492</text:p>
          </table:table-cell>
          <table:table-cell office:value-type="float" office:value="0.2824408" calcext:value-type="float">
            <text:p>0.2824408</text:p>
          </table:table-cell>
          <table:table-cell office:value-type="float" office:value="0.3118624" calcext:value-type="float">
            <text:p>0.3118624</text:p>
          </table:table-cell>
          <table:table-cell office:value-type="float" office:value="0.53341" calcext:value-type="float">
            <text:p>0.53341</text:p>
          </table:table-cell>
          <table:table-cell office:value-type="float" office:value="2.0631199" calcext:value-type="float">
            <text:p>2.0631199</text:p>
          </table:table-cell>
          <table:table-cell office:value-type="float" office:value="0.0016892" calcext:value-type="float">
            <text:p>0.0016892</text:p>
          </table:table-cell>
          <table:table-cell office:value-type="float" office:value="0.40549" calcext:value-type="float">
            <text:p>0.40549</text:p>
          </table:table-cell>
          <table:table-cell office:value-type="float" office:value="0.43542" calcext:value-type="float">
            <text:p>0.43542</text:p>
          </table:table-cell>
          <table:table-cell office:value-type="float" office:value="0.42189" calcext:value-type="float">
            <text:p>0.42189</text:p>
          </table:table-cell>
          <table:table-cell office:value-type="float" office:value="1.2320992" calcext:value-type="float">
            <text:p>1.2320992</text:p>
          </table:table-cell>
          <table:table-cell office:value-type="float" office:value="3.93436" calcext:value-type="float">
            <text:p>3.93436</text:p>
          </table:table-cell>
          <table:table-cell office:value-type="float" office:value="-0.0061008" calcext:value-type="float">
            <text:p>-0.0061008</text:p>
          </table:table-cell>
          <table:table-cell office:value-type="float" office:value="0.6963492" calcext:value-type="float">
            <text:p>0.6963492</text:p>
          </table:table-cell>
          <table:table-cell office:value-type="float" office:value="0.2539544" calcext:value-type="float">
            <text:p>0.2539544</text:p>
          </table:table-cell>
          <table:table-cell office:value-type="float" office:value="0.0238941" calcext:value-type="float">
            <text:p>0.0238941</text:p>
          </table:table-cell>
          <table:table-cell office:value-type="float" office:value="0.6963492" calcext:value-type="float">
            <text:p>0.6963492</text:p>
          </table:table-cell>
          <table:table-cell office:value-type="float" office:value="0.2539544" calcext:value-type="float">
            <text:p>0.2539544</text:p>
          </table:table-cell>
          <table:table-cell office:value-type="float" office:value="0.0300941" calcext:value-type="float">
            <text:p>0.0300941</text:p>
          </table:table-cell>
          <table:table-cell office:value-type="float" office:value="0.6963492" calcext:value-type="float">
            <text:p>0.6963492</text:p>
          </table:table-cell>
          <table:table-cell office:value-type="float" office:value="0.2539544" calcext:value-type="float">
            <text:p>0.2539544</text:p>
          </table:table-cell>
          <table:table-cell office:value-type="float" office:value="0.0362941" calcext:value-type="float">
            <text:p>0.0362941</text:p>
          </table:table-cell>
          <table:table-cell office:value-type="float" office:value="0.6963492" calcext:value-type="float">
            <text:p>0.6963492</text:p>
          </table:table-cell>
          <table:table-cell office:value-type="float" office:value="0.2539544" calcext:value-type="float">
            <text:p>0.2539544</text:p>
          </table:table-cell>
          <table:table-cell office:value-type="float" office:value="0.0424941" calcext:value-type="float">
            <text:p>0.0424941</text:p>
          </table:table-cell>
          <table:table-cell office:value-type="float" office:value="0.6963492" calcext:value-type="float">
            <text:p>0.6963492</text:p>
          </table:table-cell>
          <table:table-cell office:value-type="float" office:value="0.2539544" calcext:value-type="float">
            <text:p>0.2539544</text:p>
          </table:table-cell>
          <table:table-cell office:value-type="float" office:value="0.0486941" calcext:value-type="float">
            <text:p>0.0486941</text:p>
          </table:table-cell>
          <table:table-cell office:value-type="float" office:value="0.6963492" calcext:value-type="float">
            <text:p>0.6963492</text:p>
          </table:table-cell>
          <table:table-cell office:value-type="float" office:value="0.2539544" calcext:value-type="float">
            <text:p>0.2539544</text:p>
          </table:table-cell>
          <table:table-cell office:value-type="float" office:value="0.0548941" calcext:value-type="float">
            <text:p>0.0548941</text:p>
          </table:table-cell>
          <table:table-cell office:value-type="float" office:value="0.6958088" calcext:value-type="float">
            <text:p>0.6958088</text:p>
          </table:table-cell>
          <table:table-cell office:value-type="float" office:value="0.247778" calcext:value-type="float">
            <text:p>0.247778</text:p>
          </table:table-cell>
          <table:table-cell office:value-type="float" office:value="0.0238942" calcext:value-type="float">
            <text:p>0.0238942</text:p>
          </table:table-cell>
          <table:table-cell office:value-type="float" office:value="0.6958088" calcext:value-type="float">
            <text:p>0.6958088</text:p>
          </table:table-cell>
          <table:table-cell office:value-type="float" office:value="0.247778" calcext:value-type="float">
            <text:p>0.247778</text:p>
          </table:table-cell>
          <table:table-cell office:value-type="float" office:value="0.0300942" calcext:value-type="float">
            <text:p>0.0300942</text:p>
          </table:table-cell>
          <table:table-cell office:value-type="float" office:value="0.6958088" calcext:value-type="float">
            <text:p>0.6958088</text:p>
          </table:table-cell>
          <table:table-cell office:value-type="float" office:value="0.247778" calcext:value-type="float">
            <text:p>0.247778</text:p>
          </table:table-cell>
          <table:table-cell office:value-type="float" office:value="0.0362942" calcext:value-type="float">
            <text:p>0.0362942</text:p>
          </table:table-cell>
          <table:table-cell office:value-type="float" office:value="0.6958088" calcext:value-type="float">
            <text:p>0.6958088</text:p>
          </table:table-cell>
          <table:table-cell office:value-type="float" office:value="0.247778" calcext:value-type="float">
            <text:p>0.247778</text:p>
          </table:table-cell>
          <table:table-cell office:value-type="float" office:value="0.0424942" calcext:value-type="float">
            <text:p>0.0424942</text:p>
          </table:table-cell>
          <table:table-cell office:value-type="float" office:value="0.6958088" calcext:value-type="float">
            <text:p>0.6958088</text:p>
          </table:table-cell>
          <table:table-cell office:value-type="float" office:value="0.247778" calcext:value-type="float">
            <text:p>0.247778</text:p>
          </table:table-cell>
          <table:table-cell office:value-type="float" office:value="0.0486942" calcext:value-type="float">
            <text:p>0.0486942</text:p>
          </table:table-cell>
          <table:table-cell office:value-type="float" office:value="0.6958088" calcext:value-type="float">
            <text:p>0.6958088</text:p>
          </table:table-cell>
          <table:table-cell office:value-type="float" office:value="0.247778" calcext:value-type="float">
            <text:p>0.247778</text:p>
          </table:table-cell>
          <table:table-cell office:value-type="float" office:value="0.0548942" calcext:value-type="float">
            <text:p>0.0548942</text:p>
          </table:table-cell>
        </table:table-row>
        <table:table-row table:style-name="ro1">
          <table:table-cell office:value-type="string" calcext:value-type="string">
            <text:p>z_rot_plus_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025-08-21 13:50:04</text:p>
          </table:table-cell>
          <table:table-cell office:value-type="float" office:value="0.0000001" calcext:value-type="float">
            <text:p>0.0000001</text:p>
          </table:table-cell>
          <table:table-cell table:number-columns-repeated="2" office:value-type="float" office:value="0.6960973" calcext:value-type="float">
            <text:p>0.6960973</text:p>
          </table:table-cell>
          <table:table-cell office:value-type="float" office:value="0.2506167" calcext:value-type="float">
            <text:p>0.2506167</text:p>
          </table:table-cell>
          <table:table-cell office:value-type="float" office:value="0.0440311" calcext:value-type="float">
            <text:p>0.0440311</text:p>
          </table:table-cell>
          <table:table-cell office:value-type="float" office:value="10" calcext:value-type="float">
            <text:p>10</text:p>
          </table:table-cell>
          <table:table-cell office:value-type="float" office:value="3.94255995750427" calcext:value-type="float">
            <text:p>3.94255995750427</text:p>
          </table:table-cell>
          <table:table-cell office:value-type="float" office:value="0.266549199819565" calcext:value-type="float">
            <text:p>0.266549199819565</text:p>
          </table:table-cell>
          <table:table-cell office:value-type="float" office:value="3.67601075768471" calcext:value-type="float">
            <text:p>3.67601075768471</text:p>
          </table:table-cell>
          <table:table-cell office:value-type="float" office:value="1.0154781460762" calcext:value-type="float">
            <text:p>1.0154781460762</text:p>
          </table:table-cell>
          <table:table-cell office:value-type="float" office:value="1.22896154850254" calcext:value-type="float">
            <text:p>1.22896154850254</text:p>
          </table:table-cell>
          <table:table-cell office:value-type="float" office:value="0.822430467605591" calcext:value-type="float">
            <text:p>0.822430467605591</text:p>
          </table:table-cell>
          <table:table-cell office:value-type="float" office:value="1.20852582454681" calcext:value-type="float">
            <text:p>1.20852582454681</text:p>
          </table:table-cell>
          <table:table-cell office:value-type="float" office:value="0.386095356941223" calcext:value-type="float">
            <text:p>0.386095356941223</text:p>
          </table:table-cell>
          <table:table-cell office:value-type="float" office:value="0.2665492" calcext:value-type="float">
            <text:p>0.2665492</text:p>
          </table:table-cell>
          <table:table-cell office:value-type="float" office:value="0.3271308" calcext:value-type="float">
            <text:p>0.3271308</text:p>
          </table:table-cell>
          <table:table-cell office:value-type="float" office:value="0.3696724" calcext:value-type="float">
            <text:p>0.3696724</text:p>
          </table:table-cell>
          <table:table-cell office:value-type="float" office:value="0.67445" calcext:value-type="float">
            <text:p>0.67445</text:p>
          </table:table-cell>
          <table:table-cell office:value-type="float" office:value="2.47435" calcext:value-type="float">
            <text:p>2.47435</text:p>
          </table:table-cell>
          <table:table-cell office:value-type="float" office:value="0.0008692" calcext:value-type="float">
            <text:p>0.0008692</text:p>
          </table:table-cell>
          <table:table-cell office:value-type="float" office:value="0.33948" calcext:value-type="float">
            <text:p>0.33948</text:p>
          </table:table-cell>
          <table:table-cell office:value-type="float" office:value="0.36367" calcext:value-type="float">
            <text:p>0.36367</text:p>
          </table:table-cell>
          <table:table-cell office:value-type="float" office:value="0.34768" calcext:value-type="float">
            <text:p>0.34768</text:p>
          </table:table-cell>
          <table:table-cell office:value-type="float" office:value="1.0492392" calcext:value-type="float">
            <text:p>1.0492392</text:p>
          </table:table-cell>
          <table:table-cell office:value-type="float" office:value="3.94256" calcext:value-type="float">
            <text:p>3.94256</text:p>
          </table:table-cell>
          <table:table-cell office:value-type="float" office:value="-0.0052808" calcext:value-type="float">
            <text:p>-0.0052808</text:p>
          </table:table-cell>
          <table:table-cell office:value-type="float" office:value="0.6960972" calcext:value-type="float">
            <text:p>0.6960972</text:p>
          </table:table-cell>
          <table:table-cell office:value-type="float" office:value="0.254306" calcext:value-type="float">
            <text:p>0.254306</text:p>
          </table:table-cell>
          <table:table-cell office:value-type="float" office:value="0.0239048" calcext:value-type="float">
            <text:p>0.0239048</text:p>
          </table:table-cell>
          <table:table-cell office:value-type="float" office:value="0.6960972" calcext:value-type="float">
            <text:p>0.6960972</text:p>
          </table:table-cell>
          <table:table-cell office:value-type="float" office:value="0.254306" calcext:value-type="float">
            <text:p>0.254306</text:p>
          </table:table-cell>
          <table:table-cell office:value-type="float" office:value="0.0301048" calcext:value-type="float">
            <text:p>0.0301048</text:p>
          </table:table-cell>
          <table:table-cell office:value-type="float" office:value="0.6960973" calcext:value-type="float">
            <text:p>0.6960973</text:p>
          </table:table-cell>
          <table:table-cell office:value-type="float" office:value="0.254306" calcext:value-type="float">
            <text:p>0.254306</text:p>
          </table:table-cell>
          <table:table-cell office:value-type="float" office:value="0.0363048" calcext:value-type="float">
            <text:p>0.0363048</text:p>
          </table:table-cell>
          <table:table-cell office:value-type="float" office:value="0.6960973" calcext:value-type="float">
            <text:p>0.6960973</text:p>
          </table:table-cell>
          <table:table-cell office:value-type="float" office:value="0.2543061" calcext:value-type="float">
            <text:p>0.2543061</text:p>
          </table:table-cell>
          <table:table-cell office:value-type="float" office:value="0.0425048" calcext:value-type="float">
            <text:p>0.0425048</text:p>
          </table:table-cell>
          <table:table-cell office:value-type="float" office:value="0.6960974" calcext:value-type="float">
            <text:p>0.6960974</text:p>
          </table:table-cell>
          <table:table-cell office:value-type="float" office:value="0.2543061" calcext:value-type="float">
            <text:p>0.2543061</text:p>
          </table:table-cell>
          <table:table-cell office:value-type="float" office:value="0.0487048" calcext:value-type="float">
            <text:p>0.0487048</text:p>
          </table:table-cell>
          <table:table-cell office:value-type="float" office:value="0.6960974" calcext:value-type="float">
            <text:p>0.6960974</text:p>
          </table:table-cell>
          <table:table-cell office:value-type="float" office:value="0.2543061" calcext:value-type="float">
            <text:p>0.2543061</text:p>
          </table:table-cell>
          <table:table-cell office:value-type="float" office:value="0.0549048" calcext:value-type="float">
            <text:p>0.0549048</text:p>
          </table:table-cell>
          <table:table-cell office:value-type="float" office:value="0.6960972" calcext:value-type="float">
            <text:p>0.6960972</text:p>
          </table:table-cell>
          <table:table-cell office:value-type="float" office:value="0.248106" calcext:value-type="float">
            <text:p>0.248106</text:p>
          </table:table-cell>
          <table:table-cell office:value-type="float" office:value="0.0239048" calcext:value-type="float">
            <text:p>0.0239048</text:p>
          </table:table-cell>
          <table:table-cell office:value-type="float" office:value="0.6960973" calcext:value-type="float">
            <text:p>0.6960973</text:p>
          </table:table-cell>
          <table:table-cell office:value-type="float" office:value="0.248106" calcext:value-type="float">
            <text:p>0.248106</text:p>
          </table:table-cell>
          <table:table-cell office:value-type="float" office:value="0.0301048" calcext:value-type="float">
            <text:p>0.0301048</text:p>
          </table:table-cell>
          <table:table-cell office:value-type="float" office:value="0.6960973" calcext:value-type="float">
            <text:p>0.6960973</text:p>
          </table:table-cell>
          <table:table-cell office:value-type="float" office:value="0.248106" calcext:value-type="float">
            <text:p>0.248106</text:p>
          </table:table-cell>
          <table:table-cell office:value-type="float" office:value="0.0363048" calcext:value-type="float">
            <text:p>0.0363048</text:p>
          </table:table-cell>
          <table:table-cell office:value-type="float" office:value="0.6960974" calcext:value-type="float">
            <text:p>0.6960974</text:p>
          </table:table-cell>
          <table:table-cell office:value-type="float" office:value="0.2481061" calcext:value-type="float">
            <text:p>0.2481061</text:p>
          </table:table-cell>
          <table:table-cell office:value-type="float" office:value="0.0425048" calcext:value-type="float">
            <text:p>0.0425048</text:p>
          </table:table-cell>
          <table:table-cell office:value-type="float" office:value="0.6960974" calcext:value-type="float">
            <text:p>0.6960974</text:p>
          </table:table-cell>
          <table:table-cell office:value-type="float" office:value="0.2481061" calcext:value-type="float">
            <text:p>0.2481061</text:p>
          </table:table-cell>
          <table:table-cell office:value-type="float" office:value="0.0487048" calcext:value-type="float">
            <text:p>0.0487048</text:p>
          </table:table-cell>
          <table:table-cell office:value-type="float" office:value="0.6960974" calcext:value-type="float">
            <text:p>0.6960974</text:p>
          </table:table-cell>
          <table:table-cell office:value-type="float" office:value="0.2481061" calcext:value-type="float">
            <text:p>0.2481061</text:p>
          </table:table-cell>
          <table:table-cell office:value-type="float" office:value="0.0549048" calcext:value-type="float">
            <text:p>0.0549048</text:p>
          </table:table-cell>
        </table:table-row>
        <table:table-row table:style-name="ro1">
          <table:table-cell office:value-type="string" calcext:value-type="string">
            <text:p>z_rot_minus_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025-08-21 13:50:32</text:p>
          </table:table-cell>
          <table:table-cell office:value-type="float" office:value="-0.0008013" calcext:value-type="float">
            <text:p>-0.0008013</text:p>
          </table:table-cell>
          <table:table-cell office:value-type="float" office:value="0.691747" calcext:value-type="float">
            <text:p>0.691747</text:p>
          </table:table-cell>
          <table:table-cell office:value-type="float" office:value="0.6909458" calcext:value-type="float">
            <text:p>0.6909458</text:p>
          </table:table-cell>
          <table:table-cell office:value-type="float" office:value="0.2472912" calcext:value-type="float">
            <text:p>0.2472912</text:p>
          </table:table-cell>
          <table:table-cell office:value-type="float" office:value="0.0386576" calcext:value-type="float">
            <text:p>0.0386576</text:p>
          </table:table-cell>
          <table:table-cell office:value-type="float" office:value="10" calcext:value-type="float">
            <text:p>10</text:p>
          </table:table-cell>
          <table:table-cell office:value-type="float" office:value="0.915120005607605" calcext:value-type="float">
            <text:p>0.915120005607605</text:p>
          </table:table-cell>
          <table:table-cell office:value-type="float" office:value="0.184090003371239" calcext:value-type="float">
            <text:p>0.184090003371239</text:p>
          </table:table-cell>
          <table:table-cell office:value-type="float" office:value="0.731030002236366" calcext:value-type="float">
            <text:p>0.731030002236366</text:p>
          </table:table-cell>
          <table:table-cell office:value-type="float" office:value="0.35119616240263" calcext:value-type="float">
            <text:p>0.35119616240263</text:p>
          </table:table-cell>
          <table:table-cell office:value-type="float" office:value="0.209507534717424" calcext:value-type="float">
            <text:p>0.209507534717424</text:p>
          </table:table-cell>
          <table:table-cell office:value-type="float" office:value="0.260074481368065" calcext:value-type="float">
            <text:p>0.260074481368065</text:p>
          </table:table-cell>
          <table:table-cell office:value-type="float" office:value="0.442317843437195" calcext:value-type="float">
            <text:p>0.442317843437195</text:p>
          </table:table-cell>
          <table:table-cell office:value-type="float" office:value="0.18224336206913" calcext:value-type="float">
            <text:p>0.18224336206913</text:p>
          </table:table-cell>
          <table:table-cell office:value-type="float" office:value="0.2501492" calcext:value-type="float">
            <text:p>0.2501492</text:p>
          </table:table-cell>
          <table:table-cell office:value-type="float" office:value="0.2631708" calcext:value-type="float">
            <text:p>0.2631708</text:p>
          </table:table-cell>
          <table:table-cell office:value-type="float" office:value="0.2179724" calcext:value-type="float">
            <text:p>0.2179724</text:p>
          </table:table-cell>
          <table:table-cell office:value-type="float" office:value="0.18409" calcext:value-type="float">
            <text:p>0.18409</text:p>
          </table:table-cell>
          <table:table-cell office:value-type="float" office:value="0.38499" calcext:value-type="float">
            <text:p>0.38499</text:p>
          </table:table-cell>
          <table:table-cell office:value-type="float" office:value="-0.0032308" calcext:value-type="float">
            <text:p>-0.0032308</text:p>
          </table:table-cell>
          <table:table-cell office:value-type="float" office:value="0.35834" calcext:value-type="float">
            <text:p>0.35834</text:p>
          </table:table-cell>
          <table:table-cell office:value-type="float" office:value="0.33169" calcext:value-type="float">
            <text:p>0.33169</text:p>
          </table:table-cell>
          <table:table-cell office:value-type="float" office:value="0.24313" calcext:value-type="float">
            <text:p>0.24313</text:p>
          </table:table-cell>
          <table:table-cell office:value-type="float" office:value="0.3633092" calcext:value-type="float">
            <text:p>0.3633092</text:p>
          </table:table-cell>
          <table:table-cell office:value-type="float" office:value="0.91512" calcext:value-type="float">
            <text:p>0.91512</text:p>
          </table:table-cell>
          <table:table-cell office:value-type="float" office:value="-0.0040508" calcext:value-type="float">
            <text:p>-0.0040508</text:p>
          </table:table-cell>
          <table:table-cell office:value-type="float" office:value="0.6948352" calcext:value-type="float">
            <text:p>0.6948352</text:p>
          </table:table-cell>
          <table:table-cell office:value-type="float" office:value="0.246951" calcext:value-type="float">
            <text:p>0.246951</text:p>
          </table:table-cell>
          <table:table-cell office:value-type="float" office:value="0.0238994" calcext:value-type="float">
            <text:p>0.0238994</text:p>
          </table:table-cell>
          <table:table-cell office:value-type="float" office:value="0.6948352" calcext:value-type="float">
            <text:p>0.6948352</text:p>
          </table:table-cell>
          <table:table-cell office:value-type="float" office:value="0.2469509" calcext:value-type="float">
            <text:p>0.2469509</text:p>
          </table:table-cell>
          <table:table-cell office:value-type="float" office:value="0.0300994" calcext:value-type="float">
            <text:p>0.0300994</text:p>
          </table:table-cell>
          <table:table-cell office:value-type="float" office:value="0.6948352" calcext:value-type="float">
            <text:p>0.6948352</text:p>
          </table:table-cell>
          <table:table-cell office:value-type="float" office:value="0.2469509" calcext:value-type="float">
            <text:p>0.2469509</text:p>
          </table:table-cell>
          <table:table-cell office:value-type="float" office:value="0.0362994" calcext:value-type="float">
            <text:p>0.0362994</text:p>
          </table:table-cell>
          <table:table-cell office:value-type="float" office:value="0.6948352" calcext:value-type="float">
            <text:p>0.6948352</text:p>
          </table:table-cell>
          <table:table-cell office:value-type="float" office:value="0.2469509" calcext:value-type="float">
            <text:p>0.2469509</text:p>
          </table:table-cell>
          <table:table-cell office:value-type="float" office:value="0.0424994" calcext:value-type="float">
            <text:p>0.0424994</text:p>
          </table:table-cell>
          <table:table-cell office:value-type="float" office:value="0.6948352" calcext:value-type="float">
            <text:p>0.6948352</text:p>
          </table:table-cell>
          <table:table-cell office:value-type="float" office:value="0.2469509" calcext:value-type="float">
            <text:p>0.2469509</text:p>
          </table:table-cell>
          <table:table-cell office:value-type="float" office:value="0.0486994" calcext:value-type="float">
            <text:p>0.0486994</text:p>
          </table:table-cell>
          <table:table-cell office:value-type="float" office:value="0.6948353" calcext:value-type="float">
            <text:p>0.6948353</text:p>
          </table:table-cell>
          <table:table-cell office:value-type="float" office:value="0.2469509" calcext:value-type="float">
            <text:p>0.2469509</text:p>
          </table:table-cell>
          <table:table-cell office:value-type="float" office:value="0.0548994" calcext:value-type="float">
            <text:p>0.0548994</text:p>
          </table:table-cell>
          <table:table-cell office:value-type="float" office:value="0.6886588" calcext:value-type="float">
            <text:p>0.6886588</text:p>
          </table:table-cell>
          <table:table-cell office:value-type="float" office:value="0.2474913" calcext:value-type="float">
            <text:p>0.2474913</text:p>
          </table:table-cell>
          <table:table-cell office:value-type="float" office:value="0.0238994" calcext:value-type="float">
            <text:p>0.0238994</text:p>
          </table:table-cell>
          <table:table-cell office:value-type="float" office:value="0.6886588" calcext:value-type="float">
            <text:p>0.6886588</text:p>
          </table:table-cell>
          <table:table-cell office:value-type="float" office:value="0.2474913" calcext:value-type="float">
            <text:p>0.2474913</text:p>
          </table:table-cell>
          <table:table-cell office:value-type="float" office:value="0.0300994" calcext:value-type="float">
            <text:p>0.0300994</text:p>
          </table:table-cell>
          <table:table-cell office:value-type="float" office:value="0.6886588" calcext:value-type="float">
            <text:p>0.6886588</text:p>
          </table:table-cell>
          <table:table-cell office:value-type="float" office:value="0.2474913" calcext:value-type="float">
            <text:p>0.2474913</text:p>
          </table:table-cell>
          <table:table-cell office:value-type="float" office:value="0.0362994" calcext:value-type="float">
            <text:p>0.0362994</text:p>
          </table:table-cell>
          <table:table-cell office:value-type="float" office:value="0.6886588" calcext:value-type="float">
            <text:p>0.6886588</text:p>
          </table:table-cell>
          <table:table-cell office:value-type="float" office:value="0.2474913" calcext:value-type="float">
            <text:p>0.2474913</text:p>
          </table:table-cell>
          <table:table-cell office:value-type="float" office:value="0.0424994" calcext:value-type="float">
            <text:p>0.0424994</text:p>
          </table:table-cell>
          <table:table-cell office:value-type="float" office:value="0.6886588" calcext:value-type="float">
            <text:p>0.6886588</text:p>
          </table:table-cell>
          <table:table-cell office:value-type="float" office:value="0.2474913" calcext:value-type="float">
            <text:p>0.2474913</text:p>
          </table:table-cell>
          <table:table-cell office:value-type="float" office:value="0.0486994" calcext:value-type="float">
            <text:p>0.0486994</text:p>
          </table:table-cell>
          <table:table-cell office:value-type="float" office:value="0.6886588" calcext:value-type="float">
            <text:p>0.6886588</text:p>
          </table:table-cell>
          <table:table-cell office:value-type="float" office:value="0.2474913" calcext:value-type="float">
            <text:p>0.2474913</text:p>
          </table:table-cell>
          <table:table-cell office:value-type="float" office:value="0.0548994" calcext:value-type="float">
            <text:p>0.0548994</text:p>
          </table:table-cell>
        </table:table-row>
        <table:table-row table:style-name="ro1">
          <table:table-cell office:value-type="string" calcext:value-type="string">
            <text:p>z_rot_minus_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5-08-21 13:50:45</text:p>
          </table:table-cell>
          <table:table-cell office:value-type="float" office:value="-0.0009614" calcext:value-type="float">
            <text:p>-0.0009614</text:p>
          </table:table-cell>
          <table:table-cell office:value-type="float" office:value="0.6914006" calcext:value-type="float">
            <text:p>0.6914006</text:p>
          </table:table-cell>
          <table:table-cell office:value-type="float" office:value="0.6904392" calcext:value-type="float">
            <text:p>0.6904392</text:p>
          </table:table-cell>
          <table:table-cell office:value-type="float" office:value="0.2474344" calcext:value-type="float">
            <text:p>0.2474344</text:p>
          </table:table-cell>
          <table:table-cell office:value-type="float" office:value="0.0386089" calcext:value-type="float">
            <text:p>0.0386089</text:p>
          </table:table-cell>
          <table:table-cell office:value-type="float" office:value="10" calcext:value-type="float">
            <text:p>10</text:p>
          </table:table-cell>
          <table:table-cell office:value-type="float" office:value="0.955709993839264" calcext:value-type="float">
            <text:p>0.955709993839264</text:p>
          </table:table-cell>
          <table:table-cell office:value-type="float" office:value="0.173840001225472" calcext:value-type="float">
            <text:p>0.173840001225472</text:p>
          </table:table-cell>
          <table:table-cell office:value-type="float" office:value="0.781869992613792" calcext:value-type="float">
            <text:p>0.781869992613792</text:p>
          </table:table-cell>
          <table:table-cell office:value-type="float" office:value="0.35496816188097" calcext:value-type="float">
            <text:p>0.35496816188097</text:p>
          </table:table-cell>
          <table:table-cell office:value-type="float" office:value="0.224353708055047" calcext:value-type="float">
            <text:p>0.224353708055047</text:p>
          </table:table-cell>
          <table:table-cell office:value-type="float" office:value="0.243182483315468" calcext:value-type="float">
            <text:p>0.243182483315468</text:p>
          </table:table-cell>
          <table:table-cell office:value-type="float" office:value="0.466753840446472" calcext:value-type="float">
            <text:p>0.466753840446472</text:p>
          </table:table-cell>
          <table:table-cell office:value-type="float" office:value="0.223571357131004" calcext:value-type="float">
            <text:p>0.223571357131004</text:p>
          </table:table-cell>
          <table:table-cell office:value-type="float" office:value="0.2325192" calcext:value-type="float">
            <text:p>0.2325192</text:p>
          </table:table-cell>
          <table:table-cell office:value-type="float" office:value="0.2644008" calcext:value-type="float">
            <text:p>0.2644008</text:p>
          </table:table-cell>
          <table:table-cell office:value-type="float" office:value="0.2040324" calcext:value-type="float">
            <text:p>0.2040324</text:p>
          </table:table-cell>
          <table:table-cell office:value-type="float" office:value="0.17384" calcext:value-type="float">
            <text:p>0.17384</text:p>
          </table:table-cell>
          <table:table-cell office:value-type="float" office:value="0.34112" calcext:value-type="float">
            <text:p>0.34112</text:p>
          </table:table-cell>
          <table:table-cell office:value-type="float" office:value="-0.0069208" calcext:value-type="float">
            <text:p>-0.0069208</text:p>
          </table:table-cell>
          <table:table-cell office:value-type="float" office:value="0.38581" calcext:value-type="float">
            <text:p>0.38581</text:p>
          </table:table-cell>
          <table:table-cell office:value-type="float" office:value="0.34358" calcext:value-type="float">
            <text:p>0.34358</text:p>
          </table:table-cell>
          <table:table-cell office:value-type="float" office:value="0.25297" calcext:value-type="float">
            <text:p>0.25297</text:p>
          </table:table-cell>
          <table:table-cell office:value-type="float" office:value="0.3956992" calcext:value-type="float">
            <text:p>0.3956992</text:p>
          </table:table-cell>
          <table:table-cell office:value-type="float" office:value="0.95571" calcext:value-type="float">
            <text:p>0.95571</text:p>
          </table:table-cell>
          <table:table-cell office:value-type="float" office:value="-0.0056908" calcext:value-type="float">
            <text:p>-0.0056908</text:p>
          </table:table-cell>
          <table:table-cell office:value-type="float" office:value="0.6944535" calcext:value-type="float">
            <text:p>0.6944535</text:p>
          </table:table-cell>
          <table:table-cell office:value-type="float" office:value="0.2467266" calcext:value-type="float">
            <text:p>0.2467266</text:p>
          </table:table-cell>
          <table:table-cell office:value-type="float" office:value="0.0239059" calcext:value-type="float">
            <text:p>0.0239059</text:p>
          </table:table-cell>
          <table:table-cell office:value-type="float" office:value="0.6944535" calcext:value-type="float">
            <text:p>0.6944535</text:p>
          </table:table-cell>
          <table:table-cell office:value-type="float" office:value="0.2467266" calcext:value-type="float">
            <text:p>0.2467266</text:p>
          </table:table-cell>
          <table:table-cell office:value-type="float" office:value="0.0301059" calcext:value-type="float">
            <text:p>0.0301059</text:p>
          </table:table-cell>
          <table:table-cell office:value-type="float" office:value="0.6944535" calcext:value-type="float">
            <text:p>0.6944535</text:p>
          </table:table-cell>
          <table:table-cell office:value-type="float" office:value="0.2467266" calcext:value-type="float">
            <text:p>0.2467266</text:p>
          </table:table-cell>
          <table:table-cell office:value-type="float" office:value="0.0363059" calcext:value-type="float">
            <text:p>0.0363059</text:p>
          </table:table-cell>
          <table:table-cell office:value-type="float" office:value="0.6944535" calcext:value-type="float">
            <text:p>0.6944535</text:p>
          </table:table-cell>
          <table:table-cell office:value-type="float" office:value="0.2467266" calcext:value-type="float">
            <text:p>0.2467266</text:p>
          </table:table-cell>
          <table:table-cell office:value-type="float" office:value="0.0425059" calcext:value-type="float">
            <text:p>0.0425059</text:p>
          </table:table-cell>
          <table:table-cell office:value-type="float" office:value="0.6944536" calcext:value-type="float">
            <text:p>0.6944536</text:p>
          </table:table-cell>
          <table:table-cell office:value-type="float" office:value="0.2467266" calcext:value-type="float">
            <text:p>0.2467266</text:p>
          </table:table-cell>
          <table:table-cell office:value-type="float" office:value="0.0487059" calcext:value-type="float">
            <text:p>0.0487059</text:p>
          </table:table-cell>
          <table:table-cell office:value-type="float" office:value="0.6944536" calcext:value-type="float">
            <text:p>0.6944536</text:p>
          </table:table-cell>
          <table:table-cell office:value-type="float" office:value="0.2467266" calcext:value-type="float">
            <text:p>0.2467266</text:p>
          </table:table-cell>
          <table:table-cell office:value-type="float" office:value="0.0549059" calcext:value-type="float">
            <text:p>0.0549059</text:p>
          </table:table-cell>
          <table:table-cell office:value-type="float" office:value="0.6883476" calcext:value-type="float">
            <text:p>0.6883476</text:p>
          </table:table-cell>
          <table:table-cell office:value-type="float" office:value="0.2478032" calcext:value-type="float">
            <text:p>0.2478032</text:p>
          </table:table-cell>
          <table:table-cell office:value-type="float" office:value="0.0239059" calcext:value-type="float">
            <text:p>0.0239059</text:p>
          </table:table-cell>
          <table:table-cell office:value-type="float" office:value="0.6883477" calcext:value-type="float">
            <text:p>0.6883477</text:p>
          </table:table-cell>
          <table:table-cell office:value-type="float" office:value="0.2478032" calcext:value-type="float">
            <text:p>0.2478032</text:p>
          </table:table-cell>
          <table:table-cell office:value-type="float" office:value="0.0301059" calcext:value-type="float">
            <text:p>0.0301059</text:p>
          </table:table-cell>
          <table:table-cell office:value-type="float" office:value="0.6883477" calcext:value-type="float">
            <text:p>0.6883477</text:p>
          </table:table-cell>
          <table:table-cell office:value-type="float" office:value="0.2478032" calcext:value-type="float">
            <text:p>0.2478032</text:p>
          </table:table-cell>
          <table:table-cell office:value-type="float" office:value="0.0363059" calcext:value-type="float">
            <text:p>0.0363059</text:p>
          </table:table-cell>
          <table:table-cell office:value-type="float" office:value="0.6883477" calcext:value-type="float">
            <text:p>0.6883477</text:p>
          </table:table-cell>
          <table:table-cell office:value-type="float" office:value="0.2478032" calcext:value-type="float">
            <text:p>0.2478032</text:p>
          </table:table-cell>
          <table:table-cell office:value-type="float" office:value="0.0425059" calcext:value-type="float">
            <text:p>0.0425059</text:p>
          </table:table-cell>
          <table:table-cell office:value-type="float" office:value="0.6883477" calcext:value-type="float">
            <text:p>0.6883477</text:p>
          </table:table-cell>
          <table:table-cell office:value-type="float" office:value="0.2478032" calcext:value-type="float">
            <text:p>0.2478032</text:p>
          </table:table-cell>
          <table:table-cell office:value-type="float" office:value="0.0487059" calcext:value-type="float">
            <text:p>0.0487059</text:p>
          </table:table-cell>
          <table:table-cell office:value-type="float" office:value="0.6883478" calcext:value-type="float">
            <text:p>0.6883478</text:p>
          </table:table-cell>
          <table:table-cell office:value-type="float" office:value="0.2478032" calcext:value-type="float">
            <text:p>0.2478032</text:p>
          </table:table-cell>
          <table:table-cell office:value-type="float" office:value="0.0549059" calcext:value-type="float">
            <text:p>0.0549059</text:p>
          </table:table-cell>
        </table:table-row>
        <table:table-row table:style-name="ro1">
          <table:table-cell office:value-type="string" calcext:value-type="string">
            <text:p>z_rot_minus_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2025-08-21 13:50:58</text:p>
          </table:table-cell>
          <table:table-cell office:value-type="float" office:value="-0.0010207" calcext:value-type="float">
            <text:p>-0.0010207</text:p>
          </table:table-cell>
          <table:table-cell office:value-type="float" office:value="0.6910581" calcext:value-type="float">
            <text:p>0.6910581</text:p>
          </table:table-cell>
          <table:table-cell office:value-type="float" office:value="0.6900375" calcext:value-type="float">
            <text:p>0.6900375</text:p>
          </table:table-cell>
          <table:table-cell office:value-type="float" office:value="0.2476147" calcext:value-type="float">
            <text:p>0.2476147</text:p>
          </table:table-cell>
          <table:table-cell office:value-type="float" office:value="0.0383955" calcext:value-type="float">
            <text:p>0.0383955</text:p>
          </table:table-cell>
          <table:table-cell office:value-type="float" office:value="10" calcext:value-type="float">
            <text:p>10</text:p>
          </table:table-cell>
          <table:table-cell office:value-type="float" office:value="0.987689971923828" calcext:value-type="float">
            <text:p>0.987689971923828</text:p>
          </table:table-cell>
          <table:table-cell office:value-type="float" office:value="0.162359997630119" calcext:value-type="float">
            <text:p>0.162359997630119</text:p>
          </table:table-cell>
          <table:table-cell office:value-type="float" office:value="0.825329974293709" calcext:value-type="float">
            <text:p>0.825329974293709</text:p>
          </table:table-cell>
          <table:table-cell office:value-type="float" office:value="0.358986158668995" calcext:value-type="float">
            <text:p>0.358986158668995</text:p>
          </table:table-cell>
          <table:table-cell office:value-type="float" office:value="0.235596086015981" calcext:value-type="float">
            <text:p>0.235596086015981</text:p>
          </table:table-cell>
          <table:table-cell office:value-type="float" office:value="0.236622479557991" calcext:value-type="float">
            <text:p>0.236622479557991</text:p>
          </table:table-cell>
          <table:table-cell office:value-type="float" office:value="0.481349837779999" calcext:value-type="float">
            <text:p>0.481349837779999</text:p>
          </table:table-cell>
          <table:table-cell office:value-type="float" office:value="0.244727358222008" calcext:value-type="float">
            <text:p>0.244727358222008</text:p>
          </table:table-cell>
          <table:table-cell office:value-type="float" office:value="0.2509692" calcext:value-type="float">
            <text:p>0.2509692</text:p>
          </table:table-cell>
          <table:table-cell office:value-type="float" office:value="0.2676808" calcext:value-type="float">
            <text:p>0.2676808</text:p>
          </table:table-cell>
          <table:table-cell office:value-type="float" office:value="0.1982924" calcext:value-type="float">
            <text:p>0.1982924</text:p>
          </table:table-cell>
          <table:table-cell office:value-type="float" office:value="0.16236" calcext:value-type="float">
            <text:p>0.16236</text:p>
          </table:table-cell>
          <table:table-cell office:value-type="float" office:value="0.30381" calcext:value-type="float">
            <text:p>0.30381</text:p>
          </table:table-cell>
          <table:table-cell office:value-type="float" office:value="-0.0081508" calcext:value-type="float">
            <text:p>-0.0081508</text:p>
          </table:table-cell>
          <table:table-cell office:value-type="float" office:value="0.40959" calcext:value-type="float">
            <text:p>0.40959</text:p>
          </table:table-cell>
          <table:table-cell office:value-type="float" office:value="0.35137" calcext:value-type="float">
            <text:p>0.35137</text:p>
          </table:table-cell>
          <table:table-cell office:value-type="float" office:value="0.25051" calcext:value-type="float">
            <text:p>0.25051</text:p>
          </table:table-cell>
          <table:table-cell office:value-type="float" office:value="0.4075892" calcext:value-type="float">
            <text:p>0.4075892</text:p>
          </table:table-cell>
          <table:table-cell office:value-type="float" office:value="0.98769" calcext:value-type="float">
            <text:p>0.98769</text:p>
          </table:table-cell>
          <table:table-cell office:value-type="float" office:value="-0.0061008" calcext:value-type="float">
            <text:p>-0.0061008</text:p>
          </table:table-cell>
          <table:table-cell office:value-type="float" office:value="0.6940525" calcext:value-type="float">
            <text:p>0.6940525</text:p>
          </table:table-cell>
          <table:table-cell office:value-type="float" office:value="0.2465389" calcext:value-type="float">
            <text:p>0.2465389</text:p>
          </table:table-cell>
          <table:table-cell office:value-type="float" office:value="0.0239009" calcext:value-type="float">
            <text:p>0.0239009</text:p>
          </table:table-cell>
          <table:table-cell office:value-type="float" office:value="0.6940525" calcext:value-type="float">
            <text:p>0.6940525</text:p>
          </table:table-cell>
          <table:table-cell office:value-type="float" office:value="0.2465389" calcext:value-type="float">
            <text:p>0.2465389</text:p>
          </table:table-cell>
          <table:table-cell office:value-type="float" office:value="0.0301009" calcext:value-type="float">
            <text:p>0.0301009</text:p>
          </table:table-cell>
          <table:table-cell office:value-type="float" office:value="0.6940525" calcext:value-type="float">
            <text:p>0.6940525</text:p>
          </table:table-cell>
          <table:table-cell office:value-type="float" office:value="0.2465388" calcext:value-type="float">
            <text:p>0.2465388</text:p>
          </table:table-cell>
          <table:table-cell office:value-type="float" office:value="0.0363009" calcext:value-type="float">
            <text:p>0.0363009</text:p>
          </table:table-cell>
          <table:table-cell office:value-type="float" office:value="0.6940525" calcext:value-type="float">
            <text:p>0.6940525</text:p>
          </table:table-cell>
          <table:table-cell office:value-type="float" office:value="0.2465388" calcext:value-type="float">
            <text:p>0.2465388</text:p>
          </table:table-cell>
          <table:table-cell office:value-type="float" office:value="0.0425009" calcext:value-type="float">
            <text:p>0.0425009</text:p>
          </table:table-cell>
          <table:table-cell office:value-type="float" office:value="0.6940525" calcext:value-type="float">
            <text:p>0.6940525</text:p>
          </table:table-cell>
          <table:table-cell office:value-type="float" office:value="0.2465388" calcext:value-type="float">
            <text:p>0.2465388</text:p>
          </table:table-cell>
          <table:table-cell office:value-type="float" office:value="0.0487009" calcext:value-type="float">
            <text:p>0.0487009</text:p>
          </table:table-cell>
          <table:table-cell office:value-type="float" office:value="0.6940525" calcext:value-type="float">
            <text:p>0.6940525</text:p>
          </table:table-cell>
          <table:table-cell office:value-type="float" office:value="0.2465388" calcext:value-type="float">
            <text:p>0.2465388</text:p>
          </table:table-cell>
          <table:table-cell office:value-type="float" office:value="0.0549009" calcext:value-type="float">
            <text:p>0.0549009</text:p>
          </table:table-cell>
          <table:table-cell office:value-type="float" office:value="0.6880637" calcext:value-type="float">
            <text:p>0.6880637</text:p>
          </table:table-cell>
          <table:table-cell office:value-type="float" office:value="0.2481435" calcext:value-type="float">
            <text:p>0.2481435</text:p>
          </table:table-cell>
          <table:table-cell office:value-type="float" office:value="0.0239009" calcext:value-type="float">
            <text:p>0.0239009</text:p>
          </table:table-cell>
          <table:table-cell office:value-type="float" office:value="0.6880637" calcext:value-type="float">
            <text:p>0.6880637</text:p>
          </table:table-cell>
          <table:table-cell office:value-type="float" office:value="0.2481435" calcext:value-type="float">
            <text:p>0.2481435</text:p>
          </table:table-cell>
          <table:table-cell office:value-type="float" office:value="0.0301009" calcext:value-type="float">
            <text:p>0.0301009</text:p>
          </table:table-cell>
          <table:table-cell office:value-type="float" office:value="0.6880637" calcext:value-type="float">
            <text:p>0.6880637</text:p>
          </table:table-cell>
          <table:table-cell office:value-type="float" office:value="0.2481435" calcext:value-type="float">
            <text:p>0.2481435</text:p>
          </table:table-cell>
          <table:table-cell office:value-type="float" office:value="0.0363009" calcext:value-type="float">
            <text:p>0.0363009</text:p>
          </table:table-cell>
          <table:table-cell office:value-type="float" office:value="0.6880638" calcext:value-type="float">
            <text:p>0.6880638</text:p>
          </table:table-cell>
          <table:table-cell office:value-type="float" office:value="0.2481435" calcext:value-type="float">
            <text:p>0.2481435</text:p>
          </table:table-cell>
          <table:table-cell office:value-type="float" office:value="0.0425009" calcext:value-type="float">
            <text:p>0.0425009</text:p>
          </table:table-cell>
          <table:table-cell office:value-type="float" office:value="0.6880638" calcext:value-type="float">
            <text:p>0.6880638</text:p>
          </table:table-cell>
          <table:table-cell office:value-type="float" office:value="0.2481435" calcext:value-type="float">
            <text:p>0.2481435</text:p>
          </table:table-cell>
          <table:table-cell office:value-type="float" office:value="0.0487009" calcext:value-type="float">
            <text:p>0.0487009</text:p>
          </table:table-cell>
          <table:table-cell office:value-type="float" office:value="0.6880638" calcext:value-type="float">
            <text:p>0.6880638</text:p>
          </table:table-cell>
          <table:table-cell office:value-type="float" office:value="0.2481435" calcext:value-type="float">
            <text:p>0.2481435</text:p>
          </table:table-cell>
          <table:table-cell office:value-type="float" office:value="0.0549009" calcext:value-type="float">
            <text:p>0.0549009</text:p>
          </table:table-cell>
        </table:table-row>
        <table:table-row table:style-name="ro1">
          <table:table-cell office:value-type="string" calcext:value-type="string">
            <text:p>z_rot_minus_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5-08-21 13:51:10</text:p>
          </table:table-cell>
          <table:table-cell office:value-type="float" office:value="-0.0010405" calcext:value-type="float">
            <text:p>-0.0010405</text:p>
          </table:table-cell>
          <table:table-cell office:value-type="float" office:value="0.6907226" calcext:value-type="float">
            <text:p>0.6907226</text:p>
          </table:table-cell>
          <table:table-cell office:value-type="float" office:value="0.6896821" calcext:value-type="float">
            <text:p>0.6896821</text:p>
          </table:table-cell>
          <table:table-cell office:value-type="float" office:value="0.2478228" calcext:value-type="float">
            <text:p>0.2478228</text:p>
          </table:table-cell>
          <table:table-cell office:value-type="float" office:value="0.0381853" calcext:value-type="float">
            <text:p>0.0381853</text:p>
          </table:table-cell>
          <table:table-cell office:value-type="float" office:value="10" calcext:value-type="float">
            <text:p>10</text:p>
          </table:table-cell>
          <table:table-cell office:value-type="float" office:value="1.00736999511719" calcext:value-type="float">
            <text:p>1.00736999511719</text:p>
          </table:table-cell>
          <table:table-cell office:value-type="float" office:value="0.155799999833107" calcext:value-type="float">
            <text:p>0.155799999833107</text:p>
          </table:table-cell>
          <table:table-cell office:value-type="float" office:value="0.851569995284081" calcext:value-type="float">
            <text:p>0.851569995284081</text:p>
          </table:table-cell>
          <table:table-cell office:value-type="float" office:value="0.359560160338879" calcext:value-type="float">
            <text:p>0.359560160338879</text:p>
          </table:table-cell>
          <table:table-cell office:value-type="float" office:value="0.243513246695518" calcext:value-type="float">
            <text:p>0.243513246695518</text:p>
          </table:table-cell>
          <table:table-cell office:value-type="float" office:value="0.231128481030464" calcext:value-type="float">
            <text:p>0.231128481030464</text:p>
          </table:table-cell>
          <table:table-cell office:value-type="float" office:value="0.487991839647293" calcext:value-type="float">
            <text:p>0.487991839647293</text:p>
          </table:table-cell>
          <table:table-cell office:value-type="float" office:value="0.256863358616829" calcext:value-type="float">
            <text:p>0.256863358616829</text:p>
          </table:table-cell>
          <table:table-cell office:value-type="float" office:value="0.2690092" calcext:value-type="float">
            <text:p>0.2690092</text:p>
          </table:table-cell>
          <table:table-cell office:value-type="float" office:value="0.2619408" calcext:value-type="float">
            <text:p>0.2619408</text:p>
          </table:table-cell>
          <table:table-cell office:value-type="float" office:value="0.1974724" calcext:value-type="float">
            <text:p>0.1974724</text:p>
          </table:table-cell>
          <table:table-cell office:value-type="float" office:value="0.1558" calcext:value-type="float">
            <text:p>0.1558</text:p>
          </table:table-cell>
          <table:table-cell office:value-type="float" office:value="0.27142" calcext:value-type="float">
            <text:p>0.27142</text:p>
          </table:table-cell>
          <table:table-cell office:value-type="float" office:value="-0.0097908" calcext:value-type="float">
            <text:p>-0.0097908</text:p>
          </table:table-cell>
          <table:table-cell office:value-type="float" office:value="0.43132" calcext:value-type="float">
            <text:p>0.43132</text:p>
          </table:table-cell>
          <table:table-cell office:value-type="float" office:value="0.35957" calcext:value-type="float">
            <text:p>0.35957</text:p>
          </table:table-cell>
          <table:table-cell office:value-type="float" office:value="0.24149" calcext:value-type="float">
            <text:p>0.24149</text:p>
          </table:table-cell>
          <table:table-cell office:value-type="float" office:value="0.4002092" calcext:value-type="float">
            <text:p>0.4002092</text:p>
          </table:table-cell>
          <table:table-cell office:value-type="float" office:value="1.00737" calcext:value-type="float">
            <text:p>1.00737</text:p>
          </table:table-cell>
          <table:table-cell office:value-type="float" office:value="-0.0065108" calcext:value-type="float">
            <text:p>-0.0065108</text:p>
          </table:table-cell>
          <table:table-cell office:value-type="float" office:value="0.6936357" calcext:value-type="float">
            <text:p>0.6936357</text:p>
          </table:table-cell>
          <table:table-cell office:value-type="float" office:value="0.2463838" calcext:value-type="float">
            <text:p>0.2463838</text:p>
          </table:table-cell>
          <table:table-cell office:value-type="float" office:value="0.0239033" calcext:value-type="float">
            <text:p>0.0239033</text:p>
          </table:table-cell>
          <table:table-cell office:value-type="float" office:value="0.6936357" calcext:value-type="float">
            <text:p>0.6936357</text:p>
          </table:table-cell>
          <table:table-cell office:value-type="float" office:value="0.2463838" calcext:value-type="float">
            <text:p>0.2463838</text:p>
          </table:table-cell>
          <table:table-cell office:value-type="float" office:value="0.0301033" calcext:value-type="float">
            <text:p>0.0301033</text:p>
          </table:table-cell>
          <table:table-cell office:value-type="float" office:value="0.6936357" calcext:value-type="float">
            <text:p>0.6936357</text:p>
          </table:table-cell>
          <table:table-cell office:value-type="float" office:value="0.2463838" calcext:value-type="float">
            <text:p>0.2463838</text:p>
          </table:table-cell>
          <table:table-cell office:value-type="float" office:value="0.0363033" calcext:value-type="float">
            <text:p>0.0363033</text:p>
          </table:table-cell>
          <table:table-cell office:value-type="float" office:value="0.6936357" calcext:value-type="float">
            <text:p>0.6936357</text:p>
          </table:table-cell>
          <table:table-cell office:value-type="float" office:value="0.2463838" calcext:value-type="float">
            <text:p>0.2463838</text:p>
          </table:table-cell>
          <table:table-cell office:value-type="float" office:value="0.0425033" calcext:value-type="float">
            <text:p>0.0425033</text:p>
          </table:table-cell>
          <table:table-cell office:value-type="float" office:value="0.6936357" calcext:value-type="float">
            <text:p>0.6936357</text:p>
          </table:table-cell>
          <table:table-cell office:value-type="float" office:value="0.2463839" calcext:value-type="float">
            <text:p>0.2463839</text:p>
          </table:table-cell>
          <table:table-cell office:value-type="float" office:value="0.0487033" calcext:value-type="float">
            <text:p>0.0487033</text:p>
          </table:table-cell>
          <table:table-cell office:value-type="float" office:value="0.6936357" calcext:value-type="float">
            <text:p>0.6936357</text:p>
          </table:table-cell>
          <table:table-cell office:value-type="float" office:value="0.2463839" calcext:value-type="float">
            <text:p>0.2463839</text:p>
          </table:table-cell>
          <table:table-cell office:value-type="float" office:value="0.0549033" calcext:value-type="float">
            <text:p>0.0549033</text:p>
          </table:table-cell>
          <table:table-cell office:value-type="float" office:value="0.6878096" calcext:value-type="float">
            <text:p>0.6878096</text:p>
          </table:table-cell>
          <table:table-cell office:value-type="float" office:value="0.2485043" calcext:value-type="float">
            <text:p>0.2485043</text:p>
          </table:table-cell>
          <table:table-cell office:value-type="float" office:value="0.0239033" calcext:value-type="float">
            <text:p>0.0239033</text:p>
          </table:table-cell>
          <table:table-cell office:value-type="float" office:value="0.6878096" calcext:value-type="float">
            <text:p>0.6878096</text:p>
          </table:table-cell>
          <table:table-cell office:value-type="float" office:value="0.2485043" calcext:value-type="float">
            <text:p>0.2485043</text:p>
          </table:table-cell>
          <table:table-cell office:value-type="float" office:value="0.0301033" calcext:value-type="float">
            <text:p>0.0301033</text:p>
          </table:table-cell>
          <table:table-cell office:value-type="float" office:value="0.6878096" calcext:value-type="float">
            <text:p>0.6878096</text:p>
          </table:table-cell>
          <table:table-cell office:value-type="float" office:value="0.2485044" calcext:value-type="float">
            <text:p>0.2485044</text:p>
          </table:table-cell>
          <table:table-cell office:value-type="float" office:value="0.0363033" calcext:value-type="float">
            <text:p>0.0363033</text:p>
          </table:table-cell>
          <table:table-cell office:value-type="float" office:value="0.6878096" calcext:value-type="float">
            <text:p>0.6878096</text:p>
          </table:table-cell>
          <table:table-cell office:value-type="float" office:value="0.2485044" calcext:value-type="float">
            <text:p>0.2485044</text:p>
          </table:table-cell>
          <table:table-cell office:value-type="float" office:value="0.0425033" calcext:value-type="float">
            <text:p>0.0425033</text:p>
          </table:table-cell>
          <table:table-cell office:value-type="float" office:value="0.6878096" calcext:value-type="float">
            <text:p>0.6878096</text:p>
          </table:table-cell>
          <table:table-cell office:value-type="float" office:value="0.2485044" calcext:value-type="float">
            <text:p>0.2485044</text:p>
          </table:table-cell>
          <table:table-cell office:value-type="float" office:value="0.0487033" calcext:value-type="float">
            <text:p>0.0487033</text:p>
          </table:table-cell>
          <table:table-cell office:value-type="float" office:value="0.6878096" calcext:value-type="float">
            <text:p>0.6878096</text:p>
          </table:table-cell>
          <table:table-cell office:value-type="float" office:value="0.2485044" calcext:value-type="float">
            <text:p>0.2485044</text:p>
          </table:table-cell>
          <table:table-cell office:value-type="float" office:value="0.0549033" calcext:value-type="float">
            <text:p>0.0549033</text:p>
          </table:table-cell>
        </table:table-row>
        <table:table-row table:style-name="ro1">
          <table:table-cell office:value-type="string" calcext:value-type="string">
            <text:p>z_rot_minus_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2025-08-21 13:51:23</text:p>
          </table:table-cell>
          <table:table-cell office:value-type="float" office:value="-0.0011292" calcext:value-type="float">
            <text:p>-0.0011292</text:p>
          </table:table-cell>
          <table:table-cell office:value-type="float" office:value="0.6904095" calcext:value-type="float">
            <text:p>0.6904095</text:p>
          </table:table-cell>
          <table:table-cell office:value-type="float" office:value="0.6892803" calcext:value-type="float">
            <text:p>0.6892803</text:p>
          </table:table-cell>
          <table:table-cell office:value-type="float" office:value="0.2481071" calcext:value-type="float">
            <text:p>0.2481071</text:p>
          </table:table-cell>
          <table:table-cell office:value-type="float" office:value="0.038038" calcext:value-type="float">
            <text:p>0.038038</text:p>
          </table:table-cell>
          <table:table-cell office:value-type="float" office:value="10" calcext:value-type="float">
            <text:p>10</text:p>
          </table:table-cell>
          <table:table-cell office:value-type="float" office:value="1.02499997615814" calcext:value-type="float">
            <text:p>1.02499997615814</text:p>
          </table:table-cell>
          <table:table-cell office:value-type="float" office:value="0.142269998788834" calcext:value-type="float">
            <text:p>0.142269998788834</text:p>
          </table:table-cell>
          <table:table-cell office:value-type="float" office:value="0.882729977369309" calcext:value-type="float">
            <text:p>0.882729977369309</text:p>
          </table:table-cell>
          <table:table-cell office:value-type="float" office:value="0.357797156274319" calcext:value-type="float">
            <text:p>0.357797156274319</text:p>
          </table:table-cell>
          <table:table-cell office:value-type="float" office:value="0.254532855719618" calcext:value-type="float">
            <text:p>0.254532855719618</text:p>
          </table:table-cell>
          <table:table-cell office:value-type="float" office:value="0.213990479707718" calcext:value-type="float">
            <text:p>0.213990479707718</text:p>
          </table:table-cell>
          <table:table-cell office:value-type="float" office:value="0.501603832840919" calcext:value-type="float">
            <text:p>0.501603832840919</text:p>
          </table:table-cell>
          <table:table-cell office:value-type="float" office:value="0.287613353133202" calcext:value-type="float">
            <text:p>0.287613353133202</text:p>
          </table:table-cell>
          <table:table-cell office:value-type="float" office:value="0.2599892" calcext:value-type="float">
            <text:p>0.2599892</text:p>
          </table:table-cell>
          <table:table-cell office:value-type="float" office:value="0.2582508" calcext:value-type="float">
            <text:p>0.2582508</text:p>
          </table:table-cell>
          <table:table-cell office:value-type="float" office:value="0.1884524" calcext:value-type="float">
            <text:p>0.1884524</text:p>
          </table:table-cell>
          <table:table-cell office:value-type="float" office:value="0.14227" calcext:value-type="float">
            <text:p>0.14227</text:p>
          </table:table-cell>
          <table:table-cell office:value-type="float" office:value="0.22099" calcext:value-type="float">
            <text:p>0.22099</text:p>
          </table:table-cell>
          <table:table-cell office:value-type="float" office:value="-0.0097908" calcext:value-type="float">
            <text:p>-0.0097908</text:p>
          </table:table-cell>
          <table:table-cell office:value-type="float" office:value="0.451" calcext:value-type="float">
            <text:p>0.451</text:p>
          </table:table-cell>
          <table:table-cell office:value-type="float" office:value="0.36982" calcext:value-type="float">
            <text:p>0.36982</text:p>
          </table:table-cell>
          <table:table-cell office:value-type="float" office:value="0.24641" calcext:value-type="float">
            <text:p>0.24641</text:p>
          </table:table-cell>
          <table:table-cell office:value-type="float" office:value="0.4157892" calcext:value-type="float">
            <text:p>0.4157892</text:p>
          </table:table-cell>
          <table:table-cell office:value-type="float" office:value="1.025" calcext:value-type="float">
            <text:p>1.025</text:p>
          </table:table-cell>
          <table:table-cell office:value-type="float" office:value="-0.0056908" calcext:value-type="float">
            <text:p>-0.0056908</text:p>
          </table:table-cell>
          <table:table-cell office:value-type="float" office:value="0.6932191" calcext:value-type="float">
            <text:p>0.6932191</text:p>
          </table:table-cell>
          <table:table-cell office:value-type="float" office:value="0.2462703" calcext:value-type="float">
            <text:p>0.2462703</text:p>
          </table:table-cell>
          <table:table-cell office:value-type="float" office:value="0.0239053" calcext:value-type="float">
            <text:p>0.0239053</text:p>
          </table:table-cell>
          <table:table-cell office:value-type="float" office:value="0.6932191" calcext:value-type="float">
            <text:p>0.6932191</text:p>
          </table:table-cell>
          <table:table-cell office:value-type="float" office:value="0.2462703" calcext:value-type="float">
            <text:p>0.2462703</text:p>
          </table:table-cell>
          <table:table-cell office:value-type="float" office:value="0.0301053" calcext:value-type="float">
            <text:p>0.0301053</text:p>
          </table:table-cell>
          <table:table-cell office:value-type="float" office:value="0.693219" calcext:value-type="float">
            <text:p>0.693219</text:p>
          </table:table-cell>
          <table:table-cell office:value-type="float" office:value="0.2462704" calcext:value-type="float">
            <text:p>0.2462704</text:p>
          </table:table-cell>
          <table:table-cell office:value-type="float" office:value="0.0363053" calcext:value-type="float">
            <text:p>0.0363053</text:p>
          </table:table-cell>
          <table:table-cell office:value-type="float" office:value="0.693219" calcext:value-type="float">
            <text:p>0.693219</text:p>
          </table:table-cell>
          <table:table-cell office:value-type="float" office:value="0.2462704" calcext:value-type="float">
            <text:p>0.2462704</text:p>
          </table:table-cell>
          <table:table-cell office:value-type="float" office:value="0.0425053" calcext:value-type="float">
            <text:p>0.0425053</text:p>
          </table:table-cell>
          <table:table-cell office:value-type="float" office:value="0.6932189" calcext:value-type="float">
            <text:p>0.6932189</text:p>
          </table:table-cell>
          <table:table-cell office:value-type="float" office:value="0.2462705" calcext:value-type="float">
            <text:p>0.2462705</text:p>
          </table:table-cell>
          <table:table-cell office:value-type="float" office:value="0.0487053" calcext:value-type="float">
            <text:p>0.0487053</text:p>
          </table:table-cell>
          <table:table-cell office:value-type="float" office:value="0.6932189" calcext:value-type="float">
            <text:p>0.6932189</text:p>
          </table:table-cell>
          <table:table-cell office:value-type="float" office:value="0.2462705" calcext:value-type="float">
            <text:p>0.2462705</text:p>
          </table:table-cell>
          <table:table-cell office:value-type="float" office:value="0.0549053" calcext:value-type="float">
            <text:p>0.0549053</text:p>
          </table:table-cell>
          <table:table-cell office:value-type="float" office:value="0.6876001" calcext:value-type="float">
            <text:p>0.6876001</text:p>
          </table:table-cell>
          <table:table-cell office:value-type="float" office:value="0.2488905" calcext:value-type="float">
            <text:p>0.2488905</text:p>
          </table:table-cell>
          <table:table-cell office:value-type="float" office:value="0.0239052" calcext:value-type="float">
            <text:p>0.0239052</text:p>
          </table:table-cell>
          <table:table-cell office:value-type="float" office:value="0.6876" calcext:value-type="float">
            <text:p>0.6876</text:p>
          </table:table-cell>
          <table:table-cell office:value-type="float" office:value="0.2488906" calcext:value-type="float">
            <text:p>0.2488906</text:p>
          </table:table-cell>
          <table:table-cell office:value-type="float" office:value="0.0301052" calcext:value-type="float">
            <text:p>0.0301052</text:p>
          </table:table-cell>
          <table:table-cell office:value-type="float" office:value="0.6875999" calcext:value-type="float">
            <text:p>0.6875999</text:p>
          </table:table-cell>
          <table:table-cell office:value-type="float" office:value="0.2488906" calcext:value-type="float">
            <text:p>0.2488906</text:p>
          </table:table-cell>
          <table:table-cell office:value-type="float" office:value="0.0363052" calcext:value-type="float">
            <text:p>0.0363052</text:p>
          </table:table-cell>
          <table:table-cell office:value-type="float" office:value="0.6875999" calcext:value-type="float">
            <text:p>0.6875999</text:p>
          </table:table-cell>
          <table:table-cell office:value-type="float" office:value="0.2488907" calcext:value-type="float">
            <text:p>0.2488907</text:p>
          </table:table-cell>
          <table:table-cell office:value-type="float" office:value="0.0425052" calcext:value-type="float">
            <text:p>0.0425052</text:p>
          </table:table-cell>
          <table:table-cell office:value-type="float" office:value="0.6875998" calcext:value-type="float">
            <text:p>0.6875998</text:p>
          </table:table-cell>
          <table:table-cell office:value-type="float" office:value="0.2488907" calcext:value-type="float">
            <text:p>0.2488907</text:p>
          </table:table-cell>
          <table:table-cell office:value-type="float" office:value="0.0487052" calcext:value-type="float">
            <text:p>0.0487052</text:p>
          </table:table-cell>
          <table:table-cell office:value-type="float" office:value="0.6875998" calcext:value-type="float">
            <text:p>0.6875998</text:p>
          </table:table-cell>
          <table:table-cell office:value-type="float" office:value="0.2488908" calcext:value-type="float">
            <text:p>0.2488908</text:p>
          </table:table-cell>
          <table:table-cell office:value-type="float" office:value="0.0549052" calcext:value-type="float">
            <text:p>0.0549052</text:p>
          </table:table-cell>
        </table:table-row>
        <table:table-row table:style-name="ro1">
          <table:table-cell office:value-type="string" calcext:value-type="string">
            <text:p>z_rot_minus_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025-08-21 13:51:36</text:p>
          </table:table-cell>
          <table:table-cell office:value-type="float" office:value="-0.0012574" calcext:value-type="float">
            <text:p>-0.0012574</text:p>
          </table:table-cell>
          <table:table-cell office:value-type="float" office:value="0.6901002" calcext:value-type="float">
            <text:p>0.6901002</text:p>
          </table:table-cell>
          <table:table-cell office:value-type="float" office:value="0.6888428" calcext:value-type="float">
            <text:p>0.6888428</text:p>
          </table:table-cell>
          <table:table-cell office:value-type="float" office:value="0.2484656" calcext:value-type="float">
            <text:p>0.2484656</text:p>
          </table:table-cell>
          <table:table-cell office:value-type="float" office:value="0.0380519" calcext:value-type="float">
            <text:p>0.0380519</text:p>
          </table:table-cell>
          <table:table-cell office:value-type="float" office:value="10" calcext:value-type="float">
            <text:p>10</text:p>
          </table:table-cell>
          <table:table-cell office:value-type="float" office:value="1.05492997169495" calcext:value-type="float">
            <text:p>1.05492997169495</text:p>
          </table:table-cell>
          <table:table-cell office:value-type="float" office:value="0.123410001397133" calcext:value-type="float">
            <text:p>0.123410001397133</text:p>
          </table:table-cell>
          <table:table-cell office:value-type="float" office:value="0.931519970297813" calcext:value-type="float">
            <text:p>0.931519970297813</text:p>
          </table:table-cell>
          <table:table-cell office:value-type="float" office:value="0.35160615593195" calcext:value-type="float">
            <text:p>0.35160615593195</text:p>
          </table:table-cell>
          <table:table-cell office:value-type="float" office:value="0.273219684424539" calcext:value-type="float">
            <text:p>0.273219684424539</text:p>
          </table:table-cell>
          <table:table-cell office:value-type="float" office:value="0.186930480599403" calcext:value-type="float">
            <text:p>0.186930480599403</text:p>
          </table:table-cell>
          <table:table-cell office:value-type="float" office:value="0.516281831264496" calcext:value-type="float">
            <text:p>0.516281831264496</text:p>
          </table:table-cell>
          <table:table-cell office:value-type="float" office:value="0.329351350665093" calcext:value-type="float">
            <text:p>0.329351350665093</text:p>
          </table:table-cell>
          <table:table-cell office:value-type="float" office:value="0.2394892" calcext:value-type="float">
            <text:p>0.2394892</text:p>
          </table:table-cell>
          <table:table-cell office:value-type="float" office:value="0.2393908" calcext:value-type="float">
            <text:p>0.2393908</text:p>
          </table:table-cell>
          <table:table-cell office:value-type="float" office:value="0.1708224" calcext:value-type="float">
            <text:p>0.1708224</text:p>
          </table:table-cell>
          <table:table-cell office:value-type="float" office:value="0.12341" calcext:value-type="float">
            <text:p>0.12341</text:p>
          </table:table-cell>
          <table:table-cell office:value-type="float" office:value="0.16154" calcext:value-type="float">
            <text:p>0.16154</text:p>
          </table:table-cell>
          <table:table-cell office:value-type="float" office:value="-0.0106108" calcext:value-type="float">
            <text:p>-0.0106108</text:p>
          </table:table-cell>
          <table:table-cell office:value-type="float" office:value="0.45715" calcext:value-type="float">
            <text:p>0.45715</text:p>
          </table:table-cell>
          <table:table-cell office:value-type="float" office:value="0.37556" calcext:value-type="float">
            <text:p>0.37556</text:p>
          </table:table-cell>
          <table:table-cell office:value-type="float" office:value="0.24846" calcext:value-type="float">
            <text:p>0.24846</text:p>
          </table:table-cell>
          <table:table-cell office:value-type="float" office:value="0.4453092" calcext:value-type="float">
            <text:p>0.4453092</text:p>
          </table:table-cell>
          <table:table-cell office:value-type="float" office:value="1.05493" calcext:value-type="float">
            <text:p>1.05493</text:p>
          </table:table-cell>
          <table:table-cell office:value-type="float" office:value="-0.0069208" calcext:value-type="float">
            <text:p>-0.0069208</text:p>
          </table:table-cell>
          <table:table-cell office:value-type="float" office:value="0.6927849" calcext:value-type="float">
            <text:p>0.6927849</text:p>
          </table:table-cell>
          <table:table-cell office:value-type="float" office:value="0.2461898" calcext:value-type="float">
            <text:p>0.2461898</text:p>
          </table:table-cell>
          <table:table-cell office:value-type="float" office:value="0.0239002" calcext:value-type="float">
            <text:p>0.0239002</text:p>
          </table:table-cell>
          <table:table-cell office:value-type="float" office:value="0.6927848" calcext:value-type="float">
            <text:p>0.6927848</text:p>
          </table:table-cell>
          <table:table-cell office:value-type="float" office:value="0.2461897" calcext:value-type="float">
            <text:p>0.2461897</text:p>
          </table:table-cell>
          <table:table-cell office:value-type="float" office:value="0.0301002" calcext:value-type="float">
            <text:p>0.0301002</text:p>
          </table:table-cell>
          <table:table-cell office:value-type="float" office:value="0.6927848" calcext:value-type="float">
            <text:p>0.6927848</text:p>
          </table:table-cell>
          <table:table-cell office:value-type="float" office:value="0.2461897" calcext:value-type="float">
            <text:p>0.2461897</text:p>
          </table:table-cell>
          <table:table-cell office:value-type="float" office:value="0.0363002" calcext:value-type="float">
            <text:p>0.0363002</text:p>
          </table:table-cell>
          <table:table-cell office:value-type="float" office:value="0.6927848" calcext:value-type="float">
            <text:p>0.6927848</text:p>
          </table:table-cell>
          <table:table-cell office:value-type="float" office:value="0.2461896" calcext:value-type="float">
            <text:p>0.2461896</text:p>
          </table:table-cell>
          <table:table-cell office:value-type="float" office:value="0.0425002" calcext:value-type="float">
            <text:p>0.0425002</text:p>
          </table:table-cell>
          <table:table-cell office:value-type="float" office:value="0.6927847" calcext:value-type="float">
            <text:p>0.6927847</text:p>
          </table:table-cell>
          <table:table-cell office:value-type="float" office:value="0.2461896" calcext:value-type="float">
            <text:p>0.2461896</text:p>
          </table:table-cell>
          <table:table-cell office:value-type="float" office:value="0.0487002" calcext:value-type="float">
            <text:p>0.0487002</text:p>
          </table:table-cell>
          <table:table-cell office:value-type="float" office:value="0.6927847" calcext:value-type="float">
            <text:p>0.6927847</text:p>
          </table:table-cell>
          <table:table-cell office:value-type="float" office:value="0.2461895" calcext:value-type="float">
            <text:p>0.2461895</text:p>
          </table:table-cell>
          <table:table-cell office:value-type="float" office:value="0.0549002" calcext:value-type="float">
            <text:p>0.0549002</text:p>
          </table:table-cell>
          <table:table-cell office:value-type="float" office:value="0.6874156" calcext:value-type="float">
            <text:p>0.6874156</text:p>
          </table:table-cell>
          <table:table-cell office:value-type="float" office:value="0.2492898" calcext:value-type="float">
            <text:p>0.2492898</text:p>
          </table:table-cell>
          <table:table-cell office:value-type="float" office:value="0.0239002" calcext:value-type="float">
            <text:p>0.0239002</text:p>
          </table:table-cell>
          <table:table-cell office:value-type="float" office:value="0.6874155" calcext:value-type="float">
            <text:p>0.6874155</text:p>
          </table:table-cell>
          <table:table-cell office:value-type="float" office:value="0.2492898" calcext:value-type="float">
            <text:p>0.2492898</text:p>
          </table:table-cell>
          <table:table-cell office:value-type="float" office:value="0.0301002" calcext:value-type="float">
            <text:p>0.0301002</text:p>
          </table:table-cell>
          <table:table-cell office:value-type="float" office:value="0.6874155" calcext:value-type="float">
            <text:p>0.6874155</text:p>
          </table:table-cell>
          <table:table-cell office:value-type="float" office:value="0.2492897" calcext:value-type="float">
            <text:p>0.2492897</text:p>
          </table:table-cell>
          <table:table-cell office:value-type="float" office:value="0.0363002" calcext:value-type="float">
            <text:p>0.0363002</text:p>
          </table:table-cell>
          <table:table-cell office:value-type="float" office:value="0.6874155" calcext:value-type="float">
            <text:p>0.6874155</text:p>
          </table:table-cell>
          <table:table-cell office:value-type="float" office:value="0.2492897" calcext:value-type="float">
            <text:p>0.2492897</text:p>
          </table:table-cell>
          <table:table-cell office:value-type="float" office:value="0.0425002" calcext:value-type="float">
            <text:p>0.0425002</text:p>
          </table:table-cell>
          <table:table-cell office:value-type="float" office:value="0.6874154" calcext:value-type="float">
            <text:p>0.6874154</text:p>
          </table:table-cell>
          <table:table-cell office:value-type="float" office:value="0.2492896" calcext:value-type="float">
            <text:p>0.2492896</text:p>
          </table:table-cell>
          <table:table-cell office:value-type="float" office:value="0.0487002" calcext:value-type="float">
            <text:p>0.0487002</text:p>
          </table:table-cell>
          <table:table-cell office:value-type="float" office:value="0.6874154" calcext:value-type="float">
            <text:p>0.6874154</text:p>
          </table:table-cell>
          <table:table-cell office:value-type="float" office:value="0.2492896" calcext:value-type="float">
            <text:p>0.2492896</text:p>
          </table:table-cell>
          <table:table-cell office:value-type="float" office:value="0.0549002" calcext:value-type="float">
            <text:p>0.0549002</text:p>
          </table:table-cell>
        </table:table-row>
        <table:table-row table:style-name="ro1">
          <table:table-cell office:value-type="string" calcext:value-type="string">
            <text:p>z_rot_minus_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2025-08-21 13:51:49</text:p>
          </table:table-cell>
          <table:table-cell office:value-type="float" office:value="-0.0015072" calcext:value-type="float">
            <text:p>-0.0015072</text:p>
          </table:table-cell>
          <table:table-cell office:value-type="float" office:value="0.6898074" calcext:value-type="float">
            <text:p>0.6898074</text:p>
          </table:table-cell>
          <table:table-cell office:value-type="float" office:value="0.6883002" calcext:value-type="float">
            <text:p>0.6883002</text:p>
          </table:table-cell>
          <table:table-cell office:value-type="float" office:value="0.2489836" calcext:value-type="float">
            <text:p>0.2489836</text:p>
          </table:table-cell>
          <table:table-cell office:value-type="float" office:value="0.0379835" calcext:value-type="float">
            <text:p>0.0379835</text:p>
          </table:table-cell>
          <table:table-cell office:value-type="float" office:value="9" calcext:value-type="float">
            <text:p>9</text:p>
          </table:table-cell>
          <table:table-cell office:value-type="float" office:value="1.09756994247437" calcext:value-type="float">
            <text:p>1.09756994247437</text:p>
          </table:table-cell>
          <table:table-cell office:value-type="float" office:value="0.0983999967575073" calcext:value-type="float">
            <text:p>0.0983999967575073</text:p>
          </table:table-cell>
          <table:table-cell office:value-type="float" office:value="0.999169945716858" calcext:value-type="float">
            <text:p>0.999169945716858</text:p>
          </table:table-cell>
          <table:table-cell office:value-type="float" office:value="0.340618156641722" calcext:value-type="float">
            <text:p>0.340618156641722</text:p>
          </table:table-cell>
          <table:table-cell office:value-type="float" office:value="0.297671607916185" calcext:value-type="float">
            <text:p>0.297671607916185</text:p>
          </table:table-cell>
          <table:table-cell office:value-type="float" office:value="0.154130478203297" calcext:value-type="float">
            <text:p>0.154130478203297</text:p>
          </table:table-cell>
          <table:table-cell office:value-type="float" office:value="0.527105835080147" calcext:value-type="float">
            <text:p>0.527105835080147</text:p>
          </table:table-cell>
          <table:table-cell office:value-type="float" office:value="0.37297535687685" calcext:value-type="float">
            <text:p>0.37297535687685</text:p>
          </table:table-cell>
          <table:table-cell office:value-type="float" office:value="0.2099692" calcext:value-type="float">
            <text:p>0.2099692</text:p>
          </table:table-cell>
          <table:table-cell office:value-type="float" office:value="0.2078208" calcext:value-type="float">
            <text:p>0.2078208</text:p>
          </table:table-cell>
          <table:table-cell office:value-type="float" office:value="0.1486824" calcext:value-type="float">
            <text:p>0.1486824</text:p>
          </table:table-cell>
          <table:table-cell office:value-type="float" office:value="0.10578" calcext:value-type="float">
            <text:p>0.10578</text:p>
          </table:table-cell>
          <table:table-cell office:value-type="float" office:value="0.0984" calcext:value-type="float">
            <text:p>0.0984</text:p>
          </table:table-cell>
          <table:table-cell office:value-type="float" office:value="-0.0097908" calcext:value-type="float">
            <text:p>-0.0097908</text:p>
          </table:table-cell>
          <table:table-cell office:value-type="float" office:value="0.44157" calcext:value-type="float">
            <text:p>0.44157</text:p>
          </table:table-cell>
          <table:table-cell office:value-type="float" office:value="0.37187" calcext:value-type="float">
            <text:p>0.37187</text:p>
          </table:table-cell>
          <table:table-cell office:value-type="float" office:value="0.246" calcext:value-type="float">
            <text:p>0.246</text:p>
          </table:table-cell>
          <table:table-cell office:value-type="float" office:value="0.4785192" calcext:value-type="float">
            <text:p>0.4785192</text:p>
          </table:table-cell>
          <table:table-cell office:value-type="float" office:value="1.0975699" calcext:value-type="float">
            <text:p>1.0975699</text:p>
          </table:table-cell>
          <table:table-cell office:value-type="float" office:value="-0.0061008" calcext:value-type="float">
            <text:p>-0.0061008</text:p>
          </table:table-cell>
          <table:table-cell office:value-type="float" office:value="0.6923468" calcext:value-type="float">
            <text:p>0.6923468</text:p>
          </table:table-cell>
          <table:table-cell office:value-type="float" office:value="0.2461501" calcext:value-type="float">
            <text:p>0.2461501</text:p>
          </table:table-cell>
          <table:table-cell office:value-type="float" office:value="0.0239028" calcext:value-type="float">
            <text:p>0.0239028</text:p>
          </table:table-cell>
          <table:table-cell office:value-type="float" office:value="0.6923468" calcext:value-type="float">
            <text:p>0.6923468</text:p>
          </table:table-cell>
          <table:table-cell office:value-type="float" office:value="0.2461501" calcext:value-type="float">
            <text:p>0.2461501</text:p>
          </table:table-cell>
          <table:table-cell office:value-type="float" office:value="0.0301028" calcext:value-type="float">
            <text:p>0.0301028</text:p>
          </table:table-cell>
          <table:table-cell office:value-type="float" office:value="0.6923468" calcext:value-type="float">
            <text:p>0.6923468</text:p>
          </table:table-cell>
          <table:table-cell office:value-type="float" office:value="0.2461501" calcext:value-type="float">
            <text:p>0.2461501</text:p>
          </table:table-cell>
          <table:table-cell office:value-type="float" office:value="0.0363028" calcext:value-type="float">
            <text:p>0.0363028</text:p>
          </table:table-cell>
          <table:table-cell office:value-type="float" office:value="0.6923468" calcext:value-type="float">
            <text:p>0.6923468</text:p>
          </table:table-cell>
          <table:table-cell office:value-type="float" office:value="0.2461501" calcext:value-type="float">
            <text:p>0.2461501</text:p>
          </table:table-cell>
          <table:table-cell office:value-type="float" office:value="0.0425028" calcext:value-type="float">
            <text:p>0.0425028</text:p>
          </table:table-cell>
          <table:table-cell office:value-type="float" office:value="0.6923468" calcext:value-type="float">
            <text:p>0.6923468</text:p>
          </table:table-cell>
          <table:table-cell office:value-type="float" office:value="0.2461501" calcext:value-type="float">
            <text:p>0.2461501</text:p>
          </table:table-cell>
          <table:table-cell office:value-type="float" office:value="0.0487028" calcext:value-type="float">
            <text:p>0.0487028</text:p>
          </table:table-cell>
          <table:table-cell office:value-type="float" office:value="0.6923468" calcext:value-type="float">
            <text:p>0.6923468</text:p>
          </table:table-cell>
          <table:table-cell office:value-type="float" office:value="0.2461502" calcext:value-type="float">
            <text:p>0.2461502</text:p>
          </table:table-cell>
          <table:table-cell office:value-type="float" office:value="0.0549028" calcext:value-type="float">
            <text:p>0.0549028</text:p>
          </table:table-cell>
          <table:table-cell office:value-type="float" office:value="0.687268" calcext:value-type="float">
            <text:p>0.687268</text:p>
          </table:table-cell>
          <table:table-cell office:value-type="float" office:value="0.2497062" calcext:value-type="float">
            <text:p>0.2497062</text:p>
          </table:table-cell>
          <table:table-cell office:value-type="float" office:value="0.0239028" calcext:value-type="float">
            <text:p>0.0239028</text:p>
          </table:table-cell>
          <table:table-cell office:value-type="float" office:value="0.687268" calcext:value-type="float">
            <text:p>0.687268</text:p>
          </table:table-cell>
          <table:table-cell office:value-type="float" office:value="0.2497063" calcext:value-type="float">
            <text:p>0.2497063</text:p>
          </table:table-cell>
          <table:table-cell office:value-type="float" office:value="0.0301028" calcext:value-type="float">
            <text:p>0.0301028</text:p>
          </table:table-cell>
          <table:table-cell office:value-type="float" office:value="0.687268" calcext:value-type="float">
            <text:p>0.687268</text:p>
          </table:table-cell>
          <table:table-cell office:value-type="float" office:value="0.2497063" calcext:value-type="float">
            <text:p>0.2497063</text:p>
          </table:table-cell>
          <table:table-cell office:value-type="float" office:value="0.0363028" calcext:value-type="float">
            <text:p>0.0363028</text:p>
          </table:table-cell>
          <table:table-cell office:value-type="float" office:value="0.687268" calcext:value-type="float">
            <text:p>0.687268</text:p>
          </table:table-cell>
          <table:table-cell office:value-type="float" office:value="0.2497063" calcext:value-type="float">
            <text:p>0.2497063</text:p>
          </table:table-cell>
          <table:table-cell office:value-type="float" office:value="0.0425028" calcext:value-type="float">
            <text:p>0.0425028</text:p>
          </table:table-cell>
          <table:table-cell office:value-type="float" office:value="0.687268" calcext:value-type="float">
            <text:p>0.687268</text:p>
          </table:table-cell>
          <table:table-cell office:value-type="float" office:value="0.2497063" calcext:value-type="float">
            <text:p>0.2497063</text:p>
          </table:table-cell>
          <table:table-cell office:value-type="float" office:value="0.0487028" calcext:value-type="float">
            <text:p>0.0487028</text:p>
          </table:table-cell>
          <table:table-cell office:value-type="float" office:value="0.687268" calcext:value-type="float">
            <text:p>0.687268</text:p>
          </table:table-cell>
          <table:table-cell office:value-type="float" office:value="0.2497064" calcext:value-type="float">
            <text:p>0.2497064</text:p>
          </table:table-cell>
          <table:table-cell office:value-type="float" office:value="0.0549028" calcext:value-type="float">
            <text:p>0.0549028</text:p>
          </table:table-cell>
        </table:table-row>
        <table:table-row table:style-name="ro1">
          <table:table-cell office:value-type="string" calcext:value-type="string">
            <text:p>z_rot_minus_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5-08-21 13:52:02</text:p>
          </table:table-cell>
          <table:table-cell office:value-type="float" office:value="-0.0014579" calcext:value-type="float">
            <text:p>-0.0014579</text:p>
          </table:table-cell>
          <table:table-cell office:value-type="float" office:value="0.6895279" calcext:value-type="float">
            <text:p>0.6895279</text:p>
          </table:table-cell>
          <table:table-cell office:value-type="float" office:value="0.68807" calcext:value-type="float">
            <text:p>0.68807</text:p>
          </table:table-cell>
          <table:table-cell office:value-type="float" office:value="0.2493634" calcext:value-type="float">
            <text:p>0.2493634</text:p>
          </table:table-cell>
          <table:table-cell office:value-type="float" office:value="0.0381514" calcext:value-type="float">
            <text:p>0.0381514</text:p>
          </table:table-cell>
          <table:table-cell office:value-type="float" office:value="9" calcext:value-type="float">
            <text:p>9</text:p>
          </table:table-cell>
          <table:table-cell office:value-type="float" office:value="1.11520004272461" calcext:value-type="float">
            <text:p>1.11520004272461</text:p>
          </table:table-cell>
          <table:table-cell office:value-type="float" office:value="0.0729800015687943" calcext:value-type="float">
            <text:p>0.0729800015687943</text:p>
          </table:table-cell>
          <table:table-cell office:value-type="float" office:value="1.04222004115582" calcext:value-type="float">
            <text:p>1.04222004115582</text:p>
          </table:table-cell>
          <table:table-cell office:value-type="float" office:value="0.337502159923315" calcext:value-type="float">
            <text:p>0.337502159923315</text:p>
          </table:table-cell>
          <table:table-cell office:value-type="float" office:value="0.307837475118124" calcext:value-type="float">
            <text:p>0.307837475118124</text:p>
          </table:table-cell>
          <table:table-cell office:value-type="float" office:value="0.142076478898525" calcext:value-type="float">
            <text:p>0.142076478898525</text:p>
          </table:table-cell>
          <table:table-cell office:value-type="float" office:value="0.532927840948105" calcext:value-type="float">
            <text:p>0.532927840948105</text:p>
          </table:table-cell>
          <table:table-cell office:value-type="float" office:value="0.39085136204958" calcext:value-type="float">
            <text:p>0.39085136204958</text:p>
          </table:table-cell>
          <table:table-cell office:value-type="float" office:value="0.2001292" calcext:value-type="float">
            <text:p>0.2001292</text:p>
          </table:table-cell>
          <table:table-cell office:value-type="float" office:value="0.1963408" calcext:value-type="float">
            <text:p>0.1963408</text:p>
          </table:table-cell>
          <table:table-cell office:value-type="float" office:value="0.1396624" calcext:value-type="float">
            <text:p>0.1396624</text:p>
          </table:table-cell>
          <table:table-cell office:value-type="float" office:value="0.10127" calcext:value-type="float">
            <text:p>0.10127</text:p>
          </table:table-cell>
          <table:table-cell office:value-type="float" office:value="0.07298" calcext:value-type="float">
            <text:p>0.07298</text:p>
          </table:table-cell>
          <table:table-cell office:value-type="float" office:value="-0.0085608" calcext:value-type="float">
            <text:p>-0.0085608</text:p>
          </table:table-cell>
          <table:table-cell office:value-type="float" office:value="0.4387" calcext:value-type="float">
            <text:p>0.4387</text:p>
          </table:table-cell>
          <table:table-cell office:value-type="float" office:value="0.36777" calcext:value-type="float">
            <text:p>0.36777</text:p>
          </table:table-cell>
          <table:table-cell office:value-type="float" office:value="0.24723" calcext:value-type="float">
            <text:p>0.24723</text:p>
          </table:table-cell>
          <table:table-cell office:value-type="float" office:value="0.4957392" calcext:value-type="float">
            <text:p>0.4957392</text:p>
          </table:table-cell>
          <table:table-cell office:value-type="float" office:value="1.1152" calcext:value-type="float">
            <text:p>1.1152</text:p>
          </table:table-cell>
          <table:table-cell office:value-type="float" office:value="-0.0061008" calcext:value-type="float">
            <text:p>-0.0061008</text:p>
          </table:table-cell>
          <table:table-cell office:value-type="float" office:value="0.6919027" calcext:value-type="float">
            <text:p>0.6919027</text:p>
          </table:table-cell>
          <table:table-cell office:value-type="float" office:value="0.2461471" calcext:value-type="float">
            <text:p>0.2461471</text:p>
          </table:table-cell>
          <table:table-cell office:value-type="float" office:value="0.0239008" calcext:value-type="float">
            <text:p>0.0239008</text:p>
          </table:table-cell>
          <table:table-cell office:value-type="float" office:value="0.6919026" calcext:value-type="float">
            <text:p>0.6919026</text:p>
          </table:table-cell>
          <table:table-cell office:value-type="float" office:value="0.2461472" calcext:value-type="float">
            <text:p>0.2461472</text:p>
          </table:table-cell>
          <table:table-cell office:value-type="float" office:value="0.0301008" calcext:value-type="float">
            <text:p>0.0301008</text:p>
          </table:table-cell>
          <table:table-cell office:value-type="float" office:value="0.6919026" calcext:value-type="float">
            <text:p>0.6919026</text:p>
          </table:table-cell>
          <table:table-cell office:value-type="float" office:value="0.2461473" calcext:value-type="float">
            <text:p>0.2461473</text:p>
          </table:table-cell>
          <table:table-cell office:value-type="float" office:value="0.0363008" calcext:value-type="float">
            <text:p>0.0363008</text:p>
          </table:table-cell>
          <table:table-cell office:value-type="float" office:value="0.6919025" calcext:value-type="float">
            <text:p>0.6919025</text:p>
          </table:table-cell>
          <table:table-cell office:value-type="float" office:value="0.2461474" calcext:value-type="float">
            <text:p>0.2461474</text:p>
          </table:table-cell>
          <table:table-cell office:value-type="float" office:value="0.0425008" calcext:value-type="float">
            <text:p>0.0425008</text:p>
          </table:table-cell>
          <table:table-cell office:value-type="float" office:value="0.6919024" calcext:value-type="float">
            <text:p>0.6919024</text:p>
          </table:table-cell>
          <table:table-cell office:value-type="float" office:value="0.2461475" calcext:value-type="float">
            <text:p>0.2461475</text:p>
          </table:table-cell>
          <table:table-cell office:value-type="float" office:value="0.0487008" calcext:value-type="float">
            <text:p>0.0487008</text:p>
          </table:table-cell>
          <table:table-cell office:value-type="float" office:value="0.6919023" calcext:value-type="float">
            <text:p>0.6919023</text:p>
          </table:table-cell>
          <table:table-cell office:value-type="float" office:value="0.2461476" calcext:value-type="float">
            <text:p>0.2461476</text:p>
          </table:table-cell>
          <table:table-cell office:value-type="float" office:value="0.0549008" calcext:value-type="float">
            <text:p>0.0549008</text:p>
          </table:table-cell>
          <table:table-cell office:value-type="float" office:value="0.6871534" calcext:value-type="float">
            <text:p>0.6871534</text:p>
          </table:table-cell>
          <table:table-cell office:value-type="float" office:value="0.2501325" calcext:value-type="float">
            <text:p>0.2501325</text:p>
          </table:table-cell>
          <table:table-cell office:value-type="float" office:value="0.0239007" calcext:value-type="float">
            <text:p>0.0239007</text:p>
          </table:table-cell>
          <table:table-cell office:value-type="float" office:value="0.6871533" calcext:value-type="float">
            <text:p>0.6871533</text:p>
          </table:table-cell>
          <table:table-cell office:value-type="float" office:value="0.2501326" calcext:value-type="float">
            <text:p>0.2501326</text:p>
          </table:table-cell>
          <table:table-cell office:value-type="float" office:value="0.0301007" calcext:value-type="float">
            <text:p>0.0301007</text:p>
          </table:table-cell>
          <table:table-cell office:value-type="float" office:value="0.6871532" calcext:value-type="float">
            <text:p>0.6871532</text:p>
          </table:table-cell>
          <table:table-cell office:value-type="float" office:value="0.2501327" calcext:value-type="float">
            <text:p>0.2501327</text:p>
          </table:table-cell>
          <table:table-cell office:value-type="float" office:value="0.0363007" calcext:value-type="float">
            <text:p>0.0363007</text:p>
          </table:table-cell>
          <table:table-cell office:value-type="float" office:value="0.6871532" calcext:value-type="float">
            <text:p>0.6871532</text:p>
          </table:table-cell>
          <table:table-cell office:value-type="float" office:value="0.2501328" calcext:value-type="float">
            <text:p>0.2501328</text:p>
          </table:table-cell>
          <table:table-cell office:value-type="float" office:value="0.0425007" calcext:value-type="float">
            <text:p>0.0425007</text:p>
          </table:table-cell>
          <table:table-cell office:value-type="float" office:value="0.6871531" calcext:value-type="float">
            <text:p>0.6871531</text:p>
          </table:table-cell>
          <table:table-cell office:value-type="float" office:value="0.2501329" calcext:value-type="float">
            <text:p>0.2501329</text:p>
          </table:table-cell>
          <table:table-cell office:value-type="float" office:value="0.0487007" calcext:value-type="float">
            <text:p>0.0487007</text:p>
          </table:table-cell>
          <table:table-cell office:value-type="float" office:value="0.687153" calcext:value-type="float">
            <text:p>0.687153</text:p>
          </table:table-cell>
          <table:table-cell office:value-type="float" office:value="0.250133" calcext:value-type="float">
            <text:p>0.250133</text:p>
          </table:table-cell>
          <table:table-cell office:value-type="float" office:value="0.0549007" calcext:value-type="float">
            <text:p>0.0549007</text:p>
          </table:table-cell>
        </table:table-row>
        <table:table-row table:style-name="ro1">
          <table:table-cell office:value-type="string" calcext:value-type="string">
            <text:p>z_rot_minus_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2025-08-21 13:52:14</text:p>
          </table:table-cell>
          <table:table-cell office:value-type="float" office:value="-0.0006689" calcext:value-type="float">
            <text:p>-0.0006689</text:p>
          </table:table-cell>
          <table:table-cell office:value-type="float" office:value="0.6892726" calcext:value-type="float">
            <text:p>0.6892726</text:p>
          </table:table-cell>
          <table:table-cell office:value-type="float" office:value="0.6886038" calcext:value-type="float">
            <text:p>0.6886038</text:p>
          </table:table-cell>
          <table:table-cell office:value-type="float" office:value="0.2490502" calcext:value-type="float">
            <text:p>0.2490502</text:p>
          </table:table-cell>
          <table:table-cell office:value-type="float" office:value="0.0382477" calcext:value-type="float">
            <text:p>0.0382477</text:p>
          </table:table-cell>
          <table:table-cell office:value-type="float" office:value="10" calcext:value-type="float">
            <text:p>10</text:p>
          </table:table-cell>
          <table:table-cell office:value-type="float" office:value="0.958169996738434" calcext:value-type="float">
            <text:p>0.958169996738434</text:p>
          </table:table-cell>
          <table:table-cell office:value-type="float" office:value="0.282752394676208" calcext:value-type="float">
            <text:p>0.282752394676208</text:p>
          </table:table-cell>
          <table:table-cell office:value-type="float" office:value="0.675417602062225" calcext:value-type="float">
            <text:p>0.675417602062225</text:p>
          </table:table-cell>
          <table:table-cell office:value-type="float" office:value="0.51765615940094" calcext:value-type="float">
            <text:p>0.51765615940094</text:p>
          </table:table-cell>
          <table:table-cell office:value-type="float" office:value="0.231156274581988" calcext:value-type="float">
            <text:p>0.231156274581988</text:p>
          </table:table-cell>
          <table:table-cell office:value-type="float" office:value="0.359704482555389" calcext:value-type="float">
            <text:p>0.359704482555389</text:p>
          </table:table-cell>
          <table:table-cell office:value-type="float" office:value="0.67560783624649" calcext:value-type="float">
            <text:p>0.67560783624649</text:p>
          </table:table-cell>
          <table:table-cell office:value-type="float" office:value="0.315903353691101" calcext:value-type="float">
            <text:p>0.315903353691101</text:p>
          </table:table-cell>
          <table:table-cell office:value-type="float" office:value="0.2997592" calcext:value-type="float">
            <text:p>0.2997592</text:p>
          </table:table-cell>
          <table:table-cell office:value-type="float" office:value="0.3148308" calcext:value-type="float">
            <text:p>0.3148308</text:p>
          </table:table-cell>
          <table:table-cell office:value-type="float" office:value="0.2827524" calcext:value-type="float">
            <text:p>0.2827524</text:p>
          </table:table-cell>
          <table:table-cell office:value-type="float" office:value="0.38458" calcext:value-type="float">
            <text:p>0.38458</text:p>
          </table:table-cell>
          <table:table-cell office:value-type="float" office:value="0.5166" calcext:value-type="float">
            <text:p>0.5166</text:p>
          </table:table-cell>
          <table:table-cell office:value-type="float" office:value="-0.0069208" calcext:value-type="float">
            <text:p>-0.0069208</text:p>
          </table:table-cell>
          <table:table-cell office:value-type="float" office:value="0.53628" calcext:value-type="float">
            <text:p>0.53628</text:p>
          </table:table-cell>
          <table:table-cell office:value-type="float" office:value="0.57974" calcext:value-type="float">
            <text:p>0.57974</text:p>
          </table:table-cell>
          <table:table-cell office:value-type="float" office:value="0.44567" calcext:value-type="float">
            <text:p>0.44567</text:p>
          </table:table-cell>
          <table:table-cell office:value-type="float" office:value="0.8581792" calcext:value-type="float">
            <text:p>0.8581792</text:p>
          </table:table-cell>
          <table:table-cell office:value-type="float" office:value="0.95817" calcext:value-type="float">
            <text:p>0.95817</text:p>
          </table:table-cell>
          <table:table-cell office:value-type="float" office:value="-0.0069208" calcext:value-type="float">
            <text:p>-0.0069208</text:p>
          </table:table-cell>
          <table:table-cell office:value-type="float" office:value="0.6914647" calcext:value-type="float">
            <text:p>0.6914647</text:p>
          </table:table-cell>
          <table:table-cell office:value-type="float" office:value="0.2461893" calcext:value-type="float">
            <text:p>0.2461893</text:p>
          </table:table-cell>
          <table:table-cell office:value-type="float" office:value="0.0239007" calcext:value-type="float">
            <text:p>0.0239007</text:p>
          </table:table-cell>
          <table:table-cell office:value-type="float" office:value="0.6914647" calcext:value-type="float">
            <text:p>0.6914647</text:p>
          </table:table-cell>
          <table:table-cell office:value-type="float" office:value="0.2461893" calcext:value-type="float">
            <text:p>0.2461893</text:p>
          </table:table-cell>
          <table:table-cell office:value-type="float" office:value="0.0301007" calcext:value-type="float">
            <text:p>0.0301007</text:p>
          </table:table-cell>
          <table:table-cell office:value-type="float" office:value="0.6914647" calcext:value-type="float">
            <text:p>0.6914647</text:p>
          </table:table-cell>
          <table:table-cell office:value-type="float" office:value="0.2461893" calcext:value-type="float">
            <text:p>0.2461893</text:p>
          </table:table-cell>
          <table:table-cell office:value-type="float" office:value="0.0363007" calcext:value-type="float">
            <text:p>0.0363007</text:p>
          </table:table-cell>
          <table:table-cell office:value-type="float" office:value="0.6914647" calcext:value-type="float">
            <text:p>0.6914647</text:p>
          </table:table-cell>
          <table:table-cell office:value-type="float" office:value="0.2461893" calcext:value-type="float">
            <text:p>0.2461893</text:p>
          </table:table-cell>
          <table:table-cell office:value-type="float" office:value="0.0425007" calcext:value-type="float">
            <text:p>0.0425007</text:p>
          </table:table-cell>
          <table:table-cell office:value-type="float" office:value="0.6914646" calcext:value-type="float">
            <text:p>0.6914646</text:p>
          </table:table-cell>
          <table:table-cell office:value-type="float" office:value="0.2461893" calcext:value-type="float">
            <text:p>0.2461893</text:p>
          </table:table-cell>
          <table:table-cell office:value-type="float" office:value="0.0487007" calcext:value-type="float">
            <text:p>0.0487007</text:p>
          </table:table-cell>
          <table:table-cell office:value-type="float" office:value="0.6914646" calcext:value-type="float">
            <text:p>0.6914646</text:p>
          </table:table-cell>
          <table:table-cell office:value-type="float" office:value="0.2461893" calcext:value-type="float">
            <text:p>0.2461893</text:p>
          </table:table-cell>
          <table:table-cell office:value-type="float" office:value="0.0549007" calcext:value-type="float">
            <text:p>0.0549007</text:p>
          </table:table-cell>
          <table:table-cell office:value-type="float" office:value="0.6870806" calcext:value-type="float">
            <text:p>0.6870806</text:p>
          </table:table-cell>
          <table:table-cell office:value-type="float" office:value="0.2505734" calcext:value-type="float">
            <text:p>0.2505734</text:p>
          </table:table-cell>
          <table:table-cell office:value-type="float" office:value="0.0239006" calcext:value-type="float">
            <text:p>0.0239006</text:p>
          </table:table-cell>
          <table:table-cell office:value-type="float" office:value="0.6870806" calcext:value-type="float">
            <text:p>0.6870806</text:p>
          </table:table-cell>
          <table:table-cell office:value-type="float" office:value="0.2505734" calcext:value-type="float">
            <text:p>0.2505734</text:p>
          </table:table-cell>
          <table:table-cell office:value-type="float" office:value="0.0301006" calcext:value-type="float">
            <text:p>0.0301006</text:p>
          </table:table-cell>
          <table:table-cell office:value-type="float" office:value="0.6870806" calcext:value-type="float">
            <text:p>0.6870806</text:p>
          </table:table-cell>
          <table:table-cell office:value-type="float" office:value="0.2505734" calcext:value-type="float">
            <text:p>0.2505734</text:p>
          </table:table-cell>
          <table:table-cell office:value-type="float" office:value="0.0363006" calcext:value-type="float">
            <text:p>0.0363006</text:p>
          </table:table-cell>
          <table:table-cell office:value-type="float" office:value="0.6870806" calcext:value-type="float">
            <text:p>0.6870806</text:p>
          </table:table-cell>
          <table:table-cell office:value-type="float" office:value="0.2505734" calcext:value-type="float">
            <text:p>0.2505734</text:p>
          </table:table-cell>
          <table:table-cell office:value-type="float" office:value="0.0425006" calcext:value-type="float">
            <text:p>0.0425006</text:p>
          </table:table-cell>
          <table:table-cell office:value-type="float" office:value="0.6870806" calcext:value-type="float">
            <text:p>0.6870806</text:p>
          </table:table-cell>
          <table:table-cell office:value-type="float" office:value="0.2505734" calcext:value-type="float">
            <text:p>0.2505734</text:p>
          </table:table-cell>
          <table:table-cell office:value-type="float" office:value="0.0487006" calcext:value-type="float">
            <text:p>0.0487006</text:p>
          </table:table-cell>
          <table:table-cell office:value-type="float" office:value="0.6870806" calcext:value-type="float">
            <text:p>0.6870806</text:p>
          </table:table-cell>
          <table:table-cell office:value-type="float" office:value="0.2505734" calcext:value-type="float">
            <text:p>0.2505734</text:p>
          </table:table-cell>
          <table:table-cell office:value-type="float" office:value="0.0549006" calcext:value-type="float">
            <text:p>0.0549006</text:p>
          </table:table-cell>
        </table:table-row>
        <table:table-row table:style-name="ro1">
          <table:table-cell office:value-type="string" calcext:value-type="string">
            <text:p>z_rot_minus_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025-08-21 13:52:27</text:p>
          </table:table-cell>
          <table:table-cell office:value-type="float" office:value="-0.000429" calcext:value-type="float">
            <text:p>-0.000429</text:p>
          </table:table-cell>
          <table:table-cell office:value-type="float" office:value="0.6890326" calcext:value-type="float">
            <text:p>0.6890326</text:p>
          </table:table-cell>
          <table:table-cell office:value-type="float" office:value="0.6886036" calcext:value-type="float">
            <text:p>0.6886036</text:p>
          </table:table-cell>
          <table:table-cell office:value-type="float" office:value="0.2491452" calcext:value-type="float">
            <text:p>0.2491452</text:p>
          </table:table-cell>
          <table:table-cell office:value-type="float" office:value="0.0384681" calcext:value-type="float">
            <text:p>0.0384681</text:p>
          </table:table-cell>
          <table:table-cell office:value-type="float" office:value="10" calcext:value-type="float">
            <text:p>10</text:p>
          </table:table-cell>
          <table:table-cell office:value-type="float" office:value="1.0286899805069" calcext:value-type="float">
            <text:p>1.0286899805069</text:p>
          </table:table-cell>
          <table:table-cell office:value-type="float" office:value="0.336872398853302" calcext:value-type="float">
            <text:p>0.336872398853302</text:p>
          </table:table-cell>
          <table:table-cell office:value-type="float" office:value="0.691817581653595" calcext:value-type="float">
            <text:p>0.691817581653595</text:p>
          </table:table-cell>
          <table:table-cell office:value-type="float" office:value="0.521510154008865" calcext:value-type="float">
            <text:p>0.521510154008865</text:p>
          </table:table-cell>
          <table:table-cell office:value-type="float" office:value="0.214773327118326" calcext:value-type="float">
            <text:p>0.214773327118326</text:p>
          </table:table-cell>
          <table:table-cell office:value-type="float" office:value="0.409232473373413" calcext:value-type="float">
            <text:p>0.409232473373413</text:p>
          </table:table-cell>
          <table:table-cell office:value-type="float" office:value="0.633787834644318" calcext:value-type="float">
            <text:p>0.633787834644318</text:p>
          </table:table-cell>
          <table:table-cell office:value-type="float" office:value="0.224555361270905" calcext:value-type="float">
            <text:p>0.224555361270905</text:p>
          </table:table-cell>
          <table:table-cell office:value-type="float" office:value="0.3391192" calcext:value-type="float">
            <text:p>0.3391192</text:p>
          </table:table-cell>
          <table:table-cell office:value-type="float" office:value="0.3648508" calcext:value-type="float">
            <text:p>0.3648508</text:p>
          </table:table-cell>
          <table:table-cell office:value-type="float" office:value="0.3368724" calcext:value-type="float">
            <text:p>0.3368724</text:p>
          </table:table-cell>
          <table:table-cell office:value-type="float" office:value="0.43911" calcext:value-type="float">
            <text:p>0.43911</text:p>
          </table:table-cell>
          <table:table-cell office:value-type="float" office:value="0.56621" calcext:value-type="float">
            <text:p>0.56621</text:p>
          </table:table-cell>
          <table:table-cell office:value-type="float" office:value="-0.0052808" calcext:value-type="float">
            <text:p>-0.0052808</text:p>
          </table:table-cell>
          <table:table-cell office:value-type="float" office:value="0.47929" calcext:value-type="float">
            <text:p>0.47929</text:p>
          </table:table-cell>
          <table:table-cell office:value-type="float" office:value="0.53054" calcext:value-type="float">
            <text:p>0.53054</text:p>
          </table:table-cell>
          <table:table-cell office:value-type="float" office:value="0.40467" calcext:value-type="float">
            <text:p>0.40467</text:p>
          </table:table-cell>
          <table:table-cell office:value-type="float" office:value="0.7257492" calcext:value-type="float">
            <text:p>0.7257492</text:p>
          </table:table-cell>
          <table:table-cell office:value-type="float" office:value="1.02869" calcext:value-type="float">
            <text:p>1.02869</text:p>
          </table:table-cell>
          <table:table-cell office:value-type="float" office:value="-0.0065108" calcext:value-type="float">
            <text:p>-0.0065108</text:p>
          </table:table-cell>
          <table:table-cell office:value-type="float" office:value="0.6910253" calcext:value-type="float">
            <text:p>0.6910253</text:p>
          </table:table-cell>
          <table:table-cell office:value-type="float" office:value="0.2462592" calcext:value-type="float">
            <text:p>0.2462592</text:p>
          </table:table-cell>
          <table:table-cell office:value-type="float" office:value="0.0239015" calcext:value-type="float">
            <text:p>0.0239015</text:p>
          </table:table-cell>
          <table:table-cell office:value-type="float" office:value="0.6910253" calcext:value-type="float">
            <text:p>0.6910253</text:p>
          </table:table-cell>
          <table:table-cell office:value-type="float" office:value="0.2462592" calcext:value-type="float">
            <text:p>0.2462592</text:p>
          </table:table-cell>
          <table:table-cell office:value-type="float" office:value="0.0301015" calcext:value-type="float">
            <text:p>0.0301015</text:p>
          </table:table-cell>
          <table:table-cell office:value-type="float" office:value="0.6910253" calcext:value-type="float">
            <text:p>0.6910253</text:p>
          </table:table-cell>
          <table:table-cell office:value-type="float" office:value="0.2462592" calcext:value-type="float">
            <text:p>0.2462592</text:p>
          </table:table-cell>
          <table:table-cell office:value-type="float" office:value="0.0363015" calcext:value-type="float">
            <text:p>0.0363015</text:p>
          </table:table-cell>
          <table:table-cell office:value-type="float" office:value="0.6910253" calcext:value-type="float">
            <text:p>0.6910253</text:p>
          </table:table-cell>
          <table:table-cell office:value-type="float" office:value="0.2462592" calcext:value-type="float">
            <text:p>0.2462592</text:p>
          </table:table-cell>
          <table:table-cell office:value-type="float" office:value="0.0425015" calcext:value-type="float">
            <text:p>0.0425015</text:p>
          </table:table-cell>
          <table:table-cell office:value-type="float" office:value="0.6910253" calcext:value-type="float">
            <text:p>0.6910253</text:p>
          </table:table-cell>
          <table:table-cell office:value-type="float" office:value="0.2462592" calcext:value-type="float">
            <text:p>0.2462592</text:p>
          </table:table-cell>
          <table:table-cell office:value-type="float" office:value="0.0487015" calcext:value-type="float">
            <text:p>0.0487015</text:p>
          </table:table-cell>
          <table:table-cell office:value-type="float" office:value="0.6910253" calcext:value-type="float">
            <text:p>0.6910253</text:p>
          </table:table-cell>
          <table:table-cell office:value-type="float" office:value="0.2462592" calcext:value-type="float">
            <text:p>0.2462592</text:p>
          </table:table-cell>
          <table:table-cell office:value-type="float" office:value="0.0549015" calcext:value-type="float">
            <text:p>0.0549015</text:p>
          </table:table-cell>
          <table:table-cell office:value-type="float" office:value="0.68704" calcext:value-type="float">
            <text:p>0.68704</text:p>
          </table:table-cell>
          <table:table-cell office:value-type="float" office:value="0.2510087" calcext:value-type="float">
            <text:p>0.2510087</text:p>
          </table:table-cell>
          <table:table-cell office:value-type="float" office:value="0.0239015" calcext:value-type="float">
            <text:p>0.0239015</text:p>
          </table:table-cell>
          <table:table-cell office:value-type="float" office:value="0.68704" calcext:value-type="float">
            <text:p>0.68704</text:p>
          </table:table-cell>
          <table:table-cell office:value-type="float" office:value="0.2510087" calcext:value-type="float">
            <text:p>0.2510087</text:p>
          </table:table-cell>
          <table:table-cell office:value-type="float" office:value="0.0301015" calcext:value-type="float">
            <text:p>0.0301015</text:p>
          </table:table-cell>
          <table:table-cell office:value-type="float" office:value="0.68704" calcext:value-type="float">
            <text:p>0.68704</text:p>
          </table:table-cell>
          <table:table-cell office:value-type="float" office:value="0.2510087" calcext:value-type="float">
            <text:p>0.2510087</text:p>
          </table:table-cell>
          <table:table-cell office:value-type="float" office:value="0.0363015" calcext:value-type="float">
            <text:p>0.0363015</text:p>
          </table:table-cell>
          <table:table-cell office:value-type="float" office:value="0.68704" calcext:value-type="float">
            <text:p>0.68704</text:p>
          </table:table-cell>
          <table:table-cell office:value-type="float" office:value="0.2510087" calcext:value-type="float">
            <text:p>0.2510087</text:p>
          </table:table-cell>
          <table:table-cell office:value-type="float" office:value="0.0425015" calcext:value-type="float">
            <text:p>0.0425015</text:p>
          </table:table-cell>
          <table:table-cell office:value-type="float" office:value="0.68704" calcext:value-type="float">
            <text:p>0.68704</text:p>
          </table:table-cell>
          <table:table-cell office:value-type="float" office:value="0.2510087" calcext:value-type="float">
            <text:p>0.2510087</text:p>
          </table:table-cell>
          <table:table-cell office:value-type="float" office:value="0.0487015" calcext:value-type="float">
            <text:p>0.0487015</text:p>
          </table:table-cell>
          <table:table-cell office:value-type="float" office:value="0.68704" calcext:value-type="float">
            <text:p>0.68704</text:p>
          </table:table-cell>
          <table:table-cell office:value-type="float" office:value="0.2510087" calcext:value-type="float">
            <text:p>0.2510087</text:p>
          </table:table-cell>
          <table:table-cell office:value-type="float" office:value="0.0549015" calcext:value-type="float">
            <text:p>0.0549015</text:p>
          </table:table-cell>
        </table:table-row>
        <table:table-row table:style-name="ro1">
          <table:table-cell office:value-type="string" calcext:value-type="string">
            <text:p>z_rot_minus_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" calcext:value-type="float">
            <text:p>-55</text:p>
          </table:table-cell>
          <table:table-cell office:value-type="string" calcext:value-type="string">
            <text:p>2025-08-21 13:52:40</text:p>
          </table:table-cell>
          <table:table-cell office:value-type="float" office:value="-0.0002425" calcext:value-type="float">
            <text:p>-0.0002425</text:p>
          </table:table-cell>
          <table:table-cell office:value-type="float" office:value="0.6888155" calcext:value-type="float">
            <text:p>0.6888155</text:p>
          </table:table-cell>
          <table:table-cell office:value-type="float" office:value="0.688573" calcext:value-type="float">
            <text:p>0.688573</text:p>
          </table:table-cell>
          <table:table-cell office:value-type="float" office:value="0.2492657" calcext:value-type="float">
            <text:p>0.2492657</text:p>
          </table:table-cell>
          <table:table-cell office:value-type="float" office:value="0.0386191" calcext:value-type="float">
            <text:p>0.0386191</text:p>
          </table:table-cell>
          <table:table-cell office:value-type="float" office:value="10" calcext:value-type="float">
            <text:p>10</text:p>
          </table:table-cell>
          <table:table-cell office:value-type="float" office:value="1.06271994113922" calcext:value-type="float">
            <text:p>1.06271994113922</text:p>
          </table:table-cell>
          <table:table-cell office:value-type="float" office:value="0.35997998714447" calcext:value-type="float">
            <text:p>0.35997998714447</text:p>
          </table:table-cell>
          <table:table-cell office:value-type="float" office:value="0.702739953994751" calcext:value-type="float">
            <text:p>0.702739953994751</text:p>
          </table:table-cell>
          <table:table-cell office:value-type="float" office:value="0.525036156177521" calcext:value-type="float">
            <text:p>0.525036156177521</text:p>
          </table:table-cell>
          <table:table-cell office:value-type="float" office:value="0.211460689719568" calcext:value-type="float">
            <text:p>0.211460689719568</text:p>
          </table:table-cell>
          <table:table-cell office:value-type="float" office:value="0.453430479764938" calcext:value-type="float">
            <text:p>0.453430479764938</text:p>
          </table:table-cell>
          <table:table-cell office:value-type="float" office:value="0.596641832590103" calcext:value-type="float">
            <text:p>0.596641832590103</text:p>
          </table:table-cell>
          <table:table-cell office:value-type="float" office:value="0.143211352825165" calcext:value-type="float">
            <text:p>0.143211352825165</text:p>
          </table:table-cell>
          <table:table-cell office:value-type="float" office:value="0.3760192" calcext:value-type="float">
            <text:p>0.3760192</text:p>
          </table:table-cell>
          <table:table-cell office:value-type="float" office:value="0.4161008" calcext:value-type="float">
            <text:p>0.4161008</text:p>
          </table:table-cell>
          <table:table-cell office:value-type="float" office:value="0.3971424" calcext:value-type="float">
            <text:p>0.3971424</text:p>
          </table:table-cell>
          <table:table-cell office:value-type="float" office:value="0.49364" calcext:value-type="float">
            <text:p>0.49364</text:p>
          </table:table-cell>
          <table:table-cell office:value-type="float" office:value="0.58425" calcext:value-type="float">
            <text:p>0.58425</text:p>
          </table:table-cell>
          <table:table-cell office:value-type="float" office:value="-0.0052808" calcext:value-type="float">
            <text:p>-0.0052808</text:p>
          </table:table-cell>
          <table:table-cell office:value-type="float" office:value="0.42517" calcext:value-type="float">
            <text:p>0.42517</text:p>
          </table:table-cell>
          <table:table-cell office:value-type="float" office:value="0.47396" calcext:value-type="float">
            <text:p>0.47396</text:p>
          </table:table-cell>
          <table:table-cell office:value-type="float" office:value="0.35998" calcext:value-type="float">
            <text:p>0.35998</text:p>
          </table:table-cell>
          <table:table-cell office:value-type="float" office:value="0.6613792" calcext:value-type="float">
            <text:p>0.6613792</text:p>
          </table:table-cell>
          <table:table-cell office:value-type="float" office:value="1.0627199" calcext:value-type="float">
            <text:p>1.0627199</text:p>
          </table:table-cell>
          <table:table-cell office:value-type="float" office:value="-0.0056908" calcext:value-type="float">
            <text:p>-0.0056908</text:p>
          </table:table-cell>
          <table:table-cell office:value-type="float" office:value="0.6905936" calcext:value-type="float">
            <text:p>0.6905936</text:p>
          </table:table-cell>
          <table:table-cell office:value-type="float" office:value="0.24638" calcext:value-type="float">
            <text:p>0.24638</text:p>
          </table:table-cell>
          <table:table-cell office:value-type="float" office:value="0.0239087" calcext:value-type="float">
            <text:p>0.0239087</text:p>
          </table:table-cell>
          <table:table-cell office:value-type="float" office:value="0.6905936" calcext:value-type="float">
            <text:p>0.6905936</text:p>
          </table:table-cell>
          <table:table-cell office:value-type="float" office:value="0.24638" calcext:value-type="float">
            <text:p>0.24638</text:p>
          </table:table-cell>
          <table:table-cell office:value-type="float" office:value="0.0301087" calcext:value-type="float">
            <text:p>0.0301087</text:p>
          </table:table-cell>
          <table:table-cell office:value-type="float" office:value="0.6905936" calcext:value-type="float">
            <text:p>0.6905936</text:p>
          </table:table-cell>
          <table:table-cell office:value-type="float" office:value="0.24638" calcext:value-type="float">
            <text:p>0.24638</text:p>
          </table:table-cell>
          <table:table-cell office:value-type="float" office:value="0.0363087" calcext:value-type="float">
            <text:p>0.0363087</text:p>
          </table:table-cell>
          <table:table-cell office:value-type="float" office:value="0.6905936" calcext:value-type="float">
            <text:p>0.6905936</text:p>
          </table:table-cell>
          <table:table-cell office:value-type="float" office:value="0.24638" calcext:value-type="float">
            <text:p>0.24638</text:p>
          </table:table-cell>
          <table:table-cell office:value-type="float" office:value="0.0425087" calcext:value-type="float">
            <text:p>0.0425087</text:p>
          </table:table-cell>
          <table:table-cell office:value-type="float" office:value="0.6905936" calcext:value-type="float">
            <text:p>0.6905936</text:p>
          </table:table-cell>
          <table:table-cell office:value-type="float" office:value="0.24638" calcext:value-type="float">
            <text:p>0.24638</text:p>
          </table:table-cell>
          <table:table-cell office:value-type="float" office:value="0.0487087" calcext:value-type="float">
            <text:p>0.0487087</text:p>
          </table:table-cell>
          <table:table-cell office:value-type="float" office:value="0.6905936" calcext:value-type="float">
            <text:p>0.6905936</text:p>
          </table:table-cell>
          <table:table-cell office:value-type="float" office:value="0.24638" calcext:value-type="float">
            <text:p>0.24638</text:p>
          </table:table-cell>
          <table:table-cell office:value-type="float" office:value="0.0549087" calcext:value-type="float">
            <text:p>0.0549087</text:p>
          </table:table-cell>
          <table:table-cell office:value-type="float" office:value="0.6870375" calcext:value-type="float">
            <text:p>0.6870375</text:p>
          </table:table-cell>
          <table:table-cell office:value-type="float" office:value="0.2514587" calcext:value-type="float">
            <text:p>0.2514587</text:p>
          </table:table-cell>
          <table:table-cell office:value-type="float" office:value="0.0239087" calcext:value-type="float">
            <text:p>0.0239087</text:p>
          </table:table-cell>
          <table:table-cell office:value-type="float" office:value="0.6870375" calcext:value-type="float">
            <text:p>0.6870375</text:p>
          </table:table-cell>
          <table:table-cell office:value-type="float" office:value="0.2514587" calcext:value-type="float">
            <text:p>0.2514587</text:p>
          </table:table-cell>
          <table:table-cell office:value-type="float" office:value="0.0301087" calcext:value-type="float">
            <text:p>0.0301087</text:p>
          </table:table-cell>
          <table:table-cell office:value-type="float" office:value="0.6870374" calcext:value-type="float">
            <text:p>0.6870374</text:p>
          </table:table-cell>
          <table:table-cell office:value-type="float" office:value="0.2514587" calcext:value-type="float">
            <text:p>0.2514587</text:p>
          </table:table-cell>
          <table:table-cell office:value-type="float" office:value="0.0363087" calcext:value-type="float">
            <text:p>0.0363087</text:p>
          </table:table-cell>
          <table:table-cell office:value-type="float" office:value="0.6870374" calcext:value-type="float">
            <text:p>0.6870374</text:p>
          </table:table-cell>
          <table:table-cell office:value-type="float" office:value="0.2514587" calcext:value-type="float">
            <text:p>0.2514587</text:p>
          </table:table-cell>
          <table:table-cell office:value-type="float" office:value="0.0425087" calcext:value-type="float">
            <text:p>0.0425087</text:p>
          </table:table-cell>
          <table:table-cell office:value-type="float" office:value="0.6870374" calcext:value-type="float">
            <text:p>0.6870374</text:p>
          </table:table-cell>
          <table:table-cell office:value-type="float" office:value="0.2514587" calcext:value-type="float">
            <text:p>0.2514587</text:p>
          </table:table-cell>
          <table:table-cell office:value-type="float" office:value="0.0487087" calcext:value-type="float">
            <text:p>0.0487087</text:p>
          </table:table-cell>
          <table:table-cell office:value-type="float" office:value="0.6870374" calcext:value-type="float">
            <text:p>0.6870374</text:p>
          </table:table-cell>
          <table:table-cell office:value-type="float" office:value="0.2514587" calcext:value-type="float">
            <text:p>0.2514587</text:p>
          </table:table-cell>
          <table:table-cell office:value-type="float" office:value="0.0549087" calcext:value-type="float">
            <text:p>0.0549087</text:p>
          </table:table-cell>
        </table:table-row>
        <table:table-row table:style-name="ro1">
          <table:table-cell office:value-type="string" calcext:value-type="string">
            <text:p>z_rot_minus_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2025-08-21 13:52:53</text:p>
          </table:table-cell>
          <table:table-cell office:value-type="float" office:value="-0.0001663" calcext:value-type="float">
            <text:p>-0.0001663</text:p>
          </table:table-cell>
          <table:table-cell office:value-type="float" office:value="0.6886305" calcext:value-type="float">
            <text:p>0.6886305</text:p>
          </table:table-cell>
          <table:table-cell office:value-type="float" office:value="0.6884642" calcext:value-type="float">
            <text:p>0.6884642</text:p>
          </table:table-cell>
          <table:table-cell office:value-type="float" office:value="0.2494917" calcext:value-type="float">
            <text:p>0.2494917</text:p>
          </table:table-cell>
          <table:table-cell office:value-type="float" office:value="0.038724" calcext:value-type="float">
            <text:p>0.038724</text:p>
          </table:table-cell>
          <table:table-cell office:value-type="float" office:value="10" calcext:value-type="float">
            <text:p>10</text:p>
          </table:table-cell>
          <table:table-cell office:value-type="float" office:value="1.20007002353668" calcext:value-type="float">
            <text:p>1.20007002353668</text:p>
          </table:table-cell>
          <table:table-cell office:value-type="float" office:value="0.327589988708496" calcext:value-type="float">
            <text:p>0.327589988708496</text:p>
          </table:table-cell>
          <table:table-cell office:value-type="float" office:value="0.872480034828186" calcext:value-type="float">
            <text:p>0.872480034828186</text:p>
          </table:table-cell>
          <table:table-cell office:value-type="float" office:value="0.533277159929275" calcext:value-type="float">
            <text:p>0.533277159929275</text:p>
          </table:table-cell>
          <table:table-cell office:value-type="float" office:value="0.247182057812125" calcext:value-type="float">
            <text:p>0.247182057812125</text:p>
          </table:table-cell>
          <table:table-cell office:value-type="float" office:value="0.476062476634979" calcext:value-type="float">
            <text:p>0.476062476634979</text:p>
          </table:table-cell>
          <table:table-cell office:value-type="float" office:value="0.590491843223572" calcext:value-type="float">
            <text:p>0.590491843223572</text:p>
          </table:table-cell>
          <table:table-cell office:value-type="float" office:value="0.114429366588592" calcext:value-type="float">
            <text:p>0.114429366588592</text:p>
          </table:table-cell>
          <table:table-cell office:value-type="float" office:value="0.4071792" calcext:value-type="float">
            <text:p>0.4071792</text:p>
          </table:table-cell>
          <table:table-cell office:value-type="float" office:value="0.4628408" calcext:value-type="float">
            <text:p>0.4628408</text:p>
          </table:table-cell>
          <table:table-cell office:value-type="float" office:value="0.4578224" calcext:value-type="float">
            <text:p>0.4578224</text:p>
          </table:table-cell>
          <table:table-cell office:value-type="float" office:value="0.53505" calcext:value-type="float">
            <text:p>0.53505</text:p>
          </table:table-cell>
          <table:table-cell office:value-type="float" office:value="0.51742" calcext:value-type="float">
            <text:p>0.51742</text:p>
          </table:table-cell>
          <table:table-cell office:value-type="float" office:value="-0.0052808" calcext:value-type="float">
            <text:p>-0.0052808</text:p>
          </table:table-cell>
          <table:table-cell office:value-type="float" office:value="0.39196" calcext:value-type="float">
            <text:p>0.39196</text:p>
          </table:table-cell>
          <table:table-cell office:value-type="float" office:value="0.42804" calcext:value-type="float">
            <text:p>0.42804</text:p>
          </table:table-cell>
          <table:table-cell office:value-type="float" office:value="0.32759" calcext:value-type="float">
            <text:p>0.32759</text:p>
          </table:table-cell>
          <table:table-cell office:value-type="float" office:value="0.6047992" calcext:value-type="float">
            <text:p>0.6047992</text:p>
          </table:table-cell>
          <table:table-cell office:value-type="float" office:value="1.20007" calcext:value-type="float">
            <text:p>1.20007</text:p>
          </table:table-cell>
          <table:table-cell office:value-type="float" office:value="-0.0048708" calcext:value-type="float">
            <text:p>-0.0048708</text:p>
          </table:table-cell>
          <table:table-cell office:value-type="float" office:value="0.6901805" calcext:value-type="float">
            <text:p>0.6901805</text:p>
          </table:table-cell>
          <table:table-cell office:value-type="float" office:value="0.2465189" calcext:value-type="float">
            <text:p>0.2465189</text:p>
          </table:table-cell>
          <table:table-cell office:value-type="float" office:value="0.0238992" calcext:value-type="float">
            <text:p>0.0238992</text:p>
          </table:table-cell>
          <table:table-cell office:value-type="float" office:value="0.6901805" calcext:value-type="float">
            <text:p>0.6901805</text:p>
          </table:table-cell>
          <table:table-cell office:value-type="float" office:value="0.246519" calcext:value-type="float">
            <text:p>0.246519</text:p>
          </table:table-cell>
          <table:table-cell office:value-type="float" office:value="0.0300992" calcext:value-type="float">
            <text:p>0.0300992</text:p>
          </table:table-cell>
          <table:table-cell office:value-type="float" office:value="0.6901805" calcext:value-type="float">
            <text:p>0.6901805</text:p>
          </table:table-cell>
          <table:table-cell office:value-type="float" office:value="0.246519" calcext:value-type="float">
            <text:p>0.246519</text:p>
          </table:table-cell>
          <table:table-cell office:value-type="float" office:value="0.0362992" calcext:value-type="float">
            <text:p>0.0362992</text:p>
          </table:table-cell>
          <table:table-cell office:value-type="float" office:value="0.6901805" calcext:value-type="float">
            <text:p>0.6901805</text:p>
          </table:table-cell>
          <table:table-cell office:value-type="float" office:value="0.246519" calcext:value-type="float">
            <text:p>0.246519</text:p>
          </table:table-cell>
          <table:table-cell office:value-type="float" office:value="0.0424992" calcext:value-type="float">
            <text:p>0.0424992</text:p>
          </table:table-cell>
          <table:table-cell office:value-type="float" office:value="0.6901805" calcext:value-type="float">
            <text:p>0.6901805</text:p>
          </table:table-cell>
          <table:table-cell office:value-type="float" office:value="0.246519" calcext:value-type="float">
            <text:p>0.246519</text:p>
          </table:table-cell>
          <table:table-cell office:value-type="float" office:value="0.0486992" calcext:value-type="float">
            <text:p>0.0486992</text:p>
          </table:table-cell>
          <table:table-cell office:value-type="float" office:value="0.6901805" calcext:value-type="float">
            <text:p>0.6901805</text:p>
          </table:table-cell>
          <table:table-cell office:value-type="float" office:value="0.2465191" calcext:value-type="float">
            <text:p>0.2465191</text:p>
          </table:table-cell>
          <table:table-cell office:value-type="float" office:value="0.0548992" calcext:value-type="float">
            <text:p>0.0548992</text:p>
          </table:table-cell>
          <table:table-cell office:value-type="float" office:value="0.6870806" calcext:value-type="float">
            <text:p>0.6870806</text:p>
          </table:table-cell>
          <table:table-cell office:value-type="float" office:value="0.2518883" calcext:value-type="float">
            <text:p>0.2518883</text:p>
          </table:table-cell>
          <table:table-cell office:value-type="float" office:value="0.0238992" calcext:value-type="float">
            <text:p>0.0238992</text:p>
          </table:table-cell>
          <table:table-cell office:value-type="float" office:value="0.6870806" calcext:value-type="float">
            <text:p>0.6870806</text:p>
          </table:table-cell>
          <table:table-cell office:value-type="float" office:value="0.2518883" calcext:value-type="float">
            <text:p>0.2518883</text:p>
          </table:table-cell>
          <table:table-cell office:value-type="float" office:value="0.0300992" calcext:value-type="float">
            <text:p>0.0300992</text:p>
          </table:table-cell>
          <table:table-cell office:value-type="float" office:value="0.6870805" calcext:value-type="float">
            <text:p>0.6870805</text:p>
          </table:table-cell>
          <table:table-cell office:value-type="float" office:value="0.2518883" calcext:value-type="float">
            <text:p>0.2518883</text:p>
          </table:table-cell>
          <table:table-cell office:value-type="float" office:value="0.0362992" calcext:value-type="float">
            <text:p>0.0362992</text:p>
          </table:table-cell>
          <table:table-cell office:value-type="float" office:value="0.6870805" calcext:value-type="float">
            <text:p>0.6870805</text:p>
          </table:table-cell>
          <table:table-cell office:value-type="float" office:value="0.2518884" calcext:value-type="float">
            <text:p>0.2518884</text:p>
          </table:table-cell>
          <table:table-cell office:value-type="float" office:value="0.0424992" calcext:value-type="float">
            <text:p>0.0424992</text:p>
          </table:table-cell>
          <table:table-cell office:value-type="float" office:value="0.6870805" calcext:value-type="float">
            <text:p>0.6870805</text:p>
          </table:table-cell>
          <table:table-cell office:value-type="float" office:value="0.2518884" calcext:value-type="float">
            <text:p>0.2518884</text:p>
          </table:table-cell>
          <table:table-cell office:value-type="float" office:value="0.0486992" calcext:value-type="float">
            <text:p>0.0486992</text:p>
          </table:table-cell>
          <table:table-cell office:value-type="float" office:value="0.6870805" calcext:value-type="float">
            <text:p>0.6870805</text:p>
          </table:table-cell>
          <table:table-cell office:value-type="float" office:value="0.2518884" calcext:value-type="float">
            <text:p>0.2518884</text:p>
          </table:table-cell>
          <table:table-cell office:value-type="float" office:value="0.0548992" calcext:value-type="float">
            <text:p>0.0548992</text:p>
          </table:table-cell>
        </table:table-row>
        <table:table-row table:style-name="ro1">
          <table:table-cell office:value-type="string" calcext:value-type="string">
            <text:p>z_rot_minus_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5" calcext:value-type="float">
            <text:p>-65</text:p>
          </table:table-cell>
          <table:table-cell office:value-type="string" calcext:value-type="string">
            <text:p>2025-08-21 13:53:05</text:p>
          </table:table-cell>
          <table:table-cell office:value-type="float" office:value="-0.0001682" calcext:value-type="float">
            <text:p>-0.0001682</text:p>
          </table:table-cell>
          <table:table-cell office:value-type="float" office:value="0.6884738" calcext:value-type="float">
            <text:p>0.6884738</text:p>
          </table:table-cell>
          <table:table-cell office:value-type="float" office:value="0.6883056" calcext:value-type="float">
            <text:p>0.6883056</text:p>
          </table:table-cell>
          <table:table-cell office:value-type="float" office:value="0.2498751" calcext:value-type="float">
            <text:p>0.2498751</text:p>
          </table:table-cell>
          <table:table-cell office:value-type="float" office:value="0.0389993" calcext:value-type="float">
            <text:p>0.0389993</text:p>
          </table:table-cell>
          <table:table-cell office:value-type="float" office:value="10" calcext:value-type="float">
            <text:p>10</text:p>
          </table:table-cell>
          <table:table-cell office:value-type="float" office:value="1.4952700138092" calcext:value-type="float">
            <text:p>1.4952700138092</text:p>
          </table:table-cell>
          <table:table-cell office:value-type="float" office:value="0.287000000476837" calcext:value-type="float">
            <text:p>0.287000000476837</text:p>
          </table:table-cell>
          <table:table-cell office:value-type="float" office:value="1.20827001333237" calcext:value-type="float">
            <text:p>1.20827001333237</text:p>
          </table:table-cell>
          <table:table-cell office:value-type="float" office:value="0.542338162660599" calcext:value-type="float">
            <text:p>0.542338162660599</text:p>
          </table:table-cell>
          <table:table-cell office:value-type="float" office:value="0.351425073445701" calcext:value-type="float">
            <text:p>0.351425073445701</text:p>
          </table:table-cell>
          <table:table-cell office:value-type="float" office:value="0.472700476646423" calcext:value-type="float">
            <text:p>0.472700476646423</text:p>
          </table:table-cell>
          <table:table-cell office:value-type="float" office:value="0.611975848674774" calcext:value-type="float">
            <text:p>0.611975848674774</text:p>
          </table:table-cell>
          <table:table-cell office:value-type="float" office:value="0.139275372028351" calcext:value-type="float">
            <text:p>0.139275372028351</text:p>
          </table:table-cell>
          <table:table-cell office:value-type="float" office:value="0.4334192" calcext:value-type="float">
            <text:p>0.4334192</text:p>
          </table:table-cell>
          <table:table-cell office:value-type="float" office:value="0.5034308" calcext:value-type="float">
            <text:p>0.5034308</text:p>
          </table:table-cell>
          <table:table-cell office:value-type="float" office:value="0.5193224" calcext:value-type="float">
            <text:p>0.5193224</text:p>
          </table:table-cell>
          <table:table-cell office:value-type="float" office:value="0.59081" calcext:value-type="float">
            <text:p>0.59081</text:p>
          </table:table-cell>
          <table:table-cell office:value-type="float" office:value="0.31652" calcext:value-type="float">
            <text:p>0.31652</text:p>
          </table:table-cell>
          <table:table-cell office:value-type="float" office:value="-0.0052808" calcext:value-type="float">
            <text:p>-0.0052808</text:p>
          </table:table-cell>
          <table:table-cell office:value-type="float" office:value="0.33907" calcext:value-type="float">
            <text:p>0.33907</text:p>
          </table:table-cell>
          <table:table-cell office:value-type="float" office:value="0.37187" calcext:value-type="float">
            <text:p>0.37187</text:p>
          </table:table-cell>
          <table:table-cell office:value-type="float" office:value="0.287" calcext:value-type="float">
            <text:p>0.287</text:p>
          </table:table-cell>
          <table:table-cell office:value-type="float" office:value="0.5666692" calcext:value-type="float">
            <text:p>0.5666692</text:p>
          </table:table-cell>
          <table:table-cell office:value-type="float" office:value="1.49527" calcext:value-type="float">
            <text:p>1.49527</text:p>
          </table:table-cell>
          <table:table-cell office:value-type="float" office:value="-0.0044608" calcext:value-type="float">
            <text:p>-0.0044608</text:p>
          </table:table-cell>
          <table:table-cell office:value-type="float" office:value="0.6897839" calcext:value-type="float">
            <text:p>0.6897839</text:p>
          </table:table-cell>
          <table:table-cell office:value-type="float" office:value="0.2467048" calcext:value-type="float">
            <text:p>0.2467048</text:p>
          </table:table-cell>
          <table:table-cell office:value-type="float" office:value="0.0239005" calcext:value-type="float">
            <text:p>0.0239005</text:p>
          </table:table-cell>
          <table:table-cell office:value-type="float" office:value="0.6897839" calcext:value-type="float">
            <text:p>0.6897839</text:p>
          </table:table-cell>
          <table:table-cell office:value-type="float" office:value="0.2467048" calcext:value-type="float">
            <text:p>0.2467048</text:p>
          </table:table-cell>
          <table:table-cell office:value-type="float" office:value="0.0301005" calcext:value-type="float">
            <text:p>0.0301005</text:p>
          </table:table-cell>
          <table:table-cell office:value-type="float" office:value="0.6897839" calcext:value-type="float">
            <text:p>0.6897839</text:p>
          </table:table-cell>
          <table:table-cell office:value-type="float" office:value="0.2467048" calcext:value-type="float">
            <text:p>0.2467048</text:p>
          </table:table-cell>
          <table:table-cell office:value-type="float" office:value="0.0363005" calcext:value-type="float">
            <text:p>0.0363005</text:p>
          </table:table-cell>
          <table:table-cell office:value-type="float" office:value="0.689784" calcext:value-type="float">
            <text:p>0.689784</text:p>
          </table:table-cell>
          <table:table-cell office:value-type="float" office:value="0.2467049" calcext:value-type="float">
            <text:p>0.2467049</text:p>
          </table:table-cell>
          <table:table-cell office:value-type="float" office:value="0.0425005" calcext:value-type="float">
            <text:p>0.0425005</text:p>
          </table:table-cell>
          <table:table-cell office:value-type="float" office:value="0.689784" calcext:value-type="float">
            <text:p>0.689784</text:p>
          </table:table-cell>
          <table:table-cell office:value-type="float" office:value="0.2467049" calcext:value-type="float">
            <text:p>0.2467049</text:p>
          </table:table-cell>
          <table:table-cell office:value-type="float" office:value="0.0487005" calcext:value-type="float">
            <text:p>0.0487005</text:p>
          </table:table-cell>
          <table:table-cell office:value-type="float" office:value="0.689784" calcext:value-type="float">
            <text:p>0.689784</text:p>
          </table:table-cell>
          <table:table-cell office:value-type="float" office:value="0.2467049" calcext:value-type="float">
            <text:p>0.2467049</text:p>
          </table:table-cell>
          <table:table-cell office:value-type="float" office:value="0.0549005" calcext:value-type="float">
            <text:p>0.0549005</text:p>
          </table:table-cell>
          <table:table-cell office:value-type="float" office:value="0.6871636" calcext:value-type="float">
            <text:p>0.6871636</text:p>
          </table:table-cell>
          <table:table-cell office:value-type="float" office:value="0.2523238" calcext:value-type="float">
            <text:p>0.2523238</text:p>
          </table:table-cell>
          <table:table-cell office:value-type="float" office:value="0.0239005" calcext:value-type="float">
            <text:p>0.0239005</text:p>
          </table:table-cell>
          <table:table-cell office:value-type="float" office:value="0.6871636" calcext:value-type="float">
            <text:p>0.6871636</text:p>
          </table:table-cell>
          <table:table-cell office:value-type="float" office:value="0.2523239" calcext:value-type="float">
            <text:p>0.2523239</text:p>
          </table:table-cell>
          <table:table-cell office:value-type="float" office:value="0.0301005" calcext:value-type="float">
            <text:p>0.0301005</text:p>
          </table:table-cell>
          <table:table-cell office:value-type="float" office:value="0.6871636" calcext:value-type="float">
            <text:p>0.6871636</text:p>
          </table:table-cell>
          <table:table-cell office:value-type="float" office:value="0.2523239" calcext:value-type="float">
            <text:p>0.2523239</text:p>
          </table:table-cell>
          <table:table-cell office:value-type="float" office:value="0.0363005" calcext:value-type="float">
            <text:p>0.0363005</text:p>
          </table:table-cell>
          <table:table-cell office:value-type="float" office:value="0.6871637" calcext:value-type="float">
            <text:p>0.6871637</text:p>
          </table:table-cell>
          <table:table-cell office:value-type="float" office:value="0.2523239" calcext:value-type="float">
            <text:p>0.2523239</text:p>
          </table:table-cell>
          <table:table-cell office:value-type="float" office:value="0.0425005" calcext:value-type="float">
            <text:p>0.0425005</text:p>
          </table:table-cell>
          <table:table-cell office:value-type="float" office:value="0.6871637" calcext:value-type="float">
            <text:p>0.6871637</text:p>
          </table:table-cell>
          <table:table-cell office:value-type="float" office:value="0.252324" calcext:value-type="float">
            <text:p>0.252324</text:p>
          </table:table-cell>
          <table:table-cell office:value-type="float" office:value="0.0487005" calcext:value-type="float">
            <text:p>0.0487005</text:p>
          </table:table-cell>
          <table:table-cell office:value-type="float" office:value="0.6871637" calcext:value-type="float">
            <text:p>0.6871637</text:p>
          </table:table-cell>
          <table:table-cell office:value-type="float" office:value="0.252324" calcext:value-type="float">
            <text:p>0.252324</text:p>
          </table:table-cell>
          <table:table-cell office:value-type="float" office:value="0.0549005" calcext:value-type="float">
            <text:p>0.0549005</text:p>
          </table:table-cell>
        </table:table-row>
        <table:table-row table:style-name="ro1">
          <table:table-cell office:value-type="string" calcext:value-type="string">
            <text:p>z_rot_minus_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2025-08-21 13:53:18</text:p>
          </table:table-cell>
          <table:table-cell office:value-type="float" office:value="-0.0002307" calcext:value-type="float">
            <text:p>-0.0002307</text:p>
          </table:table-cell>
          <table:table-cell office:value-type="float" office:value="0.6883313" calcext:value-type="float">
            <text:p>0.6883313</text:p>
          </table:table-cell>
          <table:table-cell office:value-type="float" office:value="0.6881006" calcext:value-type="float">
            <text:p>0.6881006</text:p>
          </table:table-cell>
          <table:table-cell office:value-type="float" office:value="0.2504707" calcext:value-type="float">
            <text:p>0.2504707</text:p>
          </table:table-cell>
          <table:table-cell office:value-type="float" office:value="0.0398027" calcext:value-type="float">
            <text:p>0.0398027</text:p>
          </table:table-cell>
          <table:table-cell office:value-type="float" office:value="9" calcext:value-type="float">
            <text:p>9</text:p>
          </table:table-cell>
          <table:table-cell office:value-type="float" office:value="2.089359998703" calcext:value-type="float">
            <text:p>2.089359998703</text:p>
          </table:table-cell>
          <table:table-cell office:value-type="float" office:value="-0.0360799990594387" calcext:value-type="float">
            <text:p>-0.0360799990594387</text:p>
          </table:table-cell>
          <table:table-cell office:value-type="float" office:value="2.12543999776244" calcext:value-type="float">
            <text:p>2.12543999776244</text:p>
          </table:table-cell>
          <table:table-cell office:value-type="float" office:value="0.564273161068559" calcext:value-type="float">
            <text:p>0.564273161068559</text:p>
          </table:table-cell>
          <table:table-cell office:value-type="float" office:value="0.576004623462827" calcext:value-type="float">
            <text:p>0.576004623462827</text:p>
          </table:table-cell>
          <table:table-cell office:value-type="float" office:value="0.437112481147051" calcext:value-type="float">
            <text:p>0.437112481147051</text:p>
          </table:table-cell>
          <table:table-cell office:value-type="float" office:value="0.691433840990067" calcext:value-type="float">
            <text:p>0.691433840990067</text:p>
          </table:table-cell>
          <table:table-cell office:value-type="float" office:value="0.254321359843016" calcext:value-type="float">
            <text:p>0.254321359843016</text:p>
          </table:table-cell>
          <table:table-cell office:value-type="float" office:value="0.4371092" calcext:value-type="float">
            <text:p>0.4371092</text:p>
          </table:table-cell>
          <table:table-cell office:value-type="float" office:value="0.5026108" calcext:value-type="float">
            <text:p>0.5026108</text:p>
          </table:table-cell>
          <table:table-cell office:value-type="float" office:value="0.5549924" calcext:value-type="float">
            <text:p>0.5549924</text:p>
          </table:table-cell>
          <table:table-cell office:value-type="float" office:value="0.72693" calcext:value-type="float">
            <text:p>0.72693</text:p>
          </table:table-cell>
          <table:table-cell office:value-type="float" office:value="-0.03608" calcext:value-type="float">
            <text:p>-0.03608</text:p>
          </table:table-cell>
          <table:table-cell office:value-type="float" office:value="-0.0061008" calcext:value-type="float">
            <text:p>-0.0061008</text:p>
          </table:table-cell>
          <table:table-cell office:value-type="float" office:value="0.27634" calcext:value-type="float">
            <text:p>0.27634</text:p>
          </table:table-cell>
          <table:table-cell office:value-type="float" office:value="0.31242" calcext:value-type="float">
            <text:p>0.31242</text:p>
          </table:table-cell>
          <table:table-cell office:value-type="float" office:value="0.23821" calcext:value-type="float">
            <text:p>0.23821</text:p>
          </table:table-cell>
          <table:table-cell office:value-type="float" office:value="0.5408392" calcext:value-type="float">
            <text:p>0.5408392</text:p>
          </table:table-cell>
          <table:table-cell office:value-type="float" office:value="2.08936" calcext:value-type="float">
            <text:p>2.08936</text:p>
          </table:table-cell>
          <table:table-cell office:value-type="float" office:value="-0.0061008" calcext:value-type="float">
            <text:p>-0.0061008</text:p>
          </table:table-cell>
          <table:table-cell office:value-type="float" office:value="0.6893915" calcext:value-type="float">
            <text:p>0.6893915</text:p>
          </table:table-cell>
          <table:table-cell office:value-type="float" office:value="0.2469239" calcext:value-type="float">
            <text:p>0.2469239</text:p>
          </table:table-cell>
          <table:table-cell office:value-type="float" office:value="0.023904" calcext:value-type="float">
            <text:p>0.023904</text:p>
          </table:table-cell>
          <table:table-cell office:value-type="float" office:value="0.6893915" calcext:value-type="float">
            <text:p>0.6893915</text:p>
          </table:table-cell>
          <table:table-cell office:value-type="float" office:value="0.2469239" calcext:value-type="float">
            <text:p>0.2469239</text:p>
          </table:table-cell>
          <table:table-cell office:value-type="float" office:value="0.030104" calcext:value-type="float">
            <text:p>0.030104</text:p>
          </table:table-cell>
          <table:table-cell office:value-type="float" office:value="0.6893915" calcext:value-type="float">
            <text:p>0.6893915</text:p>
          </table:table-cell>
          <table:table-cell office:value-type="float" office:value="0.2469239" calcext:value-type="float">
            <text:p>0.2469239</text:p>
          </table:table-cell>
          <table:table-cell office:value-type="float" office:value="0.036304" calcext:value-type="float">
            <text:p>0.036304</text:p>
          </table:table-cell>
          <table:table-cell office:value-type="float" office:value="0.6893915" calcext:value-type="float">
            <text:p>0.6893915</text:p>
          </table:table-cell>
          <table:table-cell office:value-type="float" office:value="0.2469239" calcext:value-type="float">
            <text:p>0.2469239</text:p>
          </table:table-cell>
          <table:table-cell office:value-type="float" office:value="0.042504" calcext:value-type="float">
            <text:p>0.042504</text:p>
          </table:table-cell>
          <table:table-cell office:value-type="float" office:value="0.6893915" calcext:value-type="float">
            <text:p>0.6893915</text:p>
          </table:table-cell>
          <table:table-cell office:value-type="float" office:value="0.2469239" calcext:value-type="float">
            <text:p>0.2469239</text:p>
          </table:table-cell>
          <table:table-cell office:value-type="float" office:value="0.048704" calcext:value-type="float">
            <text:p>0.048704</text:p>
          </table:table-cell>
          <table:table-cell office:value-type="float" office:value="0.6893916" calcext:value-type="float">
            <text:p>0.6893916</text:p>
          </table:table-cell>
          <table:table-cell office:value-type="float" office:value="0.2469238" calcext:value-type="float">
            <text:p>0.2469238</text:p>
          </table:table-cell>
          <table:table-cell office:value-type="float" office:value="0.054904" calcext:value-type="float">
            <text:p>0.054904</text:p>
          </table:table-cell>
          <table:table-cell office:value-type="float" office:value="0.687271" calcext:value-type="float">
            <text:p>0.687271</text:p>
          </table:table-cell>
          <table:table-cell office:value-type="float" office:value="0.25275" calcext:value-type="float">
            <text:p>0.25275</text:p>
          </table:table-cell>
          <table:table-cell office:value-type="float" office:value="0.023904" calcext:value-type="float">
            <text:p>0.023904</text:p>
          </table:table-cell>
          <table:table-cell office:value-type="float" office:value="0.687271" calcext:value-type="float">
            <text:p>0.687271</text:p>
          </table:table-cell>
          <table:table-cell office:value-type="float" office:value="0.25275" calcext:value-type="float">
            <text:p>0.25275</text:p>
          </table:table-cell>
          <table:table-cell office:value-type="float" office:value="0.030104" calcext:value-type="float">
            <text:p>0.030104</text:p>
          </table:table-cell>
          <table:table-cell office:value-type="float" office:value="0.687271" calcext:value-type="float">
            <text:p>0.687271</text:p>
          </table:table-cell>
          <table:table-cell office:value-type="float" office:value="0.25275" calcext:value-type="float">
            <text:p>0.25275</text:p>
          </table:table-cell>
          <table:table-cell office:value-type="float" office:value="0.036304" calcext:value-type="float">
            <text:p>0.036304</text:p>
          </table:table-cell>
          <table:table-cell office:value-type="float" office:value="0.687271" calcext:value-type="float">
            <text:p>0.687271</text:p>
          </table:table-cell>
          <table:table-cell office:value-type="float" office:value="0.25275" calcext:value-type="float">
            <text:p>0.25275</text:p>
          </table:table-cell>
          <table:table-cell office:value-type="float" office:value="0.042504" calcext:value-type="float">
            <text:p>0.042504</text:p>
          </table:table-cell>
          <table:table-cell office:value-type="float" office:value="0.687271" calcext:value-type="float">
            <text:p>0.687271</text:p>
          </table:table-cell>
          <table:table-cell office:value-type="float" office:value="0.25275" calcext:value-type="float">
            <text:p>0.25275</text:p>
          </table:table-cell>
          <table:table-cell office:value-type="float" office:value="0.048704" calcext:value-type="float">
            <text:p>0.048704</text:p>
          </table:table-cell>
          <table:table-cell office:value-type="float" office:value="0.687271" calcext:value-type="float">
            <text:p>0.687271</text:p>
          </table:table-cell>
          <table:table-cell office:value-type="float" office:value="0.2527499" calcext:value-type="float">
            <text:p>0.2527499</text:p>
          </table:table-cell>
          <table:table-cell office:value-type="float" office:value="0.054904" calcext:value-type="float">
            <text:p>0.054904</text:p>
          </table:table-cell>
        </table:table-row>
        <table:table-row table:style-name="ro1">
          <table:table-cell office:value-type="string" calcext:value-type="string">
            <text:p>z_rot_minus_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2025-08-21 13:53:31</text:p>
          </table:table-cell>
          <table:table-cell office:value-type="float" office:value="-0.0001652" calcext:value-type="float">
            <text:p>-0.0001652</text:p>
          </table:table-cell>
          <table:table-cell office:value-type="float" office:value="0.6882352" calcext:value-type="float">
            <text:p>0.6882352</text:p>
          </table:table-cell>
          <table:table-cell office:value-type="float" office:value="0.68807" calcext:value-type="float">
            <text:p>0.68807</text:p>
          </table:table-cell>
          <table:table-cell office:value-type="float" office:value="0.250789" calcext:value-type="float">
            <text:p>0.250789</text:p>
          </table:table-cell>
          <table:table-cell office:value-type="float" office:value="0.0421258" calcext:value-type="float">
            <text:p>0.0421258</text:p>
          </table:table-cell>
          <table:table-cell office:value-type="float" office:value="10" calcext:value-type="float">
            <text:p>10</text:p>
          </table:table-cell>
          <table:table-cell office:value-type="float" office:value="2.90649008750916" calcext:value-type="float">
            <text:p>2.90649008750916</text:p>
          </table:table-cell>
          <table:table-cell office:value-type="float" office:value="0.225909993052483" calcext:value-type="float">
            <text:p>0.225909993052483</text:p>
          </table:table-cell>
          <table:table-cell office:value-type="float" office:value="2.68058009445667" calcext:value-type="float">
            <text:p>2.68058009445667</text:p>
          </table:table-cell>
          <table:table-cell office:value-type="float" office:value="0.705805169045925" calcext:value-type="float">
            <text:p>0.705805169045925</text:p>
          </table:table-cell>
          <table:table-cell office:value-type="float" office:value="0.797568130299325" calcext:value-type="float">
            <text:p>0.797568130299325</text:p>
          </table:table-cell>
          <table:table-cell office:value-type="float" office:value="0.560440474748611" calcext:value-type="float">
            <text:p>0.560440474748611</text:p>
          </table:table-cell>
          <table:table-cell office:value-type="float" office:value="0.851169863343239" calcext:value-type="float">
            <text:p>0.851169863343239</text:p>
          </table:table-cell>
          <table:table-cell office:value-type="float" office:value="0.290729388594627" calcext:value-type="float">
            <text:p>0.290729388594627</text:p>
          </table:table-cell>
          <table:table-cell office:value-type="float" office:value="0.3669992" calcext:value-type="float">
            <text:p>0.3669992</text:p>
          </table:table-cell>
          <table:table-cell office:value-type="float" office:value="0.4431608" calcext:value-type="float">
            <text:p>0.4431608</text:p>
          </table:table-cell>
          <table:table-cell office:value-type="float" office:value="0.5291624" calcext:value-type="float">
            <text:p>0.5291624</text:p>
          </table:table-cell>
          <table:table-cell office:value-type="float" office:value="0.81959" calcext:value-type="float">
            <text:p>0.81959</text:p>
          </table:table-cell>
          <table:table-cell office:value-type="float" office:value="0.64329" calcext:value-type="float">
            <text:p>0.64329</text:p>
          </table:table-cell>
          <table:table-cell office:value-type="float" office:value="-0.0061008" calcext:value-type="float">
            <text:p>-0.0061008</text:p>
          </table:table-cell>
          <table:table-cell office:value-type="float" office:value="0.22591" calcext:value-type="float">
            <text:p>0.22591</text:p>
          </table:table-cell>
          <table:table-cell office:value-type="float" office:value="0.2788" calcext:value-type="float">
            <text:p>0.2788</text:p>
          </table:table-cell>
          <table:table-cell office:value-type="float" office:value="0.22632" calcext:value-type="float">
            <text:p>0.22632</text:p>
          </table:table-cell>
          <table:table-cell office:value-type="float" office:value="0.6183292" calcext:value-type="float">
            <text:p>0.6183292</text:p>
          </table:table-cell>
          <table:table-cell office:value-type="float" office:value="2.9064901" calcext:value-type="float">
            <text:p>2.9064901</text:p>
          </table:table-cell>
          <table:table-cell office:value-type="float" office:value="-0.0069208" calcext:value-type="float">
            <text:p>-0.0069208</text:p>
          </table:table-cell>
          <table:table-cell office:value-type="float" office:value="0.6890375" calcext:value-type="float">
            <text:p>0.6890375</text:p>
          </table:table-cell>
          <table:table-cell office:value-type="float" office:value="0.2471779" calcext:value-type="float">
            <text:p>0.2471779</text:p>
          </table:table-cell>
          <table:table-cell office:value-type="float" office:value="0.0239021" calcext:value-type="float">
            <text:p>0.0239021</text:p>
          </table:table-cell>
          <table:table-cell office:value-type="float" office:value="0.6890375" calcext:value-type="float">
            <text:p>0.6890375</text:p>
          </table:table-cell>
          <table:table-cell office:value-type="float" office:value="0.2471779" calcext:value-type="float">
            <text:p>0.2471779</text:p>
          </table:table-cell>
          <table:table-cell office:value-type="float" office:value="0.0301021" calcext:value-type="float">
            <text:p>0.0301021</text:p>
          </table:table-cell>
          <table:table-cell office:value-type="float" office:value="0.6890375" calcext:value-type="float">
            <text:p>0.6890375</text:p>
          </table:table-cell>
          <table:table-cell office:value-type="float" office:value="0.247178" calcext:value-type="float">
            <text:p>0.247178</text:p>
          </table:table-cell>
          <table:table-cell office:value-type="float" office:value="0.0363021" calcext:value-type="float">
            <text:p>0.0363021</text:p>
          </table:table-cell>
          <table:table-cell office:value-type="float" office:value="0.6890376" calcext:value-type="float">
            <text:p>0.6890376</text:p>
          </table:table-cell>
          <table:table-cell office:value-type="float" office:value="0.247178" calcext:value-type="float">
            <text:p>0.247178</text:p>
          </table:table-cell>
          <table:table-cell office:value-type="float" office:value="0.0425021" calcext:value-type="float">
            <text:p>0.0425021</text:p>
          </table:table-cell>
          <table:table-cell office:value-type="float" office:value="0.6890376" calcext:value-type="float">
            <text:p>0.6890376</text:p>
          </table:table-cell>
          <table:table-cell office:value-type="float" office:value="0.247178" calcext:value-type="float">
            <text:p>0.247178</text:p>
          </table:table-cell>
          <table:table-cell office:value-type="float" office:value="0.0487021" calcext:value-type="float">
            <text:p>0.0487021</text:p>
          </table:table-cell>
          <table:table-cell office:value-type="float" office:value="0.6890376" calcext:value-type="float">
            <text:p>0.6890376</text:p>
          </table:table-cell>
          <table:table-cell office:value-type="float" office:value="0.247178" calcext:value-type="float">
            <text:p>0.247178</text:p>
          </table:table-cell>
          <table:table-cell office:value-type="float" office:value="0.0549021" calcext:value-type="float">
            <text:p>0.0549021</text:p>
          </table:table-cell>
          <table:table-cell office:value-type="float" office:value="0.6874328" calcext:value-type="float">
            <text:p>0.6874328</text:p>
          </table:table-cell>
          <table:table-cell office:value-type="float" office:value="0.2531667" calcext:value-type="float">
            <text:p>0.2531667</text:p>
          </table:table-cell>
          <table:table-cell office:value-type="float" office:value="0.0239021" calcext:value-type="float">
            <text:p>0.0239021</text:p>
          </table:table-cell>
          <table:table-cell office:value-type="float" office:value="0.6874328" calcext:value-type="float">
            <text:p>0.6874328</text:p>
          </table:table-cell>
          <table:table-cell office:value-type="float" office:value="0.2531667" calcext:value-type="float">
            <text:p>0.2531667</text:p>
          </table:table-cell>
          <table:table-cell office:value-type="float" office:value="0.0301021" calcext:value-type="float">
            <text:p>0.0301021</text:p>
          </table:table-cell>
          <table:table-cell office:value-type="float" office:value="0.6874328" calcext:value-type="float">
            <text:p>0.6874328</text:p>
          </table:table-cell>
          <table:table-cell office:value-type="float" office:value="0.2531667" calcext:value-type="float">
            <text:p>0.2531667</text:p>
          </table:table-cell>
          <table:table-cell office:value-type="float" office:value="0.0363021" calcext:value-type="float">
            <text:p>0.0363021</text:p>
          </table:table-cell>
          <table:table-cell office:value-type="float" office:value="0.6874329" calcext:value-type="float">
            <text:p>0.6874329</text:p>
          </table:table-cell>
          <table:table-cell office:value-type="float" office:value="0.2531667" calcext:value-type="float">
            <text:p>0.2531667</text:p>
          </table:table-cell>
          <table:table-cell office:value-type="float" office:value="0.0425021" calcext:value-type="float">
            <text:p>0.0425021</text:p>
          </table:table-cell>
          <table:table-cell office:value-type="float" office:value="0.6874329" calcext:value-type="float">
            <text:p>0.6874329</text:p>
          </table:table-cell>
          <table:table-cell office:value-type="float" office:value="0.2531667" calcext:value-type="float">
            <text:p>0.2531667</text:p>
          </table:table-cell>
          <table:table-cell office:value-type="float" office:value="0.0487021" calcext:value-type="float">
            <text:p>0.0487021</text:p>
          </table:table-cell>
          <table:table-cell office:value-type="float" office:value="0.6874329" calcext:value-type="float">
            <text:p>0.6874329</text:p>
          </table:table-cell>
          <table:table-cell office:value-type="float" office:value="0.2531667" calcext:value-type="float">
            <text:p>0.2531667</text:p>
          </table:table-cell>
          <table:table-cell office:value-type="float" office:value="0.0549021" calcext:value-type="float">
            <text:p>0.0549021</text:p>
          </table:table-cell>
        </table:table-row>
        <table:table-row table:style-name="ro1">
          <table:table-cell office:value-type="string" calcext:value-type="string">
            <text:p>z_rot_minus_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2025-08-21 13:53:44</text:p>
          </table:table-cell>
          <table:table-cell office:value-type="float" office:value="-0.0000382" calcext:value-type="float">
            <text:p>-0.0000382</text:p>
          </table:table-cell>
          <table:table-cell office:value-type="float" office:value="0.6881572" calcext:value-type="float">
            <text:p>0.6881572</text:p>
          </table:table-cell>
          <table:table-cell office:value-type="float" office:value="0.688119" calcext:value-type="float">
            <text:p>0.688119</text:p>
          </table:table-cell>
          <table:table-cell office:value-type="float" office:value="0.2507283" calcext:value-type="float">
            <text:p>0.2507283</text:p>
          </table:table-cell>
          <table:table-cell office:value-type="float" office:value="0.0435149" calcext:value-type="float">
            <text:p>0.0435149</text:p>
          </table:table-cell>
          <table:table-cell office:value-type="float" office:value="10" calcext:value-type="float">
            <text:p>10</text:p>
          </table:table-cell>
          <table:table-cell office:value-type="float" office:value="3.15823006629944" calcext:value-type="float">
            <text:p>3.15823006629944</text:p>
          </table:table-cell>
          <table:table-cell office:value-type="float" office:value="0.232470005750656" calcext:value-type="float">
            <text:p>0.232470005750656</text:p>
          </table:table-cell>
          <table:table-cell office:value-type="float" office:value="2.92576006054878" calcext:value-type="float">
            <text:p>2.92576006054878</text:p>
          </table:table-cell>
          <table:table-cell office:value-type="float" office:value="0.859719175100327" calcext:value-type="float">
            <text:p>0.859719175100327</text:p>
          </table:table-cell>
          <table:table-cell office:value-type="float" office:value="0.963873022151892" calcext:value-type="float">
            <text:p>0.963873022151892</text:p>
          </table:table-cell>
          <table:table-cell office:value-type="float" office:value="0.798732489347458" calcext:value-type="float">
            <text:p>0.798732489347458</text:p>
          </table:table-cell>
          <table:table-cell office:value-type="float" office:value="0.920705860853195" calcext:value-type="float">
            <text:p>0.920705860853195</text:p>
          </table:table-cell>
          <table:table-cell office:value-type="float" office:value="0.121973371505737" calcext:value-type="float">
            <text:p>0.121973371505737</text:p>
          </table:table-cell>
          <table:table-cell office:value-type="float" office:value="0.3259992" calcext:value-type="float">
            <text:p>0.3259992</text:p>
          </table:table-cell>
          <table:table-cell office:value-type="float" office:value="0.4009308" calcext:value-type="float">
            <text:p>0.4009308</text:p>
          </table:table-cell>
          <table:table-cell office:value-type="float" office:value="0.4750424" calcext:value-type="float">
            <text:p>0.4750424</text:p>
          </table:table-cell>
          <table:table-cell office:value-type="float" office:value="0.79868" calcext:value-type="float">
            <text:p>0.79868</text:p>
          </table:table-cell>
          <table:table-cell office:value-type="float" office:value="1.99301" calcext:value-type="float">
            <text:p>1.99301</text:p>
          </table:table-cell>
          <table:table-cell office:value-type="float" office:value="-0.0052808" calcext:value-type="float">
            <text:p>-0.0052808</text:p>
          </table:table-cell>
          <table:table-cell office:value-type="float" office:value="0.23288" calcext:value-type="float">
            <text:p>0.23288</text:p>
          </table:table-cell>
          <table:table-cell office:value-type="float" office:value="0.28126" calcext:value-type="float">
            <text:p>0.28126</text:p>
          </table:table-cell>
          <table:table-cell office:value-type="float" office:value="0.23247" calcext:value-type="float">
            <text:p>0.23247</text:p>
          </table:table-cell>
          <table:table-cell office:value-type="float" office:value="0.6986892" calcext:value-type="float">
            <text:p>0.6986892</text:p>
          </table:table-cell>
          <table:table-cell office:value-type="float" office:value="3.1582301" calcext:value-type="float">
            <text:p>3.1582301</text:p>
          </table:table-cell>
          <table:table-cell office:value-type="float" office:value="-0.0077408" calcext:value-type="float">
            <text:p>-0.0077408</text:p>
          </table:table-cell>
          <table:table-cell office:value-type="float" office:value="0.6886955" calcext:value-type="float">
            <text:p>0.6886955</text:p>
          </table:table-cell>
          <table:table-cell office:value-type="float" office:value="0.2474588" calcext:value-type="float">
            <text:p>0.2474588</text:p>
          </table:table-cell>
          <table:table-cell office:value-type="float" office:value="0.0239033" calcext:value-type="float">
            <text:p>0.0239033</text:p>
          </table:table-cell>
          <table:table-cell office:value-type="float" office:value="0.6886955" calcext:value-type="float">
            <text:p>0.6886955</text:p>
          </table:table-cell>
          <table:table-cell office:value-type="float" office:value="0.2474588" calcext:value-type="float">
            <text:p>0.2474588</text:p>
          </table:table-cell>
          <table:table-cell office:value-type="float" office:value="0.0301033" calcext:value-type="float">
            <text:p>0.0301033</text:p>
          </table:table-cell>
          <table:table-cell office:value-type="float" office:value="0.6886955" calcext:value-type="float">
            <text:p>0.6886955</text:p>
          </table:table-cell>
          <table:table-cell office:value-type="float" office:value="0.2474588" calcext:value-type="float">
            <text:p>0.2474588</text:p>
          </table:table-cell>
          <table:table-cell office:value-type="float" office:value="0.0363033" calcext:value-type="float">
            <text:p>0.0363033</text:p>
          </table:table-cell>
          <table:table-cell office:value-type="float" office:value="0.6886955" calcext:value-type="float">
            <text:p>0.6886955</text:p>
          </table:table-cell>
          <table:table-cell office:value-type="float" office:value="0.2474588" calcext:value-type="float">
            <text:p>0.2474588</text:p>
          </table:table-cell>
          <table:table-cell office:value-type="float" office:value="0.0425033" calcext:value-type="float">
            <text:p>0.0425033</text:p>
          </table:table-cell>
          <table:table-cell office:value-type="float" office:value="0.6886955" calcext:value-type="float">
            <text:p>0.6886955</text:p>
          </table:table-cell>
          <table:table-cell office:value-type="float" office:value="0.2474588" calcext:value-type="float">
            <text:p>0.2474588</text:p>
          </table:table-cell>
          <table:table-cell office:value-type="float" office:value="0.0487033" calcext:value-type="float">
            <text:p>0.0487033</text:p>
          </table:table-cell>
          <table:table-cell office:value-type="float" office:value="0.6886955" calcext:value-type="float">
            <text:p>0.6886955</text:p>
          </table:table-cell>
          <table:table-cell office:value-type="float" office:value="0.2474588" calcext:value-type="float">
            <text:p>0.2474588</text:p>
          </table:table-cell>
          <table:table-cell office:value-type="float" office:value="0.0549033" calcext:value-type="float">
            <text:p>0.0549033</text:p>
          </table:table-cell>
          <table:table-cell office:value-type="float" office:value="0.6876189" calcext:value-type="float">
            <text:p>0.6876189</text:p>
          </table:table-cell>
          <table:table-cell office:value-type="float" office:value="0.2535646" calcext:value-type="float">
            <text:p>0.2535646</text:p>
          </table:table-cell>
          <table:table-cell office:value-type="float" office:value="0.0239033" calcext:value-type="float">
            <text:p>0.0239033</text:p>
          </table:table-cell>
          <table:table-cell office:value-type="float" office:value="0.6876189" calcext:value-type="float">
            <text:p>0.6876189</text:p>
          </table:table-cell>
          <table:table-cell office:value-type="float" office:value="0.2535646" calcext:value-type="float">
            <text:p>0.2535646</text:p>
          </table:table-cell>
          <table:table-cell office:value-type="float" office:value="0.0301033" calcext:value-type="float">
            <text:p>0.0301033</text:p>
          </table:table-cell>
          <table:table-cell office:value-type="float" office:value="0.6876189" calcext:value-type="float">
            <text:p>0.6876189</text:p>
          </table:table-cell>
          <table:table-cell office:value-type="float" office:value="0.2535646" calcext:value-type="float">
            <text:p>0.2535646</text:p>
          </table:table-cell>
          <table:table-cell office:value-type="float" office:value="0.0363033" calcext:value-type="float">
            <text:p>0.0363033</text:p>
          </table:table-cell>
          <table:table-cell office:value-type="float" office:value="0.6876189" calcext:value-type="float">
            <text:p>0.6876189</text:p>
          </table:table-cell>
          <table:table-cell office:value-type="float" office:value="0.2535646" calcext:value-type="float">
            <text:p>0.2535646</text:p>
          </table:table-cell>
          <table:table-cell office:value-type="float" office:value="0.0425033" calcext:value-type="float">
            <text:p>0.0425033</text:p>
          </table:table-cell>
          <table:table-cell office:value-type="float" office:value="0.6876189" calcext:value-type="float">
            <text:p>0.6876189</text:p>
          </table:table-cell>
          <table:table-cell office:value-type="float" office:value="0.2535646" calcext:value-type="float">
            <text:p>0.2535646</text:p>
          </table:table-cell>
          <table:table-cell office:value-type="float" office:value="0.0487033" calcext:value-type="float">
            <text:p>0.0487033</text:p>
          </table:table-cell>
          <table:table-cell office:value-type="float" office:value="0.6876189" calcext:value-type="float">
            <text:p>0.6876189</text:p>
          </table:table-cell>
          <table:table-cell office:value-type="float" office:value="0.2535646" calcext:value-type="float">
            <text:p>0.2535646</text:p>
          </table:table-cell>
          <table:table-cell office:value-type="float" office:value="0.0549033" calcext:value-type="float">
            <text:p>0.0549033</text:p>
          </table:table-cell>
        </table:table-row>
        <table:table-row table:style-name="ro1">
          <table:table-cell office:value-type="string" calcext:value-type="string">
            <text:p>z_rot_minus_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2025-08-21 13:53:56</text:p>
          </table:table-cell>
          <table:table-cell office:value-type="float" office:value="-0.0000441" calcext:value-type="float">
            <text:p>-0.0000441</text:p>
          </table:table-cell>
          <table:table-cell office:value-type="float" office:value="0.6881119" calcext:value-type="float">
            <text:p>0.6881119</text:p>
          </table:table-cell>
          <table:table-cell office:value-type="float" office:value="0.6880679" calcext:value-type="float">
            <text:p>0.6880679</text:p>
          </table:table-cell>
          <table:table-cell office:value-type="float" office:value="0.25136" calcext:value-type="float">
            <text:p>0.25136</text:p>
          </table:table-cell>
          <table:table-cell office:value-type="float" office:value="0.0440209" calcext:value-type="float">
            <text:p>0.0440209</text:p>
          </table:table-cell>
          <table:table-cell office:value-type="float" office:value="10" calcext:value-type="float">
            <text:p>10</text:p>
          </table:table-cell>
          <table:table-cell office:value-type="float" office:value="3.8191499710083" calcext:value-type="float">
            <text:p>3.8191499710083</text:p>
          </table:table-cell>
          <table:table-cell office:value-type="float" office:value="0.261990010738373" calcext:value-type="float">
            <text:p>0.261990010738373</text:p>
          </table:table-cell>
          <table:table-cell office:value-type="float" office:value="3.55715996026993" calcext:value-type="float">
            <text:p>3.55715996026993</text:p>
          </table:table-cell>
          <table:table-cell office:value-type="float" office:value="0.959677147865295" calcext:value-type="float">
            <text:p>0.959677147865295</text:p>
          </table:table-cell>
          <table:table-cell office:value-type="float" office:value="1.16997353195425" calcext:value-type="float">
            <text:p>1.16997353195425</text:p>
          </table:table-cell>
          <table:table-cell office:value-type="float" office:value="0.802914464473724" calcext:value-type="float">
            <text:p>0.802914464473724</text:p>
          </table:table-cell>
          <table:table-cell office:value-type="float" office:value="1.11643983125687" calcext:value-type="float">
            <text:p>1.11643983125687</text:p>
          </table:table-cell>
          <table:table-cell office:value-type="float" office:value="0.313525366783142" calcext:value-type="float">
            <text:p>0.313525366783142</text:p>
          </table:table-cell>
          <table:table-cell office:value-type="float" office:value="0.2940192" calcext:value-type="float">
            <text:p>0.2940192</text:p>
          </table:table-cell>
          <table:table-cell office:value-type="float" office:value="0.3541908" calcext:value-type="float">
            <text:p>0.3541908</text:p>
          </table:table-cell>
          <table:table-cell office:value-type="float" office:value="0.4065724" calcext:value-type="float">
            <text:p>0.4065724</text:p>
          </table:table-cell>
          <table:table-cell office:value-type="float" office:value="0.73267" calcext:value-type="float">
            <text:p>0.73267</text:p>
          </table:table-cell>
          <table:table-cell office:value-type="float" office:value="2.2271199" calcext:value-type="float">
            <text:p>2.2271199</text:p>
          </table:table-cell>
          <table:table-cell office:value-type="float" office:value="-0.0052808" calcext:value-type="float">
            <text:p>-0.0052808</text:p>
          </table:table-cell>
          <table:table-cell office:value-type="float" office:value="0.26199" calcext:value-type="float">
            <text:p>0.26199</text:p>
          </table:table-cell>
          <table:table-cell office:value-type="float" office:value="0.31488" calcext:value-type="float">
            <text:p>0.31488</text:p>
          </table:table-cell>
          <table:table-cell office:value-type="float" office:value="0.27839" calcext:value-type="float">
            <text:p>0.27839</text:p>
          </table:table-cell>
          <table:table-cell office:value-type="float" office:value="0.9077892" calcext:value-type="float">
            <text:p>0.9077892</text:p>
          </table:table-cell>
          <table:table-cell office:value-type="float" office:value="3.81915" calcext:value-type="float">
            <text:p>3.81915</text:p>
          </table:table-cell>
          <table:table-cell office:value-type="float" office:value="-0.0102008" calcext:value-type="float">
            <text:p>-0.0102008</text:p>
          </table:table-cell>
          <table:table-cell office:value-type="float" office:value="0.688382" calcext:value-type="float">
            <text:p>0.688382</text:p>
          </table:table-cell>
          <table:table-cell office:value-type="float" office:value="0.2477674" calcext:value-type="float">
            <text:p>0.2477674</text:p>
          </table:table-cell>
          <table:table-cell office:value-type="float" office:value="0.0238993" calcext:value-type="float">
            <text:p>0.0238993</text:p>
          </table:table-cell>
          <table:table-cell office:value-type="float" office:value="0.688382" calcext:value-type="float">
            <text:p>0.688382</text:p>
          </table:table-cell>
          <table:table-cell office:value-type="float" office:value="0.2477674" calcext:value-type="float">
            <text:p>0.2477674</text:p>
          </table:table-cell>
          <table:table-cell office:value-type="float" office:value="0.0300993" calcext:value-type="float">
            <text:p>0.0300993</text:p>
          </table:table-cell>
          <table:table-cell office:value-type="float" office:value="0.6883821" calcext:value-type="float">
            <text:p>0.6883821</text:p>
          </table:table-cell>
          <table:table-cell office:value-type="float" office:value="0.2477674" calcext:value-type="float">
            <text:p>0.2477674</text:p>
          </table:table-cell>
          <table:table-cell office:value-type="float" office:value="0.0362993" calcext:value-type="float">
            <text:p>0.0362993</text:p>
          </table:table-cell>
          <table:table-cell office:value-type="float" office:value="0.6883822" calcext:value-type="float">
            <text:p>0.6883822</text:p>
          </table:table-cell>
          <table:table-cell office:value-type="float" office:value="0.2477674" calcext:value-type="float">
            <text:p>0.2477674</text:p>
          </table:table-cell>
          <table:table-cell office:value-type="float" office:value="0.0424993" calcext:value-type="float">
            <text:p>0.0424993</text:p>
          </table:table-cell>
          <table:table-cell office:value-type="float" office:value="0.6883822" calcext:value-type="float">
            <text:p>0.6883822</text:p>
          </table:table-cell>
          <table:table-cell office:value-type="float" office:value="0.2477674" calcext:value-type="float">
            <text:p>0.2477674</text:p>
          </table:table-cell>
          <table:table-cell office:value-type="float" office:value="0.0486993" calcext:value-type="float">
            <text:p>0.0486993</text:p>
          </table:table-cell>
          <table:table-cell office:value-type="float" office:value="0.6883823" calcext:value-type="float">
            <text:p>0.6883823</text:p>
          </table:table-cell>
          <table:table-cell office:value-type="float" office:value="0.2477674" calcext:value-type="float">
            <text:p>0.2477674</text:p>
          </table:table-cell>
          <table:table-cell office:value-type="float" office:value="0.0548993" calcext:value-type="float">
            <text:p>0.0548993</text:p>
          </table:table-cell>
          <table:table-cell office:value-type="float" office:value="0.6878416" calcext:value-type="float">
            <text:p>0.6878416</text:p>
          </table:table-cell>
          <table:table-cell office:value-type="float" office:value="0.2539438" calcext:value-type="float">
            <text:p>0.2539438</text:p>
          </table:table-cell>
          <table:table-cell office:value-type="float" office:value="0.0238993" calcext:value-type="float">
            <text:p>0.0238993</text:p>
          </table:table-cell>
          <table:table-cell office:value-type="float" office:value="0.6878417" calcext:value-type="float">
            <text:p>0.6878417</text:p>
          </table:table-cell>
          <table:table-cell office:value-type="float" office:value="0.2539438" calcext:value-type="float">
            <text:p>0.2539438</text:p>
          </table:table-cell>
          <table:table-cell office:value-type="float" office:value="0.0300993" calcext:value-type="float">
            <text:p>0.0300993</text:p>
          </table:table-cell>
          <table:table-cell office:value-type="float" office:value="0.6878418" calcext:value-type="float">
            <text:p>0.6878418</text:p>
          </table:table-cell>
          <table:table-cell office:value-type="float" office:value="0.2539438" calcext:value-type="float">
            <text:p>0.2539438</text:p>
          </table:table-cell>
          <table:table-cell office:value-type="float" office:value="0.0362993" calcext:value-type="float">
            <text:p>0.0362993</text:p>
          </table:table-cell>
          <table:table-cell office:value-type="float" office:value="0.6878418" calcext:value-type="float">
            <text:p>0.6878418</text:p>
          </table:table-cell>
          <table:table-cell office:value-type="float" office:value="0.2539438" calcext:value-type="float">
            <text:p>0.2539438</text:p>
          </table:table-cell>
          <table:table-cell office:value-type="float" office:value="0.0424993" calcext:value-type="float">
            <text:p>0.0424993</text:p>
          </table:table-cell>
          <table:table-cell office:value-type="float" office:value="0.6878419" calcext:value-type="float">
            <text:p>0.6878419</text:p>
          </table:table-cell>
          <table:table-cell office:value-type="float" office:value="0.2539438" calcext:value-type="float">
            <text:p>0.2539438</text:p>
          </table:table-cell>
          <table:table-cell office:value-type="float" office:value="0.0486993" calcext:value-type="float">
            <text:p>0.0486993</text:p>
          </table:table-cell>
          <table:table-cell office:value-type="float" office:value="0.6878419" calcext:value-type="float">
            <text:p>0.6878419</text:p>
          </table:table-cell>
          <table:table-cell office:value-type="float" office:value="0.2539438" calcext:value-type="float">
            <text:p>0.2539438</text:p>
          </table:table-cell>
          <table:table-cell office:value-type="float" office:value="0.0548993" calcext:value-type="float">
            <text:p>0.0548993</text:p>
          </table:table-cell>
        </table:table-row>
        <table:table-row table:style-name="ro1">
          <table:table-cell office:value-type="string" calcext:value-type="string">
            <text:p>z_rot_minus_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2025-08-21 13:54:09</text:p>
          </table:table-cell>
          <table:table-cell office:value-type="float" office:value="-0" calcext:value-type="float">
            <text:p>0</text:p>
          </table:table-cell>
          <table:table-cell office:value-type="float" office:value="0.6880963" calcext:value-type="float">
            <text:p>0.6880963</text:p>
          </table:table-cell>
          <table:table-cell office:value-type="float" office:value="0.6880962" calcext:value-type="float">
            <text:p>0.6880962</text:p>
          </table:table-cell>
          <table:table-cell office:value-type="float" office:value="0.2519575" calcext:value-type="float">
            <text:p>0.2519575</text:p>
          </table:table-cell>
          <table:table-cell office:value-type="float" office:value="0.0442448" calcext:value-type="float">
            <text:p>0.0442448</text:p>
          </table:table-cell>
          <table:table-cell office:value-type="float" office:value="10" calcext:value-type="float">
            <text:p>10</text:p>
          </table:table-cell>
          <table:table-cell office:value-type="float" office:value="4.31319999694824" calcext:value-type="float">
            <text:p>4.31319999694824</text:p>
          </table:table-cell>
          <table:table-cell office:value-type="float" office:value="0.270649194717407" calcext:value-type="float">
            <text:p>0.270649194717407</text:p>
          </table:table-cell>
          <table:table-cell office:value-type="float" office:value="4.04255080223084" calcext:value-type="float">
            <text:p>4.04255080223084</text:p>
          </table:table-cell>
          <table:table-cell office:value-type="float" office:value="1.03122215270996" calcext:value-type="float">
            <text:p>1.03122215270996</text:p>
          </table:table-cell>
          <table:table-cell office:value-type="float" office:value="1.31693841770049" calcext:value-type="float">
            <text:p>1.31693841770049</text:p>
          </table:table-cell>
          <table:table-cell office:value-type="float" office:value="0.781348466873169" calcext:value-type="float">
            <text:p>0.781348466873169</text:p>
          </table:table-cell>
          <table:table-cell office:value-type="float" office:value="1.28109583854675" calcext:value-type="float">
            <text:p>1.28109583854675</text:p>
          </table:table-cell>
          <table:table-cell office:value-type="float" office:value="0.499747371673584" calcext:value-type="float">
            <text:p>0.499747371673584</text:p>
          </table:table-cell>
          <table:table-cell office:value-type="float" office:value="0.2706492" calcext:value-type="float">
            <text:p>0.2706492</text:p>
          </table:table-cell>
          <table:table-cell office:value-type="float" office:value="0.3099108" calcext:value-type="float">
            <text:p>0.3099108</text:p>
          </table:table-cell>
          <table:table-cell office:value-type="float" office:value="0.3520424" calcext:value-type="float">
            <text:p>0.3520424</text:p>
          </table:table-cell>
          <table:table-cell office:value-type="float" office:value="0.65395" calcext:value-type="float">
            <text:p>0.65395</text:p>
          </table:table-cell>
          <table:table-cell office:value-type="float" office:value="2.32019" calcext:value-type="float">
            <text:p>2.32019</text:p>
          </table:table-cell>
          <table:table-cell office:value-type="float" office:value="-0.0048708" calcext:value-type="float">
            <text:p>-0.0048708</text:p>
          </table:table-cell>
          <table:table-cell office:value-type="float" office:value="0.30176" calcext:value-type="float">
            <text:p>0.30176</text:p>
          </table:table-cell>
          <table:table-cell office:value-type="float" office:value="0.34891" calcext:value-type="float">
            <text:p>0.34891</text:p>
          </table:table-cell>
          <table:table-cell office:value-type="float" office:value="0.3444" calcext:value-type="float">
            <text:p>0.3444</text:p>
          </table:table-cell>
          <table:table-cell office:value-type="float" office:value="1.0972092" calcext:value-type="float">
            <text:p>1.0972092</text:p>
          </table:table-cell>
          <table:table-cell office:value-type="float" office:value="4.3132" calcext:value-type="float">
            <text:p>4.3132</text:p>
          </table:table-cell>
          <table:table-cell office:value-type="float" office:value="-0.0114308" calcext:value-type="float">
            <text:p>-0.0114308</text:p>
          </table:table-cell>
          <table:table-cell office:value-type="float" office:value="0.6880963" calcext:value-type="float">
            <text:p>0.6880963</text:p>
          </table:table-cell>
          <table:table-cell office:value-type="float" office:value="0.2481063" calcext:value-type="float">
            <text:p>0.2481063</text:p>
          </table:table-cell>
          <table:table-cell office:value-type="float" office:value="0.0239" calcext:value-type="float">
            <text:p>0.0239</text:p>
          </table:table-cell>
          <table:table-cell office:value-type="float" office:value="0.6880963" calcext:value-type="float">
            <text:p>0.6880963</text:p>
          </table:table-cell>
          <table:table-cell office:value-type="float" office:value="0.2481063" calcext:value-type="float">
            <text:p>0.2481063</text:p>
          </table:table-cell>
          <table:table-cell office:value-type="float" office:value="0.0301" calcext:value-type="float">
            <text:p>0.0301</text:p>
          </table:table-cell>
          <table:table-cell office:value-type="float" office:value="0.6880963" calcext:value-type="float">
            <text:p>0.6880963</text:p>
          </table:table-cell>
          <table:table-cell office:value-type="float" office:value="0.2481064" calcext:value-type="float">
            <text:p>0.2481064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6880963" calcext:value-type="float">
            <text:p>0.6880963</text:p>
          </table:table-cell>
          <table:table-cell office:value-type="float" office:value="0.2481064" calcext:value-type="float">
            <text:p>0.2481064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6880962" calcext:value-type="float">
            <text:p>0.6880962</text:p>
          </table:table-cell>
          <table:table-cell office:value-type="float" office:value="0.2481064" calcext:value-type="float">
            <text:p>0.2481064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6880962" calcext:value-type="float">
            <text:p>0.6880962</text:p>
          </table:table-cell>
          <table:table-cell office:value-type="float" office:value="0.2481064" calcext:value-type="float">
            <text:p>0.2481064</text:p>
          </table:table-cell>
          <table:table-cell office:value-type="float" office:value="0.0549" calcext:value-type="float">
            <text:p>0.0549</text:p>
          </table:table-cell>
          <table:table-cell office:value-type="float" office:value="0.6880963" calcext:value-type="float">
            <text:p>0.6880963</text:p>
          </table:table-cell>
          <table:table-cell office:value-type="float" office:value="0.2543063" calcext:value-type="float">
            <text:p>0.2543063</text:p>
          </table:table-cell>
          <table:table-cell office:value-type="float" office:value="0.0239" calcext:value-type="float">
            <text:p>0.0239</text:p>
          </table:table-cell>
          <table:table-cell office:value-type="float" office:value="0.6880963" calcext:value-type="float">
            <text:p>0.6880963</text:p>
          </table:table-cell>
          <table:table-cell office:value-type="float" office:value="0.2543063" calcext:value-type="float">
            <text:p>0.2543063</text:p>
          </table:table-cell>
          <table:table-cell office:value-type="float" office:value="0.0301" calcext:value-type="float">
            <text:p>0.0301</text:p>
          </table:table-cell>
          <table:table-cell office:value-type="float" office:value="0.6880963" calcext:value-type="float">
            <text:p>0.6880963</text:p>
          </table:table-cell>
          <table:table-cell office:value-type="float" office:value="0.2543064" calcext:value-type="float">
            <text:p>0.2543064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6880962" calcext:value-type="float">
            <text:p>0.6880962</text:p>
          </table:table-cell>
          <table:table-cell office:value-type="float" office:value="0.2543064" calcext:value-type="float">
            <text:p>0.2543064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6880962" calcext:value-type="float">
            <text:p>0.6880962</text:p>
          </table:table-cell>
          <table:table-cell office:value-type="float" office:value="0.2543064" calcext:value-type="float">
            <text:p>0.2543064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6880962" calcext:value-type="float">
            <text:p>0.6880962</text:p>
          </table:table-cell>
          <table:table-cell office:value-type="float" office:value="0.2543064" calcext:value-type="float">
            <text:p>0.2543064</text:p>
          </table:table-cell>
          <table:table-cell office:value-type="float" office:value="0.0549" calcext:value-type="float">
            <text:p>0.05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8-21T13:55:34.922027762</dc:date>
    <meta:editing-duration>PT13S</meta:editing-duration>
    <meta:editing-cycles>1</meta:editing-cycles>
    <meta:document-statistic meta:table-count="1" meta:cell-count="2660" meta:object-count="0"/>
  </office:meta>
</office:document-meta>
</file>